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TablePreview1.svm" manifest:media-type=""/>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pitch="variable" style:font-charset="x-symbol"/>
    <style:font-face style:name="Arial4" svg:font-family="Arial" style:font-family-generic="modern" style:font-pitch="variable"/>
    <style:font-face style:name="Arial5" svg:font-family="Arial" style:font-family-generic="roman" style:font-pitch="variable"/>
    <style:font-face style:name="Arial6" svg:font-family="Arial" style:font-family-generic="system" style:font-pitch="variable"/>
    <style:font-face style:name="Arial7" svg:font-family="Arial" style:font-family-generic="system" style:font-pitch="variable" style:font-charset="x-symbol"/>
    <style:font-face style:name="Calibri" svg:font-family="Calibri" style:font-pitch="variable"/>
    <style:font-face style:name="Calibri Light" svg:font-family="'Calibri Light'" style:font-pitch="variable"/>
    <style:font-face style:name="Calibri Light1" svg:font-family="'Calibri Light'"/>
    <style:font-face style:name="Calibri Light2" svg:font-family="'Calibri Light'" style:font-family-generic="swiss" style:font-pitch="variable"/>
    <style:font-face style:name="Calibri1" svg:font-family="Calibri"/>
    <style:font-face style:name="Calibri2" svg:font-family="Calibri" style:font-family-generic="swiss"/>
    <style:font-face style:name="Calibri3" svg:font-family="Calibri" style:font-family-generic="swiss" style:font-pitch="variable"/>
    <style:font-face style:name="DejaVu Sans" svg:font-family="'DejaVu Sans'" style:font-pitch="variable" style:font-charset="x-symbol"/>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face style:name="DejaVu Sans4" svg:font-family="'DejaVu Sans'" style:font-family-generic="swiss" style:font-pitch="variable"/>
    <style:font-face style:name="DejaVu Sans5" svg:font-family="'DejaVu Sans'" style:font-family-generic="modern" style:font-pitch="variable"/>
    <style:font-face style:name="DejaVu Sans6" svg:font-family="'DejaVu Sans'" style:font-family-generic="system" style:font-pitch="variable" style:font-charset="x-symbol"/>
    <style:font-face style:name="DejaVu Sans7" svg:font-family="'DejaVu Sans'"/>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ans4" svg:font-family="'Liberation Sans'" style:font-family-generic="swiss"/>
    <style:font-face style:name="Liberation Serif" svg:font-family="'Liberation Serif'" style:font-family-generic="roman" style:font-pitch="variable" style:font-charset="x-symbol"/>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pitch="variable"/>
    <style:font-face style:name="Standard Symbols L1" svg:font-family="'Standard Symbols L'"/>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2" style:family="graphic" style:parent-style-name="standard">
      <style:graphic-properties draw:stroke="solid" svg:stroke-color="#203864" draw:fill="solid" draw:fill-color="#dee6ef" draw:textarea-horizontal-align="justify" draw:textarea-vertical-align="middle" draw:auto-grow-height="false" fo:min-height="1.276cm" fo:min-width="0.969cm" style:writing-mode="lr-tb"/>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style:paragraph-properties style:writing-mode="lr-tb"/>
    </style:style>
    <style:style style:name="gr5" style:family="graphic">
      <style:graphic-properties style:writing-mode="lr-tb"/>
    </style:style>
    <style:style style:name="gr6" style:family="graphic" style:parent-style-name="standard">
      <style:graphic-properties draw:stroke="solid" svg:stroke-width="0.053cm" svg:stroke-color="#000000" draw:marker-end="msArrowEnd_20_9" draw:marker-end-width="0.35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53cm" svg:stroke-color="#000000" draw:marker-end="Arrow_20_short" draw:marker-end-width="0.508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style>
    <style:style style:name="gr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 style:family="graphic" style:parent-style-name="standard">
      <style:graphic-properties draw:stroke="none" draw:fill="none" fo:min-height="1.303cm"/>
      <style:paragraph-properties style:writing-mode="lr-tb"/>
    </style:style>
    <style:style style:name="gr20" style:family="graphic" style:parent-style-name="standard">
      <style:graphic-properties draw:stroke="none" draw:fill="none" fo:min-height="0.775cm"/>
      <style:paragraph-properties style:writing-mode="lr-tb"/>
    </style:style>
    <style:style style:name="gr21"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37cm" fo:min-width="1.519cm" fo:padding-top="0.125cm" fo:padding-bottom="0.125cm" fo:padding-left="0.25cm" fo:padding-right="0.25cm" fo:wrap-option="wrap"/>
    </style:style>
    <style:style style:name="gr22"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25cm" fo:min-width="1.5cm" fo:padding-top="0.125cm" fo:padding-bottom="0.125cm" fo:padding-left="0.25cm" fo:padding-right="0.25cm" fo:wrap-option="wrap"/>
    </style:style>
    <style:style style:name="gr23"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45cm" fo:min-width="1.53cm" fo:padding-top="0.125cm" fo:padding-bottom="0.125cm" fo:padding-left="0.25cm" fo:padding-right="0.25cm" fo:wrap-option="wrap"/>
    </style:style>
    <style:style style:name="gr24" style:family="graphic" style:parent-style-name="standard">
      <style:graphic-properties draw:stroke="none" draw:fill="none" fo:min-height="0.703cm"/>
      <style:paragraph-properties style:writing-mode="lr-tb"/>
    </style:style>
    <style:style style:name="gr25" style:family="graphic" style:parent-style-name="standard">
      <style:graphic-properties draw:stroke="none" draw:fill="none" fo:min-height="1.349cm"/>
      <style:paragraph-properties style:writing-mode="lr-tb"/>
    </style:style>
    <style:style style:name="gr26" style:family="graphic" style:parent-style-name="standard">
      <style:graphic-properties draw:stroke="none" draw:fill="none" draw:auto-grow-height="true" draw:auto-grow-width="false" fo:min-height="1.349cm"/>
      <style:paragraph-properties style:writing-mode="lr-tb"/>
    </style:style>
    <style:style style:name="gr27"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97cm" fo:padding-top="0.125cm" fo:padding-bottom="0.125cm" fo:padding-left="0.25cm" fo:padding-right="0.25cm" fo:wrap-option="wrap"/>
    </style:style>
    <style:style style:name="gr2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36cm" fo:padding-top="0.125cm" fo:padding-bottom="0.125cm" fo:padding-left="0.25cm" fo:padding-right="0.25cm" fo:wrap-option="wrap"/>
    </style:style>
    <style:style style:name="gr2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67cm" fo:padding-top="0.125cm" fo:padding-bottom="0.125cm" fo:padding-left="0.25cm" fo:padding-right="0.25cm" fo:wrap-option="wrap"/>
    </style:style>
    <style:style style:name="gr3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6cm" fo:min-width="11.718cm" fo:padding-top="0.125cm" fo:padding-bottom="0.125cm" fo:padding-left="0.25cm" fo:padding-right="0.25cm" fo:wrap-option="wrap"/>
    </style:style>
    <style:style style:name="gr31"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75cm" fo:min-width="11.108cm" fo:padding-top="0.125cm" fo:padding-bottom="0.125cm" fo:padding-left="0.25cm" fo:padding-right="0.25cm" fo:wrap-option="wrap"/>
    </style:style>
    <style:style style:name="gr32" style:family="graphic" style:parent-style-name="objectwithoutfill">
      <style:graphic-properties draw:stroke="dash" draw:stroke-dash="Long_20_Dash_20__28_Rounded_29_" svg:stroke-color="#b2b2b2" svg:stroke-linecap="round"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9.009cm"/>
      <style:paragraph-properties style:writing-mode="lr-tb"/>
    </style:style>
    <style:style style:name="gr34" style:family="graphic" style:parent-style-name="standard">
      <style:graphic-properties draw:stroke="solid" svg:stroke-color="#203864" draw:fill="solid" draw:fill-color="#4472c4" draw:textarea-horizontal-align="justify" draw:textarea-vertical-align="middle" draw:auto-grow-height="false" fo:min-height="2.131cm" fo:min-width="1.925cm" draw:shadow-offset-x="0.203cm" draw:shadow-offset-y="0.203cm"/>
    </style:style>
    <style:style style:name="gr35" style:family="graphic" style:parent-style-name="standard">
      <style:graphic-properties draw:stroke="solid" svg:stroke-color="#203864" draw:fill="solid" draw:fill-color="#4472c4" draw:opacity="100%" draw:textarea-horizontal-align="justify" draw:textarea-vertical-align="middle" draw:auto-grow-height="false" fo:min-height="2.131cm" fo:min-width="1.925cm" draw:shadow-offset-x="0.203cm" draw:shadow-offset-y="0.203cm" draw:shadow-opacity="100%"/>
    </style:style>
    <style:style style:name="gr3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7.577cm" fo:padding-top="0.125cm" fo:padding-bottom="0.125cm" fo:padding-left="0.25cm" fo:padding-right="0.25cm" fo:wrap-option="wrap" style:writing-mode="lr-tb"/>
      <style:paragraph-properties style:writing-mode="lr-tb"/>
    </style:style>
    <style:style style:name="gr4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1"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6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3"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9.572cm"/>
      <style:paragraph-properties style:writing-mode="lr-tb"/>
    </style:style>
    <style:style style:name="gr86"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2.105cm" fo:min-width="1.916cm" fo:padding-top="0.254cm" fo:padding-bottom="0.254cm" fo:padding-left="0.254cm" fo:padding-right="0.254cm" fo:wrap-option="wrap"/>
    </style:style>
    <style:style style:name="gr87"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2.131cm" fo:min-width="1.925cm" fo:padding-top="0.201cm" fo:padding-bottom="0.201cm" fo:padding-left="0.326cm" fo:padding-right="0.326cm" draw:shadow-offset-x="0.203cm" draw:shadow-offset-y="0.203cm"/>
    </style:style>
    <style:style style:name="gr88"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0" style:family="graphic" style:parent-style-name="standard">
      <style:graphic-properties draw:stroke="none" svg:stroke-color="#000000" draw:fill="none" draw:fill-color="#ffffff" draw:auto-grow-height="true" draw:auto-grow-width="false" fo:max-height="0cm" fo:min-height="10.135cm"/>
      <style:paragraph-properties style:writing-mode="lr-tb"/>
    </style:style>
    <style:style style:name="gr1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2"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7.891cm" fo:padding-top="0.125cm" fo:padding-bottom="0.125cm" fo:padding-left="0.25cm" fo:padding-right="0.25cm" fo:wrap-option="wrap" style:writing-mode="lr-tb"/>
      <style:paragraph-properties style:writing-mode="lr-tb"/>
    </style:style>
    <style:style style:name="gr103" style:family="graphic" style:parent-style-name="standard">
      <style:graphic-properties draw:stroke="solid" svg:stroke-width="0.026cm" svg:stroke-color="#203864" draw:stroke-linejoin="round" svg:stroke-linecap="butt" draw:fill="solid" draw:fill-color="#4472c4" draw:textarea-horizontal-align="justify" draw:textarea-vertical-align="middle" draw:auto-grow-height="false" draw:fit-to-size="false" style:shrink-to-fit="false" fo:min-height="1.873cm" fo:min-width="1.916cm" fo:padding-top="0.254cm" fo:padding-bottom="0.254cm" fo:padding-left="0.254cm" fo:padding-right="0.254cm" fo:wrap-option="wrap"/>
    </style:style>
    <style:style style:name="gr1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1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18"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19" style:family="graphic" style:parent-style-name="standard">
      <style:graphic-properties draw:stroke="solid" svg:stroke-width="0.026cm" svg:stroke-color="#203864" draw:stroke-linejoin="round" svg:stroke-linecap="butt" draw:fill="solid" draw:fill-color="#4472c4" draw:opacity="100%" draw:opacity-name="Transparency_20_1"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12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2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3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3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3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3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4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4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4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1"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6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6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6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6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76"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89"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19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1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19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3"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2.191cm" fo:padding-top="0.125cm" fo:padding-bottom="0.125cm" fo:padding-left="0.25cm" fo:padding-right="0.25cm" fo:wrap-option="wrap" style:writing-mode="lr-tb"/>
      <style:paragraph-properties style:writing-mode="lr-tb"/>
    </style:style>
    <style:style style:name="gr204"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1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16"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1.423cm" fo:min-width="10.004cm" fo:padding-top="0.125cm" fo:padding-bottom="0.125cm" fo:padding-left="0.25cm" fo:padding-right="0.25cm" fo:wrap-option="wrap" style:writing-mode="lr-tb"/>
      <style:paragraph-properties style:writing-mode="lr-tb"/>
    </style:style>
    <style:style style:name="gr217"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18" style:family="graphic" style:parent-style-name="standard">
      <style:graphic-properties draw:stroke="solid" svg:stroke-width="0.026cm" svg:stroke-color="#203864" draw:stroke-linejoin="round" svg:stroke-linecap="butt" draw:fill="solid" draw:fill-color="#ff0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19" style:family="graphic" style:parent-style-name="standard">
      <style:graphic-properties draw:stroke="solid" svg:stroke-width="0.026cm" svg:stroke-color="#203864" draw:stroke-linejoin="round" svg:stroke-linecap="butt" draw:fill="solid" draw:fill-color="#4472c4"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0" style:family="graphic" style:parent-style-name="standard" style:list-style-name="L8">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21"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6cm" fo:padding-top="0.254cm" fo:padding-bottom="0.254cm" fo:padding-left="0.254cm" fo:padding-right="0.254cm" fo:wrap-option="wrap" draw:shadow-opacity="100%"/>
    </style:style>
    <style:style style:name="gr222" style:family="graphic" style:parent-style-name="standard">
      <style:graphic-properties draw:stroke="solid" svg:stroke-width="0.026cm" svg:stroke-color="#203864" draw:stroke-linejoin="round" svg:stroke-linecap="butt" draw:fill="solid" draw:fill-color="#ff8000" draw:opacity="100%" draw:textarea-horizontal-align="justify" draw:textarea-vertical-align="middle" draw:auto-grow-height="false" draw:fit-to-size="false" style:shrink-to-fit="false" fo:min-height="1.873cm" fo:min-width="1.917cm" fo:padding-top="0.254cm" fo:padding-bottom="0.254cm" fo:padding-left="0.254cm" fo:padding-right="0.254cm" fo:wrap-option="wrap" draw:shadow-opacity="100%"/>
    </style:style>
    <style:style style:name="gr22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2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3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34" style:family="graphic" style:parent-style-name="standard">
      <style:graphic-properties draw:stroke="none" draw:fill="none" fo:min-height="1.765cm"/>
      <style:paragraph-properties style:writing-mode="lr-tb"/>
    </style:style>
    <style:style style:name="gr235"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03cm" fo:min-width="1.519cm" fo:padding-top="0.125cm" fo:padding-bottom="0.125cm" fo:padding-left="0.25cm" fo:padding-right="0.25cm" fo:wrap-option="wrap"/>
    </style:style>
    <style:style style:name="gr236"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391cm" fo:min-width="1.5cm" fo:padding-top="0.125cm" fo:padding-bottom="0.125cm" fo:padding-left="0.25cm" fo:padding-right="0.25cm" fo:wrap-option="wrap"/>
    </style:style>
    <style:style style:name="gr237" style:family="graphic" style:parent-style-name="standard">
      <style:graphic-properties draw:stroke="solid" svg:stroke-width="0.035cm" svg:stroke-color="#1d3155" draw:stroke-linejoin="miter" svg:stroke-linecap="butt" draw:fill="solid" draw:fill-color="#000000" draw:opacity="15%" draw:textarea-vertical-align="middle" draw:auto-grow-height="false" draw:fit-to-size="false" style:shrink-to-fit="false" fo:min-height="1.411cm" fo:min-width="1.53cm" fo:padding-top="0.125cm" fo:padding-bottom="0.125cm" fo:padding-left="0.25cm" fo:padding-right="0.25cm" fo:wrap-option="wrap"/>
    </style:style>
    <style:style style:name="gr238"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97cm" fo:padding-top="0.125cm" fo:padding-bottom="0.125cm" fo:padding-left="0.25cm" fo:padding-right="0.25cm" fo:wrap-option="wrap"/>
    </style:style>
    <style:style style:name="gr239"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36cm" fo:padding-top="0.125cm" fo:padding-bottom="0.125cm" fo:padding-left="0.25cm" fo:padding-right="0.25cm" fo:wrap-option="wrap"/>
    </style:style>
    <style:style style:name="gr240"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67cm" fo:padding-top="0.125cm" fo:padding-bottom="0.125cm" fo:padding-left="0.25cm" fo:padding-right="0.25cm" fo:wrap-option="wrap"/>
    </style:style>
    <style:style style:name="gr241" style:family="graphic" style:parent-style-name="standard">
      <style:graphic-properties draw:stroke="solid" svg:stroke-width="0.035cm" svg:stroke-color="#1d3155" draw:stroke-linejoin="miter" svg:stroke-linecap="butt" draw:fill="solid" draw:fill-color="#000000" draw:opacity="10%" draw:textarea-vertical-align="middle" draw:auto-grow-height="false" draw:fit-to-size="false" style:shrink-to-fit="false" fo:min-height="0.826cm" fo:min-width="11.718cm" fo:padding-top="0.125cm" fo:padding-bottom="0.125cm" fo:padding-left="0.25cm" fo:padding-right="0.25cm" fo:wrap-option="wrap"/>
    </style:style>
    <style:style style:name="gr242" style:family="graphic" style:parent-style-name="standard">
      <style:graphic-properties draw:stroke="solid" svg:stroke-width="0.035cm" svg:stroke-color="#1d3155" draw:stroke-linejoin="miter" svg:stroke-linecap="butt" draw:fill="none" draw:fill-color="#000000" draw:opacity="15%" draw:textarea-vertical-align="middle" draw:auto-grow-height="false" draw:fit-to-size="false" style:shrink-to-fit="false" fo:min-height="11.441cm" fo:min-width="11.108cm" fo:padding-top="0.125cm" fo:padding-bottom="0.125cm" fo:padding-left="0.25cm" fo:padding-right="0.25cm" fo:wrap-option="wrap"/>
    </style:style>
    <style:style style:name="gr243" style:family="graphic" style:parent-style-name="standard">
      <style:graphic-properties draw:stroke="none" svg:stroke-color="#000000" draw:fill="none" draw:fill-color="#ffffff" draw:auto-grow-height="true" draw:auto-grow-width="false" fo:max-height="0cm" fo:min-height="10.033cm"/>
      <style:paragraph-properties style:writing-mode="lr-tb"/>
    </style:style>
    <style:style style:name="gr244" style:family="graphic" style:parent-style-name="standard">
      <style:graphic-properties draw:stroke="solid" svg:stroke-width="0cm" svg:stroke-color="#203864" draw:marker-start-width="0.203cm" draw:marker-end-width="0.203cm" draw:fill="solid" draw:fill-color="#ff0000" draw:gradient-step-count="102" draw:opacity="100%" draw:textarea-horizontal-align="justify" draw:textarea-vertical-align="middle" draw:auto-grow-height="false" fo:min-height="1.979cm" fo:min-width="1.772cm" fo:padding-top="0.126cm" fo:padding-bottom="0.126cm" fo:padding-left="0.251cm" fo:padding-right="0.251cm" draw:shadow-offset-x="0.203cm" draw:shadow-offset-y="0.203cm" draw:shadow-opacity="100%"/>
    </style:style>
    <style:style style:name="gr245" style:family="graphic" style:parent-style-name="standard">
      <style:graphic-properties draw:stroke="solid" svg:stroke-width="0cm" svg:stroke-color="#203864" draw:marker-start-width="0.203cm" draw:marker-end-width="0.203cm" draw:fill="solid" draw:fill-color="#ff0000" draw:gradient-step-count="102" draw:textarea-horizontal-align="justify" draw:textarea-vertical-align="middle" draw:auto-grow-height="false" fo:min-height="1.979cm" fo:min-width="1.772cm" fo:padding-top="0.126cm" fo:padding-bottom="0.126cm" fo:padding-left="0.251cm" fo:padding-right="0.251cm" draw:shadow-offset-x="0.203cm" draw:shadow-offset-y="0.203cm"/>
    </style:style>
    <style:style style:name="gr24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47"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48" style:family="graphic" style:parent-style-name="standard">
      <style:graphic-properties draw:stroke="solid" svg:stroke-color="#203864" draw:fill="solid" draw:fill-color="#ff0000" draw:opacity="100%" draw:textarea-horizontal-align="justify" draw:textarea-vertical-align="middle" draw:auto-grow-height="false" fo:min-height="2.131cm" fo:min-width="1.925cm" draw:shadow-offset-x="0.203cm" draw:shadow-offset-y="0.203cm" draw:shadow-opacity="100%"/>
    </style:style>
    <style:style style:name="gr249" style:family="graphic" style:parent-style-name="standard">
      <style:graphic-properties draw:stroke="solid" svg:stroke-color="#203864" draw:fill="solid" draw:fill-color="#ff0000" draw:textarea-horizontal-align="justify" draw:textarea-vertical-align="middle" draw:auto-grow-height="false" fo:min-height="2.131cm" fo:min-width="1.925cm" draw:shadow-offset-x="0.203cm" draw:shadow-offset-y="0.203cm"/>
    </style:style>
    <style:style style:name="gr250"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5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5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6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62" style:family="graphic" style:parent-style-name="standard">
      <style:graphic-properties draw:stroke="solid" svg:stroke-width="0.152cm" svg:stroke-color="#158466" draw:marker-start-width="0.432cm" draw:marker-end-width="0.432cm" draw:fill="none" draw:fill-color="#4472c4" draw:gradient-step-count="102" draw:opacity="100%" draw:textarea-horizontal-align="justify" draw:textarea-vertical-align="middle" draw:auto-grow-height="false" fo:min-height="1.979cm" fo:min-width="1.772cm" fo:padding-top="0.201cm" fo:padding-bottom="0.201cm" fo:padding-left="0.326cm" fo:padding-right="0.326cm" draw:shadow-offset-x="0.203cm" draw:shadow-offset-y="0.203cm" draw:shadow-opacity="100%"/>
    </style:style>
    <style:style style:name="gr263" style:family="graphic" style:parent-style-name="standard">
      <style:graphic-properties draw:stroke="solid" svg:stroke-width="0.152cm" svg:stroke-color="#158466" draw:marker-start-width="0.432cm" draw:marker-end-width="0.432cm" draw:fill="none" draw:fill-color="#4472c4"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4" style:family="graphic" style:parent-style-name="standard">
      <style:graphic-properties draw:stroke="solid" svg:stroke-width="0.152cm" svg:stroke-color="#158466" draw:marker-start-width="0.432cm" draw:marker-end-width="0.432cm" draw:fill="none" draw:fill-color="#ff0000" draw:gradient-step-count="102" draw:textarea-horizontal-align="justify" draw:textarea-vertical-align="middle" draw:auto-grow-height="false" fo:min-height="1.979cm" fo:min-width="1.772cm" fo:padding-top="0.201cm" fo:padding-bottom="0.201cm" fo:padding-left="0.326cm" fo:padding-right="0.326cm" draw:shadow-offset-x="0.203cm" draw:shadow-offset-y="0.203cm"/>
    </style:style>
    <style:style style:name="gr265" style:family="graphic" style:parent-style-name="standard" style:list-style-name="L5">
      <style:graphic-properties draw:stroke="none" svg:stroke-width="0cm" draw:fill="none" loext:fill-use-slide-background="false" draw:textarea-horizontal-align="justify" draw:textarea-vertical-align="top" draw:auto-grow-height="false" draw:fit-to-size="false" style:shrink-to-fit="false" fo:min-height="0.712cm" fo:min-width="24.037cm" fo:padding-top="0.125cm" fo:padding-bottom="0.125cm" fo:padding-left="0.25cm" fo:padding-right="0.25cm" fo:wrap-option="wrap" style:writing-mode="lr-tb"/>
      <style:paragraph-properties style:writing-mode="lr-tb"/>
    </style:style>
    <style:style style:name="gr266" style:family="graphic" style:parent-style-name="standard">
      <style:graphic-properties draw:stroke="solid" svg:stroke-color="#203864" draw:fill="solid" draw:fill-color="#00a933" draw:opacity="100%" draw:textarea-horizontal-align="justify" draw:textarea-vertical-align="middle" draw:auto-grow-height="false" fo:min-height="2.131cm" fo:min-width="1.925cm" draw:shadow-offset-x="0.203cm" draw:shadow-offset-y="0.203cm" draw:shadow-opacity="100%"/>
    </style:style>
    <style:style style:name="gr267" style:family="graphic" style:parent-style-name="standard">
      <style:graphic-properties draw:stroke="solid" svg:stroke-color="#203864" draw:fill="solid" draw:fill-color="#00a933" draw:textarea-horizontal-align="justify" draw:textarea-vertical-align="middle" draw:auto-grow-height="false" fo:min-height="2.131cm" fo:min-width="1.925cm" draw:shadow-offset-x="0.203cm" draw:shadow-offset-y="0.203cm"/>
    </style:style>
    <style:style style:name="gr268"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69"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48cm" fo:min-width="1.594cm" fo:padding-top="0.125cm" fo:padding-bottom="0.125cm" fo:padding-left="0.25cm" fo:padding-right="0.25cm" fo:wrap-option="wrap" draw:shadow-offset-x="0.203cm" draw:shadow-offset-y="0.203cm" draw:shadow-opacity="100%"/>
    </style:style>
    <style:style style:name="gr27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7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7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2"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283"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0.533cm" fo:min-width="1.61cm" fo:padding-top="0.125cm" fo:padding-bottom="0.125cm" fo:padding-left="0.25cm" fo:padding-right="0.25cm" fo:wrap-option="wrap" draw:shadow-offset-x="0.203cm" draw:shadow-offset-y="0.203cm" draw:shadow-opacity="100%"/>
    </style:style>
    <style:style style:name="gr284" style:family="graphic" style:parent-style-name="standard">
      <style:graphic-properties draw:stroke="none" svg:stroke-width="0.035cm" svg:stroke-color="#158466"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169cm" fo:min-width="1.475cm" fo:padding-top="0.125cm" fo:padding-bottom="0.125cm" fo:padding-left="0.25cm" fo:padding-right="0.25cm" fo:wrap-option="wrap" draw:shadow-offset-x="0.203cm" draw:shadow-offset-y="0.203cm" draw:shadow-opacity="100%"/>
    </style:style>
    <style:style style:name="gr28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8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9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97" style:family="graphic" style:parent-style-name="standard">
      <style:graphic-properties draw:stroke="solid" svg:stroke-color="#203864" draw:fill="solid" draw:fill-color="#4472c4" draw:opacity="100%" draw:textarea-horizontal-align="justify" draw:textarea-vertical-align="middle" draw:auto-grow-height="false" fo:min-height="0.957cm" fo:min-width="1.925cm" draw:shadow-offset-x="0.203cm" draw:shadow-offset-y="0.203cm" draw:shadow-opacity="100%"/>
    </style:style>
    <style:style style:name="gr298" style:family="graphic" style:parent-style-name="standard">
      <style:graphic-properties draw:stroke="solid" svg:stroke-color="#203864" draw:fill="solid" draw:fill-color="#4472c4" draw:textarea-horizontal-align="justify" draw:textarea-vertical-align="middle" draw:auto-grow-height="false" fo:min-height="0.957cm" fo:min-width="1.925cm" draw:shadow-offset-x="0.203cm" draw:shadow-offset-y="0.203cm"/>
    </style:style>
    <style:style style:name="gr299" style:family="graphic" style:parent-style-name="standard" style:list-style-name="L5">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gr300" style:family="graphic" style:parent-style-name="standard">
      <style:graphic-properties draw:stroke="none" svg:stroke-width="0.035cm" svg:stroke-color="#1d3155" draw:stroke-linejoin="miter" svg:stroke-linecap="butt" draw:fill="solid" draw:fill-color="#000000" draw:gradient-step-count="10" draw:fill-hatch-solid="false" draw:opacity="100%" draw:opacity-name="Transparency_20_3" draw:textarea-vertical-align="middle" draw:auto-grow-height="false" draw:fit-to-size="false" style:shrink-to-fit="false" fo:min-height="1.464cm" fo:min-width="1.553cm" fo:padding-top="0.125cm" fo:padding-bottom="0.125cm" fo:padding-left="0.25cm" fo:padding-right="0.25cm" fo:wrap-option="wrap" draw:shadow-offset-x="0.203cm" draw:shadow-offset-y="0.203cm" draw:shadow-opacity="100%"/>
    </style:style>
    <style:style style:name="gr30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03"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4"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5"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6"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7"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0"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12" style:family="graphic" style:parent-style-name="standard">
      <style:graphic-properties draw:stroke="none" svg:stroke-color="#000000" draw:fill="none" draw:fill-color="#ffffff" draw:auto-grow-height="true" draw:auto-grow-width="false" fo:max-height="0cm" fo:min-height="10.698cm"/>
      <style:paragraph-properties style:writing-mode="lr-tb"/>
    </style:style>
    <style:style style:name="gr313" style:family="graphic" style:parent-style-name="standard">
      <style:graphic-properties draw:stroke="solid" svg:stroke-width="0.152cm" svg:stroke-color="#00a933" draw:marker-start-width="0.432cm" draw:marker-end-width="0.432cm" draw:fill="solid" draw:fill-color="#4472c4" draw:textarea-horizontal-align="justify" draw:textarea-vertical-align="middle" draw:auto-grow-height="false" fo:min-height="1.979cm" fo:min-width="1.773cm" fo:padding-top="0.201cm" fo:padding-bottom="0.201cm" fo:padding-left="0.326cm" fo:padding-right="0.326cm" draw:shadow-offset-x="0.203cm" draw:shadow-offset-y="0.203cm"/>
    </style:style>
    <style:style style:name="gr314" style:family="graphic" style:parent-style-name="standard" style:list-style-name="L2">
      <style:graphic-properties draw:stroke="none" svg:stroke-width="0cm" draw:fill="solid" draw:fill-color="#dee6ef" loext:fill-use-slide-background="false" draw:textarea-horizontal-align="justify" draw:textarea-vertical-align="top" draw:auto-grow-height="false" draw:fit-to-size="false" style:shrink-to-fit="false" fo:min-height="3.349cm" fo:min-width="32.254cm" fo:padding-top="0.125cm" fo:padding-bottom="0.125cm" fo:padding-left="0.25cm" fo:padding-right="0.25cm" fo:wrap-option="wrap" draw:shadow="visible" draw:shadow-offset-x="0.203cm" draw:shadow-offset-y="0.203cm" style:writing-mode="lr-tb"/>
      <style:paragraph-properties style:writing-mode="lr-tb"/>
    </style:style>
    <style:style style:name="pr1" style:family="presentation" style:parent-style-name="Title_20_Slide-notes">
      <style:graphic-properties draw:fill-color="#ffffff" fo:min-height="12.572cm"/>
      <style:paragraph-properties style:writing-mode="lr-tb"/>
    </style:style>
    <style:style style:name="pr2" style:family="presentation" style:parent-style-name="Title_20_Slide-notes">
      <style:graphic-properties draw:fill-color="#ffffff" draw:auto-grow-height="true" fo:min-height="12.572cm"/>
      <style:paragraph-properties style:writing-mode="lr-tb"/>
    </style:style>
    <style:style style:name="co1" style:family="table-column">
      <style:table-column-properties style:column-width="3.308cm" style:use-optimal-column-width="false"/>
    </style:style>
    <style:style style:name="co2" style:family="table-column">
      <style:table-column-properties style:column-width="27.759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ce1" style:family="table-cell">
      <style:paragraph-properties fo:border="none"/>
      <style:text-properties fo:font-size="16pt" style:font-size-asian="16pt" style:font-size-complex="16pt"/>
    </style:style>
    <style:style style:name="P1" style:family="paragraph">
      <style:paragraph-properties fo:margin-left="0.953cm" fo:margin-right="0cm" fo:margin-top="0cm" fo:margin-bottom="0cm" fo:line-height="100%" fo:text-align="center" fo:text-indent="-0.953cm" loext:tab-stop-distance="0cm" style:writing-mode="lr-tb">
        <style:tab-stops/>
      </style:paragraph-properties>
    </style:style>
    <style:style style:name="P2" style:family="paragraph">
      <style:paragraph-properties fo:margin-left="0cm" fo:margin-right="0cm" fo:margin-top="0cm" fo:margin-bottom="0cm" fo:line-height="90%" fo:text-align="center" fo:text-indent="0cm" style:punctuation-wrap="hanging" loext:tab-stop-distance="0cm" style:writing-mode="lr-tb">
        <style:tab-stops/>
      </style:paragraph-properties>
      <style:text-properties fo:hyphenate="false"/>
    </style:style>
    <style:style style:name="P3" style:family="paragraph">
      <style:paragraph-properties fo:margin-left="0cm" fo:margin-right="0cm" fo:margin-top="0.498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4" style:family="paragraph">
      <style:paragraph-properties fo:margin-left="0cm" fo:margin-right="0cm" fo:margin-top="0.498cm" fo:margin-bottom="0cm" fo:line-height="90%" fo:text-align="justify" fo:text-indent="0cm" style:punctuation-wrap="hanging" loext:tab-stop-distance="0cm" style:writing-mode="lr-tb">
        <style:tab-stops/>
      </style:paragraph-properties>
      <style:text-properties fo:hyphenate="false"/>
    </style:style>
    <style:style style:name="P5" style:family="paragraph">
      <style:paragraph-properties fo:margin-left="1cm" fo:margin-right="0cm" fo:margin-top="0.498cm" fo:margin-bottom="0cm" fo:line-height="90%" fo:text-align="justify" fo:text-indent="0cm" style:punctuation-wrap="hanging" loext:tab-stop-distance="0cm" style:writing-mode="lr-tb">
        <style:tab-stops/>
      </style:paragraph-properties>
      <style:text-properties fo:hyphenate="false" loext:hyphenation-no-caps="false" loext:hyphenation-no-last-word="false"/>
    </style:style>
    <style:style style:name="P6" style:family="paragraph">
      <style:paragraph-properties fo:margin-left="1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loext:hyphenation-no-caps="false" loext:hyphenation-no-last-word="false"/>
    </style:style>
    <style:style style:name="P7"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fo:font-size="18pt"/>
    </style:style>
    <style:style style:name="P8" style:family="paragraph">
      <style:paragraph-properties fo:text-align="center"/>
      <style:text-properties fo:background-color="transparent"/>
    </style:style>
    <style:style style:name="P9" style:family="paragraph">
      <loext:graphic-properties draw:fill="solid" draw:fill-color="#dee6ef"/>
      <style:paragraph-properties fo:text-align="center" style:writing-mode="lr-tb"/>
      <style:text-properties fo:background-color="transparent"/>
    </style:style>
    <style:style style:name="P10" style:family="paragraph">
      <loext:graphic-properties draw:fill-color="#ffffff"/>
    </style:style>
    <style:style style:name="P11" style:family="paragraph">
      <style:paragraph-properties fo:margin-left="0cm" fo:margin-right="0cm" fo:margin-top="0.508cm" fo:margin-bottom="0cm" fo:line-height="90%" fo:text-align="justify" fo:text-indent="0cm" loext:tab-stop-distance="0cm" style:writing-mode="lr-tb">
        <style:tab-stops/>
      </style:paragraph-properties>
    </style:style>
    <style:style style:name="P12" style:family="paragraph">
      <style:paragraph-properties fo:margin-left="1cm" fo:margin-right="0cm" fo:margin-top="0.508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3" style:family="paragraph">
      <style:paragraph-properties fo:margin-left="1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style>
    <style:style style:name="P16" style:family="paragraph">
      <style:paragraph-properties fo:margin-left="0cm" fo:margin-right="0cm" fo:margin-top="0.498cm" fo:margin-bottom="0cm" fo:line-height="90%" fo:text-align="start" fo:text-indent="0cm" style:punctuation-wrap="hanging" loext:tab-stop-distance="0cm"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508cm" fo:margin-bottom="0cm" fo:line-height="90%" fo:text-align="justify" fo:text-indent="0cm" loext:tab-stop-distance="0cm" style:font-independent-line-spacing="true">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8" style:family="paragraph">
      <loext:graphic-properties draw:fill-color="#ffffff"/>
      <style:text-properties fo:font-size="20pt"/>
    </style:style>
    <style:style style:name="P19" style:family="paragraph">
      <style:paragraph-properties fo:margin-left="0.953cm" fo:margin-right="0cm" fo:margin-top="0cm" fo:margin-bottom="0cm" fo:line-height="100%" fo:text-align="start" fo:text-indent="-0.953cm" loext:tab-stop-distance="0cm" style:writing-mode="lr-tb">
        <style:tab-stops/>
      </style:paragraph-properties>
    </style:style>
    <style:style style:name="P20" style:family="paragraph">
      <style:paragraph-properties fo:margin-left="1cm" fo:margin-right="0cm" fo:margin-top="0cm" fo:margin-bottom="0cm" fo:line-height="100%" fo:text-align="start" fo:text-indent="-0.635cm" loext:tab-stop-distance="0cm" style:writing-mode="lr-tb">
        <style:tab-stops>
          <style:tab-stop style:position="-0.318cm"/>
        </style:tab-stops>
      </style:paragraph-properties>
    </style:style>
    <style:style style:name="P21" style:family="paragraph">
      <style:paragraph-properties fo:margin-left="0cm" fo:margin-right="0cm" fo:margin-top="0cm" fo:margin-bottom="0cm" fo:line-height="100%" fo:text-align="justify" fo:text-indent="-0.991cm" loext:tab-stop-distance="0cm" style:writing-mode="lr-tb">
        <style:tab-stops>
          <style:tab-stop style:position="-0.476cm"/>
        </style:tab-stops>
      </style:paragraph-properties>
      <style:text-properties fo:hyphenate="false" loext:hyphenation-no-caps="false" loext:hyphenation-no-last-word="false"/>
    </style:style>
    <style:style style:name="P22" style:family="paragraph">
      <style:paragraph-properties fo:text-align="center"/>
    </style:style>
    <style:style style:name="P23" style:family="paragraph">
      <loext:graphic-properties draw:fill="solid" draw:fill-color="#dee6ef"/>
      <style:paragraph-properties fo:text-align="center" style:writing-mode="lr-tb"/>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end" fo:text-indent="0cm" style:punctuation-wrap="hanging" style:writing-mode="lr-tb"/>
      <style:text-properties fo:font-size="18pt" fo:font-style="italic" style:font-style-asian="italic" style:font-style-complex="italic" fo:hyphenate="false"/>
    </style:style>
    <style:style style:name="P2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font-style="italic" style:font-style-asian="italic" style:font-style-complex="italic" fo:hyphenate="false"/>
    </style:style>
    <style:style style:name="P27" style:family="paragraph">
      <style:paragraph-properties fo:margin-left="0cm" fo:margin-right="0cm" fo:margin-top="0cm" fo:margin-bottom="0cm" fo:line-height="100%" fo:text-align="start" fo:text-indent="0cm" style:punctuation-wrap="hanging" style:writing-mode="lr-tb"/>
      <style:text-properties fo:font-size="18pt" fo:font-style="italic" style:font-style-asian="italic" style:font-style-complex="italic"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style="italic" style:font-style-asian="italic" style:font-style-complex="italic" fo:hyphenate="false"/>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fo:font-weight="normal" style:font-size-asian="15pt" style:font-weight-asian="normal" style:font-size-complex="15pt" style:font-weight-complex="normal" fo:hyphenate="false"/>
    </style:style>
    <style:style style:name="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font-weight="normal" style:font-size-asian="15pt" style:font-weight-asian="normal" style:font-size-complex="15pt" style:font-weight-complex="normal" fo:hyphenate="false"/>
    </style:style>
    <style:style style:name="P31" style:family="paragraph">
      <style:paragraph-properties fo:margin-left="0cm" fo:margin-right="0cm" fo:margin-top="0cm" fo:margin-bottom="0cm" fo:line-height="100%" fo:text-align="start" fo:text-indent="0cm" style:punctuation-wrap="hanging" style:writing-mode="lr-tb"/>
      <style:text-properties fo:font-size="18pt" style:font-size-asian="15pt" style:font-size-complex="15pt" fo:hyphenate="false"/>
    </style:style>
    <style:style style:name="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5pt" style:font-size-complex="15pt" fo:hyphenate="false"/>
    </style:style>
    <style:style style:name="P33" style:family="paragraph">
      <style:paragraph-properties fo:margin-left="0cm" fo:margin-right="0cm" fo:margin-top="0cm" fo:margin-bottom="0cm" fo:line-height="100%" fo:text-align="end" fo:text-indent="0cm"/>
    </style:style>
    <style:style style:name="P34" style:family="paragraph">
      <loext:graphic-properties draw:fill="none"/>
      <style:paragraph-properties fo:margin-left="0cm" fo:margin-right="0cm" fo:margin-top="0cm" fo:margin-bottom="0cm" fo:line-height="100%" fo:text-align="end" fo:text-indent="0cm"/>
      <style:text-properties fo:font-size="15pt" style:font-size-asian="15pt" style:font-size-complex="15pt"/>
    </style:style>
    <style:style style:name="P35" style:family="paragraph">
      <style:paragraph-properties fo:text-align="end"/>
    </style:style>
    <style:style style:name="P36" style:family="paragraph">
      <loext:graphic-properties draw:fill="none"/>
      <style:paragraph-properties fo:text-align="end"/>
      <style:text-properties fo:font-size="15pt" style:font-size-asian="15pt" style:font-size-complex="15pt"/>
    </style:style>
    <style:style style:name="P37" style:family="paragraph">
      <loext:graphic-properties draw:fill="solid"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8" style:family="paragraph">
      <style:paragraph-properties fo:text-align="end"/>
      <style:text-properties style:font-name="Liberation Sans1"/>
    </style:style>
    <style:style style:name="P39" style:family="paragraph">
      <loext:graphic-properties draw:fill="none"/>
      <style:paragraph-properties fo:text-align="end"/>
      <style:text-properties style:font-name="Liberation Sans1" fo:font-size="15pt" style:font-size-asian="15pt" style:font-size-complex="15pt"/>
    </style:style>
    <style:style style:name="P40" style:family="paragraph">
      <loext:graphic-properties draw:fill="none"/>
      <style:paragraph-properties fo:text-align="end"/>
      <style:text-properties style:font-name="Liberation Sans1" fo:font-size="15pt" fo:background-color="transparent" style:font-size-asian="15pt" style:font-size-complex="15pt"/>
    </style:style>
    <style:style style:name="P41" style:family="paragraph">
      <loext:graphic-properties draw:fill="solid" draw:fill-color="#000000" draw:opacity="10%"/>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2" style:family="paragraph">
      <loext:graphic-properties draw:fill="none" draw:fill-color="#000000" draw:opacity="1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3" style:family="paragraph">
      <loext:graphic-properties draw:fill="none"/>
      <style:paragraph-properties fo:text-align="center"/>
    </style:style>
    <style:style style:name="P44" style:family="paragraph">
      <loext:graphic-properties draw:fill="none" draw:fill-color="#ffffff"/>
      <style:paragraph-properties fo:text-align="center"/>
      <style:text-properties style:font-name="Calibri2" fo:font-size="16pt" style:font-size-asian="16pt" style:font-size-complex="16pt"/>
    </style:style>
    <style:style style:name="P45" style:family="paragraph">
      <loext:graphic-properties draw:fill="solid" draw:fill-color="#4472c4"/>
      <style:paragraph-properties fo:text-align="center"/>
    </style:style>
    <style:style style:name="P46" style:family="paragraph">
      <loext:graphic-properties draw:fill="solid" draw:fill-color="#4472c4" draw:opacity="100%"/>
      <style:paragraph-properties fo:text-align="center"/>
    </style:style>
    <style:style style:name="P4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text-position="0% 100%" style:font-name="Liberation Sans1" fo:font-size="14pt"/>
    </style:style>
    <style:style style:name="P48"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text-position="0% 100%" style:font-name="Liberation Sans1" fo:font-size="14pt"/>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draw:fill-color="#ffffff"/>
      <style:paragraph-properties fo:text-align="center"/>
      <style:text-properties fo:font-size="16pt"/>
    </style:style>
    <style:style style:name="P51"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2"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1" fo:font-size="14pt"/>
    </style:style>
    <style:style style:name="P53"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1" fo:font-size="14pt"/>
    </style:style>
    <style:style style:name="P54" style:family="paragraph">
      <loext:graphic-properties draw:fill="none" draw:fill-color="#ffffff"/>
      <style:paragraph-properties fo:text-align="center"/>
      <style:text-properties style:font-name="Calibri2" fo:font-size="16pt"/>
    </style:style>
    <style:style style:name="P5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4pt"/>
    </style:style>
    <style:style style:name="P56"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4pt"/>
    </style:style>
    <style:style style:name="P57"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style:style>
    <style:style style:name="P58"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style:style>
    <style:style style:name="P59" style:family="paragraph">
      <loext:graphic-properties draw:fill="solid" draw:fill-color="#4472c4"/>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fo:font-size="18pt" style:font-size-asian="18pt" style:font-size-complex="18pt" fo:hyphenate="false" loext:hyphenation-no-caps="false" loext:hyphenation-no-last-word="false"/>
    </style:style>
    <style:style style:name="P61"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fo:font-size="18pt" style:font-size-asian="18pt" style:font-size-complex="18pt" fo:hyphenate="false" loext:hyphenation-no-caps="false" loext:hyphenation-no-last-word="false"/>
    </style:style>
    <style:style style:name="P6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1" fo:font-size="14pt" fo:hyphenate="false" loext:hyphenation-no-caps="false" loext:hyphenation-no-last-word="false"/>
    </style:style>
    <style:style style:name="P64" style:family="paragraph">
      <style:paragraph-properties fo:margin-left="0cm" fo:margin-right="0cm" fo:margin-top="0cm" fo:margin-bottom="0cm" fo:line-height="100%" fo:text-align="justify" fo:text-indent="0cm" loext:tab-stop-distance="0cm" style:writing-mode="lr-tb">
        <style:tab-stops>
          <style:tab-stop style:position="0cm"/>
        </style:tab-stops>
      </style:paragraph-properties>
      <style:text-properties fo:hyphenate="false" loext:hyphenation-no-caps="false" loext:hyphenation-no-last-word="false"/>
    </style:style>
    <style:style style:name="P65"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1" fo:font-size="17pt" style:font-size-asian="17pt" style:font-size-complex="17pt"/>
    </style:style>
    <style:style style:name="P66" style:family="paragraph">
      <loext:graphic-properties draw:fill="solid" draw:fill-color="#4472c4"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7" style:family="paragraph">
      <loext:graphic-properties draw:fill="solid" draw:fill-color="#4472c4" draw:opacity="100%" draw:opacity-name="Transparency_20_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68"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color="#000000" loext:opacity="100%" fo:font-size="18pt" style:font-size-asian="18pt" style:font-size-complex="18pt"/>
    </style:style>
    <style:style style:name="P6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1" fo:font-size="18pt" style:font-size-asian="18pt" style:font-size-complex="18pt" fo:hyphenate="false" loext:hyphenation-no-caps="false" loext:hyphenation-no-last-word="false"/>
    </style:style>
    <style:style style:name="P70"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1" fo:font-size="18pt" style:font-size-asian="18pt" style:font-size-complex="18pt"/>
    </style:style>
    <style:style style:name="P7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Liberation Sans1" fo:font-size="18pt" style:font-size-asian="18pt" style:font-size-complex="18pt"/>
    </style:style>
    <style:style style:name="P72" style:family="paragraph">
      <style:paragraph-properties fo:text-align="center"/>
      <style:text-properties fo:font-size="18pt"/>
    </style:style>
    <style:style style:name="P73" style:family="paragraph">
      <loext:graphic-properties draw:fill="solid" draw:fill-color="#dee6ef"/>
      <style:paragraph-properties fo:text-align="center" style:writing-mode="lr-tb"/>
      <style:text-properties fo:font-size="18pt"/>
    </style:style>
    <style:style style:name="P7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color="#000000" loext:opacity="100%" style:font-name="Arial2" fo:font-size="18pt" style:font-size-asian="18pt" style:font-size-complex="18pt"/>
    </style:style>
    <style:style style:name="P75"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Arial2" fo:font-size="18pt" style:font-size-asian="18pt" style:font-size-complex="18pt"/>
    </style:style>
    <style:style style:name="P76" style:family="paragraph">
      <loext:graphic-properties draw:fill="solid" draw:fill-color="#ff0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7" style:family="paragraph">
      <loext:graphic-properties draw:fill="solid" draw:fill-color="#ff8000" draw:opacity="10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1" fo:font-size="14pt" fo:letter-spacing="normal"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P78" style:family="paragraph">
      <style:paragraph-properties fo:margin-left="0cm" fo:margin-right="0cm" fo:margin-top="0cm" fo:margin-bottom="0cm" fo:line-height="100%" fo:text-align="start" fo:text-indent="-0.953cm" loext:tab-stop-distance="0cm" style:writing-mode="lr-tb">
        <style:tab-stops/>
      </style:paragraph-properties>
    </style:style>
    <style:style style:name="P79" style:family="paragraph">
      <style:paragraph-properties fo:margin-left="0cm" fo:margin-right="0cm" fo:margin-top="0cm" fo:margin-bottom="0cm" fo:line-height="100%" fo:text-align="start" fo:text-indent="-0.635cm" loext:tab-stop-distance="0cm" style:writing-mode="lr-tb">
        <style:tab-stops>
          <style:tab-stop style:position="-0.318cm"/>
        </style:tab-stops>
      </style:paragraph-properties>
    </style:style>
    <style:style style:name="P80"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hyphenate="false" loext:hyphenation-no-caps="false" loext:hyphenation-no-last-word="false"/>
    </style:style>
    <style:style style:name="P81" style:family="paragraph">
      <loext:graphic-properties draw:fill="none" draw:fill-color="#ffffff"/>
      <style:paragraph-properties fo:margin-left="1.11cm" fo:margin-right="0cm" fo:margin-top="0cm" fo:margin-bottom="0cm" fo:line-height="100%" fo:text-align="start" fo:text-indent="-0.635cm" loext:tab-stop-distance="0cm" style:font-independent-line-spacing="true">
        <style:tab-stops>
          <style:tab-stop style:position="-0.318cm"/>
        </style:tab-stops>
      </style:paragraph-properties>
      <style:text-properties style:font-name="Liberation Sans1" fo:font-size="18pt"/>
    </style:style>
    <style:style style:name="P82" style:family="paragraph">
      <style:paragraph-properties fo:margin-left="0cm" fo:margin-right="0cm" fo:margin-top="0cm" fo:margin-bottom="0cm" fo:line-height="100%" fo:text-align="end" fo:text-indent="0cm" style:punctuation-wrap="hanging" style:writing-mode="lr-tb"/>
      <style:text-properties style:text-position="-8% 58%" fo:font-size="18pt" fo:font-style="italic" style:font-style-asian="italic" style:font-style-complex="italic" fo:hyphenate="false"/>
    </style:style>
    <style:style style:name="P8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4" style:family="paragraph">
      <style:paragraph-properties fo:margin-left="0cm" fo:margin-right="0cm" fo:margin-top="0cm" fo:margin-bottom="0cm" fo:line-height="100%" fo:text-align="start" fo:text-indent="0cm" style:punctuation-wrap="hanging" style:writing-mode="lr-tb"/>
      <style:text-properties style:text-position="-8% 58%" fo:font-size="18pt" fo:font-style="italic" style:font-style-asian="italic" style:font-style-complex="italic" fo:hyphenate="false"/>
    </style:style>
    <style:style style:name="P8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style="italic" style:font-style-asian="italic" style:font-style-complex="italic" fo:hyphenate="false"/>
    </style:style>
    <style:style style:name="P86" style:family="paragraph">
      <style:paragraph-properties fo:margin-left="0cm" fo:margin-right="0cm" fo:margin-top="0cm" fo:margin-bottom="0cm" fo:line-height="100%" fo:text-align="start" fo:text-indent="0cm" style:punctuation-wrap="hanging" style:writing-mode="lr-tb"/>
      <style:text-properties style:text-position="-8% 58%" fo:font-size="18pt" fo:font-weight="normal" style:font-size-asian="15pt" style:font-weight-asian="normal" style:font-size-complex="15pt" style:font-weight-complex="normal" fo:hyphenate="false"/>
    </style:style>
    <style:style style:name="P8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fo:font-weight="normal" style:font-size-asian="15pt" style:font-weight-asian="normal" style:font-size-complex="15pt" style:font-weight-complex="normal" fo:hyphenate="false"/>
    </style:style>
    <style:style style:name="P88" style:family="paragraph">
      <style:paragraph-properties fo:margin-left="0cm" fo:margin-right="0cm" fo:margin-top="0cm" fo:margin-bottom="0cm" fo:line-height="100%" fo:text-align="start" fo:text-indent="0cm" style:punctuation-wrap="hanging" style:writing-mode="lr-tb"/>
      <style:text-properties style:text-position="-8% 58%" fo:font-size="18pt" style:font-size-asian="15pt" style:font-size-complex="15pt" fo:hyphenate="false"/>
    </style:style>
    <style:style style:name="P8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text-position="-8% 58%" fo:font-size="18pt" style:font-size-asian="15pt" style:font-size-complex="15pt" fo:hyphenate="false"/>
    </style:style>
    <style:style style:name="P90" style:family="paragraph">
      <loext:graphic-properties draw:fill="none"/>
      <style:paragraph-properties fo:text-align="end"/>
      <style:text-properties fo:font-size="15pt" fo:background-color="transparent" style:font-size-asian="15pt" style:font-size-complex="15pt"/>
    </style:style>
    <style:style style:name="P91" style:family="paragraph">
      <loext:graphic-properties draw:fill="none" draw:fill-color="#ffffff"/>
      <style:paragraph-properties fo:text-align="center"/>
      <style:text-properties fo:color="#ff0000" loext:opacity="100%" loext:color-lum-mod="100%" loext:color-lum-off="0%" style:font-name="Calibri2" fo:font-size="16pt"/>
    </style:style>
    <style:style style:name="P92" style:family="paragraph">
      <loext:graphic-properties draw:fill="solid" draw:fill-color="#ff0000" draw:gradient-step-count="102" draw:opacity="100%"/>
      <style:paragraph-properties fo:text-align="center"/>
    </style:style>
    <style:style style:name="P93" style:family="paragraph">
      <loext:graphic-properties draw:fill="solid" draw:fill-color="#ff0000" draw:gradient-step-count="102"/>
      <style:paragraph-properties fo:text-align="center"/>
    </style:style>
    <style:style style:name="P94" style:family="paragraph">
      <loext:graphic-properties draw:fill="solid" draw:fill-color="#ff0000" draw:opacity="100%"/>
      <style:paragraph-properties fo:text-align="center"/>
    </style:style>
    <style:style style:name="P95" style:family="paragraph">
      <loext:graphic-properties draw:fill="solid" draw:fill-color="#ff0000"/>
      <style:paragraph-properties fo:text-align="center"/>
    </style:style>
    <style:style style:name="P96" style:family="paragraph">
      <loext:graphic-properties draw:fill="none" draw:fill-color="#4472c4" draw:gradient-step-count="102" draw:opacity="100%"/>
      <style:paragraph-properties fo:text-align="center"/>
    </style:style>
    <style:style style:name="P97" style:family="paragraph">
      <loext:graphic-properties draw:fill="none" draw:fill-color="#4472c4" draw:gradient-step-count="102"/>
      <style:paragraph-properties fo:text-align="center"/>
    </style:style>
    <style:style style:name="P98" style:family="paragraph">
      <loext:graphic-properties draw:fill="none" draw:fill-color="#ff0000" draw:gradient-step-count="102"/>
      <style:paragraph-properties fo:text-align="center"/>
    </style:style>
    <style:style style:name="P99" style:family="paragraph">
      <loext:graphic-properties draw:fill="solid" draw:fill-color="#00a933" draw:opacity="100%"/>
      <style:paragraph-properties fo:text-align="center"/>
    </style:style>
    <style:style style:name="P100" style:family="paragraph">
      <loext:graphic-properties draw:fill="solid" draw:fill-color="#00a933"/>
      <style:paragraph-properties fo:text-align="center"/>
    </style:style>
    <style:style style:name="P101" style:family="paragraph">
      <loext:graphic-properties draw:fill="solid" draw:fill-color="#000000" draw:gradient-step-count="10" draw:fill-hatch-solid="false" draw:opacity="100%" draw:opacity-name="Transparency_20_3"/>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2"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fo:font-size="14pt" fo:hyphenate="false" loext:hyphenation-no-caps="false" loext:hyphenation-no-last-word="false"/>
    </style:style>
    <style:style style:name="P103" style:family="paragraph">
      <style:paragraph-properties fo:margin-left="0cm" fo:margin-right="0cm" fo:margin-top="0cm" fo:margin-bottom="0cm" fo:line-height="100%" fo:text-align="justify" fo:text-indent="0cm" style:punctuation-wrap="hanging" loext:tab-stop-distance="2.54cm" style:writing-mode="lr-tb">
        <style:tab-stops>
          <style:tab-stop style:position="-0.476cm"/>
        </style:tab-stops>
      </style:paragraph-properties>
      <style:text-properties fo:color="#000000" loext:opacity="100%" style:font-name="Liberation Sans1" fo:font-size="16pt" style:font-size-asian="16pt" style:font-size-complex="16pt" fo:hyphenate="false" loext:hyphenation-no-caps="false" loext:hyphenation-no-last-word="false"/>
    </style:style>
    <style:style style:name="P104" style:family="paragraph">
      <loext:graphic-properties draw:fill="solid" draw:fill-color="#dee6ef"/>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color="#000000" loext:opacity="100%" loext:color-lum-mod="100%" loext:color-lum-off="0%" style:font-name="Liberation Sans1" fo:font-size="16pt" style:font-size-asian="16pt" style:font-size-complex="16pt" fo:hyphenate="false" loext:hyphenation-no-caps="false" loext:hyphenation-no-last-word="false"/>
    </style:style>
    <style:style style:name="P105" style:family="paragraph">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fo:text-shadow="none" style:text-underline-style="none" fo:font-weight="normal" style:letter-kerning="true" fo:background-color="transparent" style:font-name-asian="Arial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italic" fo:text-shadow="none" style:text-underline-style="none" fo:font-weight="normal" style:letter-kerning="true" fo:background-color="transparent" style:font-name-asian="Noto Sans SC Regular" style:font-size-asian="18pt" style:font-style-asian="normal"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text-position="0% 100%" style:font-name="Liberation Sans3"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1" style:font-size-complex="2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ans3"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1"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8" style:family="text">
      <style:text-properties fo:background-color="transparent"/>
    </style:style>
    <style:style style:name="T9"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letter-kerning="true" fo:background-color="transparent" style:font-name-asian="Noto Sans SC Regular"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ans1" fo:font-size="18pt" fo:letter-spacing="normal" fo:language="en" fo:country="US" fo:font-style="normal" fo:text-shadow="none" style:text-underline-style="none" fo:font-weight="bold" style:letter-kerning="true" fo:background-color="transparent" style:font-name-asian="Noto Sans SC Regular" style:font-size-asian="18pt" style:font-style-asian="normal" style:font-weight-asian="bold" style:font-name-complex="Droid Sans Devanagari1"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Liberation Sans1" fo:font-size="24pt" fo:letter-spacing="normal" fo:language="en" fo:country="US" fo:font-style="normal" fo:text-shadow="none" style:text-underline-style="none" fo:font-weight="normal" style:letter-kerning="true" fo:background-color="transparent" style:font-name-asian="Noto Sans SC Regular" style:font-size-asian="24pt" style:font-style-asian="normal" style:font-weight-asian="normal" style:font-name-complex="Droid Sans Devanagari1"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normal" fo:text-shadow="none" style:text-underline-style="none" fo:font-weight="bold" style:letter-kerning="true" fo:background-color="transparent" style:font-name-asian="Arial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italic" fo:text-shadow="none" style:text-underline-style="none" fo:font-weight="normal" style:letter-kerning="true" fo:background-color="transparent" style:font-name-asian="Arial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8% 58%" style:font-name="Liberation Sans1" fo:font-size="18pt" fo:letter-spacing="normal" fo:language="en" fo:country="US" fo:font-style="normal" fo:text-shadow="none" style:text-underline-style="none" fo:font-weight="normal" style:letter-kerning="true" fo:background-color="transparent"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normal" style:letter-kerning="true" style:font-name-asian="Noto Sans SC Regular"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3" fo:font-size="18pt" fo:font-style="normal" fo:text-shadow="none" style:text-underline-style="none" fo:font-weight="bold" style:letter-kerning="true" style:font-name-asian="Noto Sans SC Regular" style:font-size-asian="18pt" style:font-style-asian="normal" style:font-weight-asian="bold" style:font-name-complex="Droid Sans Devanagari1"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Liberation Sans3" fo:font-size="18pt" fo:font-style="italic" fo:text-shadow="none" style:text-underline-style="none" fo:font-weight="normal" style:letter-kerning="true" style:font-name-asian="Noto Sans SC Regular" style:font-size-asian="18pt" style:font-style-asian="italic"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italic" fo:text-shadow="none" style:text-underline-style="none" fo:font-weight="normal" style:letter-kerning="true" fo:background-color="transparent" style:font-name-asian="Noto Sans SC Regular" style:font-size-asian="18pt" style:font-style-asian="italic" style:font-weight-asian="normal" style:font-name-complex="Droid Sans Devanagari1"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libri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3" style:family="text">
      <style:text-properties fo:font-size="15pt" style:font-size-asian="15pt" style:font-size-complex="15pt"/>
    </style:style>
    <style:style style:name="T24" style:family="text">
      <style:text-properties fo:font-size="11pt" style:font-size-asian="11pt" style:font-size-complex="11pt"/>
    </style:style>
    <style:style style:name="T25" style:family="text">
      <style:text-properties fo:font-variant="normal" fo:text-transform="none" fo:color="#000000" loext:opacity="100%" style:text-outline="false" style:text-line-through-style="none" style:text-line-through-type="none" style:text-position="0% 100%" style:font-name="Liberation Sans1"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6" style:family="text">
      <style:text-properties style:font-name="Calibri2" fo:font-size="16pt" style:font-size-asian="16pt" style:font-size-complex="16pt"/>
    </style:style>
    <style:style style:name="T27" style:family="text">
      <style:text-properties fo:color="#2a6099" loext:opacity="100%" style:font-name="Calibri2" fo:font-size="16pt" fo:font-style="italic" style:font-size-asian="16pt" style:font-style-asian="italic" style:font-size-complex="16pt" style:font-style-complex="italic"/>
    </style:style>
    <style:style style:name="T28"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29" style:family="text">
      <style:text-properties fo:font-variant="normal" fo:text-transform="none" fo:color="#000000" loext:opacity="100%" style:text-outline="false" style:text-line-through-style="none" style:text-line-through-type="none" style:text-position="0% 100%" style:font-name="Liberation Sans1"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0" style:family="text">
      <style:text-properties fo:color="#000000" loext:opacity="100%" fo:font-size="18pt"/>
    </style:style>
    <style:style style:name="T31" style:family="text">
      <style:text-properties fo:color="#000000" loext:opacity="100%" fo:font-size="15pt" style:font-size-asian="15pt" style:font-size-complex="15pt"/>
    </style:style>
    <style:style style:name="T32" style:family="text">
      <style:text-properties fo:color="#000000" loext:opacity="100%" fo:font-size="18pt" style:font-size-asian="18pt" style:font-size-complex="18pt"/>
    </style:style>
    <style:style style:name="T33" style:family="text">
      <style:text-properties fo:color="#00a933" loext:opacity="100%" style:font-name="Calibri2" fo:font-size="16pt" fo:font-style="italic" style:font-size-asian="16pt" style:font-style-asian="italic" style:font-size-complex="16pt" style:font-style-complex="italic"/>
    </style:style>
    <style:style style:name="T34" style:family="text">
      <style:text-properties fo:color="#2a6099" loext:opacity="100%" style:text-position="-8% 58%" style:font-name="Calibri2" fo:font-size="16pt" fo:font-style="italic" style:font-size-asian="16pt" style:font-style-asian="italic" style:font-size-complex="16pt" style:font-style-complex="italic"/>
    </style:style>
    <style:style style:name="T35" style:family="text">
      <style:text-properties fo:font-variant="normal" fo:text-transform="none" fo:color="#000000" loext:opacity="100%" style:text-outline="false" style:text-line-through-style="none" style:text-line-through-type="none" style:text-position="-8% 58%" style:font-name="Liberation Sans1" fo:font-size="15pt" fo:letter-spacing="normal" fo:language="en" fo:country="US" fo:font-style="normal" style:text-underline-style="none" fo:font-weight="normal" fo:background-color="transparent" style:font-name-asian="Arial1" style:font-size-asian="15pt" style:font-style-asian="normal" style:font-weight-asian="normal" style:font-name-complex="Arial1" style:font-size-complex="15pt" style:font-style-complex="normal" style:font-weight-complex="normal"/>
    </style:style>
    <style:style style:name="T36" style:family="text">
      <style:text-properties fo:font-variant="normal" fo:text-transform="none" fo:color="#000000" loext:opacity="100%" style:text-outline="false" style:text-line-through-style="none" style:text-line-through-type="none" style:text-position="0% 100%" style:font-name="Liberation Sans1" fo:font-size="24pt" fo:letter-spacing="normal" fo:language="en" fo:country="US" fo:font-style="normal" fo:text-shadow="none" style:text-underline-style="none" fo:font-weight="normal" style:letter-kerning="true" fo:background-color="transparent"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Liberation Sans1"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1" fo:font-size="17pt" fo:text-shadow="none" style:text-underline-style="none" fo:font-weight="normal" style:letter-kerning="true" style:font-name-asian="Noto Sans SC Regular" style:font-size-asian="17pt" style:font-weight-asian="normal" style:font-name-complex="Droid Sans Devanagari1" style:font-size-complex="17pt"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1" fo:font-size="17pt" fo:font-style="italic" fo:text-shadow="none" style:text-underline-style="none" fo:font-weight="normal" style:letter-kerning="true" style:font-name-asian="Noto Sans SC Regular" style:font-size-asian="17pt" style:font-style-asian="italic" style:font-weight-asian="normal" style:font-name-complex="Droid Sans Devanagari1" style:font-size-complex="17pt" style:font-style-complex="italic"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1" fo:font-size="17pt" fo:font-style="normal" fo:text-shadow="none" style:text-underline-style="none" fo:font-weight="normal" style:letter-kerning="true" style:font-name-asian="Noto Sans SC Regular" style:font-size-asian="17pt" style:font-style-asian="normal" style:font-weight-asian="normal" style:font-name-complex="Droid Sans Devanagari1" style:font-size-complex="1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1" fo:font-size="17pt" fo:font-style="normal" fo:text-shadow="none" style:text-underline-style="none" style:letter-kerning="true" style:font-name-asian="Noto Sans SC Regular" style:font-size-asian="17pt" style:font-style-asian="normal" style:font-name-complex="Droid Sans Devanagari1" style:font-size-complex="17pt" style:font-style-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1" fo:font-size="17pt" fo:font-style="normal" fo:text-shadow="none" style:text-underline-style="none" fo:font-weight="bold" style:letter-kerning="true" style:font-name-asian="Noto Sans SC Regular" style:font-size-asian="17pt" style:font-style-asian="normal" style:font-weight-asian="bold" style:font-name-complex="Droid Sans Devanagari1" style:font-size-complex="17pt" style:font-style-complex="normal" style:font-weight-complex="bold"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1" fo:font-size="17pt" fo:font-style="normal" fo:text-shadow="none" style:text-underline-style="none" style:letter-kerning="true" style:font-name-asian="Noto Sans SC Regular" style:font-size-asian="17pt" style:font-style-asian="normal" style:font-name-complex="Droid Sans Devanagari1" style:font-size-complex="17pt" style:font-style-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8% 58%" style:font-name="Liberation Sans1" fo:font-size="17pt" fo:font-style="normal" fo:text-shadow="none" style:text-underline-style="none" fo:font-weight="normal" style:letter-kerning="true" style:font-name-asian="Noto Sans SC Regular" style:font-size-asian="17pt" style:font-style-asian="normal" style:font-weight-asian="normal" style:font-name-complex="Droid Sans Devanagari1" style:font-size-complex="17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Sans1" fo:font-size="17pt" fo:letter-spacing="normal" fo:language="en" fo:country="US" fo:font-style="normal" fo:text-shadow="none" style:text-underline-style="none" fo:font-weight="normal" style:letter-kerning="true" fo:background-color="transparent" style:font-name-asian="Arial1" style:font-size-asian="17pt" style:font-style-asian="normal" style:font-weight-asian="normal" style:font-name-complex="Arial1" style:font-size-complex="17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loext:opacity="100%" style:text-outline="false" style:text-line-through-style="none" style:text-line-through-type="none" style:font-name="Liberation Sans1" fo:font-size="17pt" fo:letter-spacing="normal" fo:language="en" fo:country="US" fo:font-style="normal" fo:text-shadow="none" style:text-underline-style="none" fo:font-weight="bold" style:letter-kerning="true" fo:background-color="transparent" style:font-name-asian="Arial1" style:font-size-asian="17pt" style:font-style-asian="normal" style:font-weight-asian="bold" style:font-name-complex="Arial1" style:font-size-complex="17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8% 58%"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49" style:family="text">
      <style:text-properties fo:color="#000000" loext:opacity="100%" style:font-name="Liberation Sans1" fo:font-size="18pt" style:font-size-asian="18pt" style:font-size-complex="18pt"/>
    </style:style>
    <style:style style:name="T50" style:family="text">
      <style:text-properties fo:color="#000000" loext:opacity="100%" style:text-position="-8% 58%" fo:font-size="18pt" style:font-size-asian="18pt" style:font-size-complex="18pt"/>
    </style:style>
    <style:style style:name="T51" style:family="text">
      <style:text-properties fo:font-variant="normal" fo:text-transform="none" fo:color="#000000" loext:opacity="100%" style:text-outline="false" style:text-line-through-style="none" style:text-line-through-type="none" style:text-position="-8% 58%" style:font-name="Liberation Sans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font-name="Liberation Sans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8% 58%" style:font-name="Liberation Sans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8% 58%"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6" style:family="text">
      <style:text-properties fo:font-size="18pt"/>
    </style:style>
    <style:style style:name="T57" style:family="text">
      <style:text-properties fo:font-variant="normal" fo:text-transform="none" fo:color="#000000" loext:opacity="100%" style:text-outline="false" style:text-line-through-style="none" style:text-line-through-type="none"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8% 58%" style:font-name="Arial2"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59" style:family="text">
      <style:text-properties fo:color="#ff8000" loext:opacity="100%" style:font-name="Calibri2" fo:font-size="16pt" style:font-size-asian="16pt" style:font-size-complex="16pt"/>
    </style:style>
    <style:style style:name="T60" style:family="text">
      <style:text-properties fo:color="#ff0000" loext:opacity="100%" style:font-name="Calibri2" fo:font-size="16pt" style:font-size-asian="16pt" style:font-size-complex="16pt"/>
    </style:style>
    <style:style style:name="T61" style:family="text">
      <style:text-properties fo:font-variant="normal" fo:text-transform="none" fo:color="#000000" loext:opacity="100%" style:text-outline="false" style:text-line-through-style="none" style:text-line-through-type="none" style:font-name="Liberation Sans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2" style:family="text">
      <style:text-properties fo:font-variant="normal" fo:text-transform="none" fo:color="#000000" loext:opacity="100%" style:text-outline="false" style:text-line-through-style="none" style:text-line-through-type="none" style:font-name="Liberation Sans1" fo:font-size="18pt" fo:letter-spacing="normal" fo:language="en" fo:country="US" fo:font-style="normal" style:text-underline-style="solid" style:text-underline-width="auto" style:text-underline-color="font-color"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letter-kerning="true" fo:background-color="transparent" style:font-name-asian="Noto Sans SC Regular2" style:font-size-asian="18pt" style:font-style-asian="normal" style:font-weight-asian="normal" style:font-name-complex="DejaVu Sans7"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00" loext:opacity="100%" style:text-outline="false" style:text-line-through-style="none" style:text-line-through-type="none" style:text-position="0% 100%" style:font-name="Liberation Sans1" fo:font-size="18pt" fo:letter-spacing="normal" fo:language="en" fo:country="US" fo:font-style="normal" fo:text-shadow="none" style:text-underline-style="none" fo:font-weight="bold" style:letter-kerning="true" fo:background-color="transparent" style:font-name-asian="Noto Sans SC Regular2" style:font-size-asian="18pt" style:font-style-asian="normal" style:font-weight-asian="bold" style:font-name-complex="DejaVu Sans7"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66" style:family="text">
      <style:text-properties fo:font-size="15pt" fo:background-color="transparent" style:font-size-asian="15pt" style:font-size-complex="15pt"/>
    </style:style>
    <style:style style:name="T67" style:family="text">
      <style:text-properties fo:color="#ff0000" loext:opacity="100%" style:font-name="Calibri2" fo:font-size="16pt"/>
    </style:style>
    <style:style style:name="T68" style:family="text">
      <style:text-properties fo:color="#ff0000" loext:opacity="100%" style:text-position="-8% 58%" style:font-name="Calibri2" fo:font-size="16pt"/>
    </style:style>
    <style:style style:name="T69"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name-asian="Arial1" style:font-size-asian="18pt" style:font-style-asian="normal" style:font-weight-asian="normal" style:font-name-complex="Arial1" style:font-size-complex="18pt" style:font-style-complex="normal" style:font-weight-complex="normal"/>
    </style:style>
    <style:style style:name="T70" style:family="text">
      <style:text-properties style:font-name="Calibri2" fo:font-size="16pt"/>
    </style:style>
    <style:style style:name="T71" style:family="text">
      <style:text-properties fo:color="#00a933" loext:opacity="100%" style:font-name="Calibri2" fo:font-size="16pt"/>
    </style:style>
    <style:style style:name="T72" style:family="text">
      <style:text-properties fo:color="#00a933" loext:opacity="100%" style:text-position="-8% 58%" style:font-name="Calibri2" fo:font-size="16pt"/>
    </style:style>
    <style:style style:name="T73" style:family="text">
      <style:text-properties fo:color="#158466" loext:opacity="100%" style:font-name="Calibri2" fo:font-size="16pt"/>
    </style:style>
    <style:style style:name="T74" style:family="text">
      <style:text-properties fo:color="#158466" loext:opacity="100%" style:text-position="-8% 58%" style:font-name="Calibri2" fo:font-size="16pt"/>
    </style:style>
    <style:style style:name="T75" style:family="text">
      <style:text-properties fo:color="#158466" loext:opacity="100%" style:text-position="0% 100%" style:font-name="Calibri2" fo:font-size="16pt"/>
    </style:style>
    <style:style style:name="T76" style:family="text">
      <style:text-properties fo:color="#4472c4" loext:opacity="100%" style:font-name="Calibri2" fo:font-size="16pt"/>
    </style:style>
    <style:style style:name="T77" style:family="text">
      <style:text-properties fo:color="#000000" loext:opacity="100%" fo:font-size="16pt" style:font-size-asian="16pt" style:font-size-complex="16pt"/>
    </style:style>
    <style:style style:name="T78" style:family="text">
      <style:text-properties fo:color="#000000" loext:opacity="100%" style:text-position="-8% 58%" fo:font-size="16pt" style:font-size-asian="16pt" style:font-size-complex="16pt"/>
    </style:style>
    <style:style style:name="T79" style:family="text">
      <style:text-properties fo:color="#00a933" loext:opacity="100%" style:font-name="Calibri2" fo:font-size="16pt" style:font-size-asian="16pt" style:font-size-complex="16pt"/>
    </style:style>
    <style:style style:name="T80" style:family="text">
      <style:text-properties fo:font-variant="normal" fo:text-transform="none" fo:color="#000000" loext:opacity="100%" style:text-outline="false" style:text-line-through-style="none" style:text-line-through-type="none" style:text-position="0% 100%" style:font-name="Liberation Sans1" fo:font-size="16pt" fo:letter-spacing="normal" fo:language="en" fo:country="US" fo:font-style="normal" fo:text-shadow="none" style:text-underline-style="none" fo:font-weight="normal" style:letter-kerning="true" fo:background-color="transparent" style:font-name-asian="Noto Sans SC Regular2" style:font-size-asian="16pt" style:font-style-asian="normal" style:font-weight-asian="normal" style:font-name-complex="DejaVu Sans7" style:font-size-complex="1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Liberation Sans1"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000000" loext:opacity="100%" style:text-outline="false" style:text-line-through-style="none" style:text-line-through-type="none" style:text-position="-8% 58%" style:font-name="Liberation Sans1" fo:font-size="15pt" fo:letter-spacing="normal" fo:language="en" fo:country="US" fo:font-style="normal" fo:text-shadow="none" style:text-underline-style="none" fo:font-weight="normal" style:letter-kerning="true" fo:background-color="transparent" style:font-name-asian="Noto Sans SC Regular2" style:font-size-asian="15pt" style:font-style-asian="normal" style:font-weight-asian="normal" style:font-name-complex="DejaVu Sans7" style:font-size-complex="15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000000" loext:opacity="100%" style:text-outline="false" style:text-line-through-style="none" style:text-line-through-type="none" style:text-position="0% 100%" style:font-name="Liberation Sans1" fo:font-size="15pt" fo:letter-spacing="normal" fo:language="en" fo:country="US" fo:font-style="normal" fo:text-shadow="none" style:text-underline-style="none" fo:font-weight="normal" style:letter-kerning="true" fo:background-color="transparent" style:font-name-asian="Standard Symbols L1" style:font-size-asian="15pt" style:font-style-asian="normal" style:font-weight-asian="normal" style:font-name-complex="Standard Symbols L1" style:font-size-complex="15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loext:opacity="100%" style:text-outline="false" style:text-line-through-style="none" style:text-line-through-type="none" style:text-position="0% 100%" style:font-name="Liberation Sans1" fo:font-size="15pt" fo:letter-spacing="normal" fo:language="en" fo:country="US" fo:font-style="normal" fo:text-shadow="none" style:text-underline-style="none" fo:font-weight="normal" style:letter-kerning="true" fo:background-color="transparent" style:font-name-asian="Liberation Sans4" style:font-size-asian="15pt" style:font-style-asian="normal" style:font-weight-asian="normal" style:font-name-complex="Liberation Sans4" style:font-size-complex="15pt" style:font-style-complex="normal" style:font-weight-complex="normal" style:text-emphasize="none" style:font-relief="none" style:text-overline-style="none" style:text-overline-color="font-color"/>
    </style:style>
    <style:style style:name="T85" style:family="text">
      <style:text-properties fo:font-size="16pt" style:font-size-asian="16pt" style:font-size-complex="16pt"/>
    </style:style>
    <style:style style:name="T86"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X"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prefix="Y"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prefix="Z"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prefix="P" style:num-suffix="  " style:num-format="1">
        <style:list-level-properties text:min-label-width="0.914cm"/>
        <style:text-properties style:use-window-font-color="true"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Subtitle 7" draw:style-name="gr1" draw:text-style-name="P7" draw:layer="layout" svg:width="31.252cm" svg:height="22.225cm" svg:x="1.275cm" svg:y="1.527cm">
          <draw:text-box>
            <text:p text:style-name="P1"><text:span text:style-name="T1">A Software </text:span><text:span text:style-name="T1">Dependency </text:span><text:span text:style-name="T1">Flip Book</text:span></text:p>
            <text:p text:style-name="P2"><text:span text:style-name="T2"/></text:p>
            <text:p text:style-name="P2"><text:span text:style-name="T2">Dirk Engel, </text:span><text:span text:style-name="T3"><text:a xlink:href="mailto:info@engel-internet.de" xlink:type="simple">info@engel-internet.de</text:a></text:span><text:span text:style-name="T2">, </text:span><text:span text:style-name="T2">October 31, 2023</text:span></text:p>
            <text:p text:style-name="P2"><text:span text:style-name="T3"><text:a xlink:href="https://github.com/dirkengel/" xlink:type="simple">https://github.com/dirkengel/</text:a></text:span></text:p>
            <text:p text:style-name="P3"><text:span text:style-name="T4">Introduction</text:span></text:p>
            <text:p text:style-name="P4"><text:span text:style-name="T3">Just as I was thinking </text:span><text:span text:style-name="T3">about different types of SW </text:span><text:span text:style-name="T3">dependencies that could be </text:span><text:span text:style-name="T3">distinguished, a new </text:span><text:span text:style-name="T3">episode of 'SW Architektur </text:span><text:span text:style-name="T3">im Stream' [</text:span><text:span text:style-name="T3"><text:a xlink:href="#Subtitle 5" xlink:type="simple">Wolff23</text:a></text:span><text:span text:style-name="T3">] on the </text:span><text:span text:style-name="T3">topic was released, where </text:span><text:span text:style-name="T3">Eberhard Wolff discusses </text:span><text:span text:style-name="T3">the article ‘</text:span><text:span text:style-name="T2">How an Ancient </text:span><text:span text:style-name="T2">Philosophy Problem </text:span><text:span text:style-name="T2">Explains Software </text:span><text:span text:style-name="T2">Dependence’</text:span><text:span text:style-name="T3"> by Jimmy </text:span><text:span text:style-name="T3">Koppel [</text:span><text:span text:style-name="T3"><text:a xlink:href="#Subtitle 5" xlink:type="simple">Koppel22</text:a></text:span><text:span text:style-name="T3">]. </text:span></text:p>
            <text:p text:style-name="P4"><text:span text:style-name="T3">My initial idea was to </text:span><text:span text:style-name="T3">differentiate types of </text:span><text:span text:style-name="T3">dependency according to </text:span><text:span text:style-name="T3">time (Coding, Compiling, </text:span><text:span text:style-name="T3">Linking, Runtime) when </text:span><text:span text:style-name="T3">they become perceptible. </text:span><text:span text:style-name="T3">Koppel’s approach is going </text:span><text:span text:style-name="T3">further and distinguishes </text:span><text:span text:style-name="T3">between three dimensions. </text:span><text:span text:style-name="T3">While his idea is </text:span><text:span text:style-name="T3">compelling, the explanation </text:span><text:span text:style-name="T3">is somewhat abstract and </text:span><text:span text:style-name="T3">theoretical. To get a better </text:span><text:span text:style-name="T3">intuitive understanding of </text:span><text:span text:style-name="T3">the proposed idea, I </text:span><text:span text:style-name="T3">admittedly had to watch the </text:span><text:span text:style-name="T3">video and scroll through </text:span><text:span text:style-name="T3">the article more than once. </text:span><text:span text:style-name="T3">Therefore, I wondered if it </text:span><text:span text:style-name="T3">would be possible to map </text:span><text:span text:style-name="T3">my original idea onto the </text:span><text:span text:style-name="T3">three-dimensional </text:span><text:span text:style-name="T3">approach and find a </text:span><text:span text:style-name="T3">simple, low-threshold way </text:span><text:span text:style-name="T3">to visualize dependencies </text:span><text:span text:style-name="T3">via diagram. The result is </text:span><text:span text:style-name="T3">this flip book.</text:span></text:p>
            <text:p text:style-name="P3"><text:span text:style-name="T4">Three Dimensions</text:span></text:p>
            <text:p text:style-name="P4"><text:span text:style-name="T3">Koppel distinguishes three </text:span><text:span text:style-name="T3">dimensions: </text:span><text:span text:style-name="T5">Semantics</text:span><text:span text:style-name="T3">, </text:span><text:span text:style-name="T5">Properties</text:span><text:span text:style-name="T3">, </text:span><text:span text:style-name="T5">Permitted </text:span><text:span text:style-name="T5">Changes</text:span><text:span text:style-name="T3">. I dare say that </text:span><text:span text:style-name="T3">my identified points in time </text:span><text:span text:style-name="T3">at which the dependency </text:span><text:span text:style-name="T3">becomes noticeable are </text:span><text:span text:style-name="T3">largely consistent with the </text:span><text:span text:style-name="T6">Semantics</text:span><text:span text:style-name="T3"> factor. Since </text:span><text:span text:style-name="T3">we usually have tools such </text:span><text:span text:style-name="T3">as generator, compiler, </text:span><text:span text:style-name="T3">linker, interpreter and </text:span><text:span text:style-name="T3">processing unit that do the </text:span><text:span text:style-name="T3">formal semantic checks for </text:span><text:span text:style-name="T3">us, I differentiate between </text:span><text:span text:style-name="T3">the following phases:</text:span></text:p>
            <text:list text:style-name="L2">
              <text:list-item>
                <text:p text:style-name="P5"><text:span text:style-name="T7">Model Change (Code </text:span><text:span text:style-name="T7">Generation)</text:span></text:p>
              </text:list-item>
              <text:list-item>
                <text:p text:style-name="P6"><text:span text:style-name="T7">Code Change</text:span></text:p>
              </text:list-item>
              <text:list-item>
                <text:p text:style-name="P6"><text:span text:style-name="T7">Compilation</text:span></text:p>
              </text:list-item>
              <text:list-item>
                <text:p text:style-name="P6"><text:span text:style-name="T7">Linking</text:span></text:p>
              </text:list-item>
              <text:list-item>
                <text:p text:style-name="P6"><text:span text:style-name="T7">Runtime Availability</text:span></text:p>
              </text:list-item>
              <text:list-item>
                <text:p text:style-name="P6"><text:span text:style-name="T7">Runtime Conditions</text:span></text:p>
              </text:list-item>
            </text:list>
          </draw:text-box>
        </draw:frame>
        <draw:custom-shape draw:style-name="gr2" draw:text-style-name="P9" draw:layer="layout" svg:width="1.469cm" svg:height="1.526cm" svg:x="32.389cm" svg:y="23.874cm">
          <text:p text:style-name="P8"><text:span text:style-name="T8">1</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10" draw:layer="layout" svg:width="18.658cm" svg:height="12.572cm" svg:x="1.478cm" svg:y="13.271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frame draw:name="Subtitle 9" draw:style-name="gr4" draw:text-style-name="P17" draw:layer="layout" svg:width="31.252cm" svg:height="22.225cm" svg:x="1.275cm" svg:y="1.527cm">
          <draw:text-box>
            <text:p text:style-name="P11"><text:span text:style-name="T9">To represent the </text:span><text:span text:style-name="T10">Property</text:span><text:span text:style-name="T9"> factor, I </text:span><text:span text:style-name="T9">chose the quality </text:span><text:span text:style-name="T9">attributes defined </text:span><text:span text:style-name="T9">by ISO 25040 [</text:span><text:span text:style-name="T9"><text:a xlink:href="#Subtitle 5" xlink:type="simple">ISO11</text:a></text:span><text:span text:style-name="T9">]:</text:span></text:p>
            <text:list text:style-name="L2">
              <text:list-item>
                <text:p text:style-name="P12"><text:span text:style-name="T9">Functional </text:span><text:span text:style-name="T9">Suitability: </text:span><text:span text:style-name="T9">Explicitly and </text:span><text:span text:style-name="T9">deliberately </text:span><text:span text:style-name="T9">selected and </text:span><text:span text:style-name="T9">actively </text:span><text:span text:style-name="T9">managed </text:span><text:span text:style-name="T9">dependencie</text:span><text:span text:style-name="T9">s to achieve </text:span><text:span text:style-name="T9">desired/speci</text:span><text:span text:style-name="T9">fied </text:span><text:span text:style-name="T9">functionality. </text:span><text:span text:style-name="T9">Followed by </text:span><text:span text:style-name="T9">the quality </text:span><text:span text:style-name="T9">attributes on </text:span><text:span text:style-name="T9">which </text:span><text:span text:style-name="T9">software </text:span><text:span text:style-name="T9">depends, </text:span><text:span text:style-name="T9">whether </text:span><text:span text:style-name="T9">desired or </text:span><text:span text:style-name="T9">not. If </text:span><text:span text:style-name="T9">ignored, it </text:span><text:span text:style-name="T9">often results </text:span><text:span text:style-name="T9">in negative </text:span><text:span text:style-name="T9">consequence</text:span><text:span text:style-name="T9">s:</text:span></text:p>
              </text:list-item>
              <text:list-item>
                <text:p text:style-name="P13"><text:span text:style-name="T11">Reliability</text:span></text:p>
              </text:list-item>
              <text:list-item>
                <text:p text:style-name="P13"><text:span text:style-name="T11">Security</text:span></text:p>
              </text:list-item>
              <text:list-item>
                <text:p text:style-name="P13"><text:span text:style-name="T11">Performance</text:span></text:p>
              </text:list-item>
              <text:list-item>
                <text:p text:style-name="P13"><text:span text:style-name="T11">Compatibility</text:span></text:p>
              </text:list-item>
              <text:list-item>
                <text:p text:style-name="P13"><text:span text:style-name="T11">Portability</text:span></text:p>
              </text:list-item>
              <text:list-item>
                <text:p text:style-name="P13"><text:span text:style-name="T11">Maintainabili</text:span><text:span text:style-name="T11">ty</text:span></text:p>
              </text:list-item>
              <text:list-item>
                <text:p text:style-name="P13"><text:span text:style-name="T11">Usability </text:span><text:span text:style-name="T11">(not UIX but </text:span><text:span text:style-name="T11">in terms of </text:span><text:span text:style-name="T11">API)</text:span></text:p>
              </text:list-item>
            </text:list>
            <text:p text:style-name="P14"><text:span text:style-name="T9"/></text:p>
            <text:p text:style-name="P15"><text:span text:style-name="T9">Finally, Koppel’s </text:span><text:span text:style-name="T9">third and final </text:span><text:span text:style-name="T9">factor, </text:span><text:span text:style-name="T10">Permitted </text:span><text:span text:style-name="T10">Changes</text:span><text:span text:style-name="T9">, adds </text:span><text:span text:style-name="T9">the restriction that </text:span><text:span text:style-name="T9">a change should </text:span><text:span text:style-name="T9">not add new </text:span><text:span text:style-name="T9">(unwanted) </text:span><text:span text:style-name="T9">dependencies. </text:span><text:span text:style-name="T9">Another example </text:span><text:span text:style-name="T9">of such a </text:span><text:span text:style-name="T9">restriction is </text:span><text:span text:style-name="T9">avoiding cyclic </text:span><text:span text:style-name="T9">build </text:span><text:span text:style-name="T9">dependencies.</text:span></text:p>
            <text:p text:style-name="P16"><text:span text:style-name="T12">Notation and </text:span><text:span text:style-name="T12">Visualization</text:span></text:p>
            <text:p text:style-name="P4"><text:span text:style-name="T11">The </text:span><text:span text:style-name="T13">x-axis</text:span><text:span text:style-name="T11"> shows </text:span><text:span text:style-name="T11">the T</text:span><text:span text:style-name="T14">ime of First </text:span><text:span text:style-name="T14">Consequences</text:span><text:span text:style-name="T11">, </text:span><text:span text:style-name="T11">which corresponds </text:span><text:span text:style-name="T11">to the first time at </text:span><text:span text:style-name="T11">which a </text:span><text:span text:style-name="T11">dependency </text:span><text:span text:style-name="T11">becomes apparent </text:span><text:span text:style-name="T11">by checking </text:span><text:span text:style-name="T14">Semantics</text:span><text:span text:style-name="T11">. For </text:span><text:span text:style-name="T11">me, an earlier </text:span><text:span text:style-name="T11">consequence </text:span><text:span text:style-name="T11">means a stronger </text:span><text:span text:style-name="T11">dependency. </text:span><text:span text:style-name="T11">Although, for </text:span><text:span text:style-name="T11">example, a C</text:span><text:span text:style-name="T14">ode </text:span><text:span text:style-name="T14">Change</text:span><text:span text:style-name="T11"> requires a </text:span><text:span text:style-name="T11">re-</text:span><text:span text:style-name="T14">Compilation</text:span><text:span text:style-name="T11">, </text:span><text:span text:style-name="T11">only the first </text:span><text:span text:style-name="T11">(stronger) </text:span><text:span text:style-name="T11">consequence is </text:span><text:span text:style-name="T11">plotted.</text:span></text:p>
            <text:p text:style-name="P4"><text:span text:style-name="T11">To make the </text:span><text:span text:style-name="T14">Properties</text:span><text:span text:style-name="T11">, which </text:span><text:span text:style-name="T11">are sometimes </text:span><text:span text:style-name="T11">overshadowed by </text:span><text:span text:style-name="T11">the plain </text:span><text:span text:style-name="T11">functionality, </text:span><text:span text:style-name="T11">visible, they are </text:span><text:span text:style-name="T11">illustrated along </text:span><text:span text:style-name="T11">the </text:span><text:span text:style-name="T13">y-axis</text:span><text:span text:style-name="T11">. The </text:span><text:span text:style-name="T11">more quality </text:span><text:span text:style-name="T11">attributes are </text:span><text:span text:style-name="T11">affected, the </text:span><text:span text:style-name="T11">deeper the </text:span><text:span text:style-name="T11">dependency.</text:span></text:p>
            <text:p text:style-name="P4"><text:span text:style-name="T11">The </text:span><text:span text:style-name="T13">z-axis</text:span><text:span text:style-name="T11"> is for </text:span><text:span text:style-name="T11">the specific </text:span><text:span text:style-name="T11">dependencies </text:span><text:span text:style-name="T11">between modules, </text:span><text:span text:style-name="T11">written as A→B, </text:span><text:span text:style-name="T11">which means </text:span><text:span text:style-name="T11">module A depends </text:span><text:span text:style-name="T11">on module B. The </text:span><text:span text:style-name="T11">undesirable case </text:span><text:span text:style-name="T11">of cyclic </text:span><text:span text:style-name="T11">dependence is </text:span><text:span text:style-name="T11">highlighted by </text:span><text:span text:style-name="T11">making it visible in </text:span><text:span text:style-name="T11">the same diagram </text:span><text:span text:style-name="T11">as A←B. </text:span><text:span text:style-name="T11">Sometimes </text:span><text:span text:style-name="T11">multiple individual </text:span><text:span text:style-name="T11">dependencies can </text:span><text:span text:style-name="T11">be expressed by </text:span><text:span text:style-name="T11">an equivalence </text:span><text:span text:style-name="T11">class A→[A]</text:span><text:span text:style-name="T15">R</text:span><text:span text:style-name="T11">, </text:span><text:span text:style-name="T11">which represents a </text:span><text:span text:style-name="T11">set of modules </text:span><text:span text:style-name="T11">that share a </text:span><text:span text:style-name="T11">special property </text:span><text:span text:style-name="T11">with module A </text:span><text:span text:style-name="T11">expressed via </text:span><text:span text:style-name="T11">relation R. If n </text:span><text:span text:style-name="T11">individual </text:span><text:span text:style-name="T11">dependencies of a </text:span><text:span text:style-name="T11">module can be </text:span><text:span text:style-name="T11">reduced to a single </text:span><text:span text:style-name="T11">generic </text:span><text:span text:style-name="T11">equivalence class </text:span><text:span text:style-name="T11">dependency, it is </text:span><text:span text:style-name="T11">preferable.</text:span></text:p>
          </draw:text-box>
        </draw:frame>
        <draw:custom-shape draw:style-name="gr2" draw:text-style-name="P9" draw:layer="layout" svg:width="1.469cm" svg:height="1.526cm" svg:x="32.389cm" svg:y="23.874cm">
          <text:p text:style-name="P8"><text:span text:style-name="T8">2</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 presentation:class="page"/>
          <draw:frame presentation:style-name="pr1" draw:text-style-name="P18" draw:layer="layout" svg:width="18.658cm" svg:height="12.572cm" svg:x="1.478cm" svg:y="13.271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draw:name="Subtitle 1" draw:style-name="gr1" draw:text-style-name="P7" draw:layer="layout" svg:width="31.252cm" svg:height="22.225cm" svg:x="1.276cm" svg:y="1.525cm">
          <draw:text-box>
            <text:p text:style-name="P19"><text:span text:style-name="T16">Along the x-</text:span><text:span text:style-name="T16">Axis</text:span></text:p>
            <text:p text:style-name="P20"><text:span text:style-name="T7"/></text:p>
            <text:list text:style-name="L3">
              <text:list-item>
                <text:p text:style-name="P21"><text:span text:style-name="T17">If it is possible </text:span><text:span text:style-name="T17">to describe the </text:span><text:span text:style-name="T17">mechanics at a </text:span><text:span text:style-name="T17">meta level, </text:span><text:span text:style-name="T17">using code </text:span><text:span text:style-name="T17">generation is </text:span><text:span text:style-name="T17">more efficient </text:span><text:span text:style-name="T17">than manually </text:span><text:span text:style-name="T17">writing code </text:span><text:span text:style-name="T17">with recurring </text:span><text:span text:style-name="T17">common parts. </text:span><text:span text:style-name="T17">The </text:span><text:span text:style-name="T18">Model </text:span><text:span text:style-name="T18">Change</text:span><text:span text:style-name="T17"> step </text:span><text:span text:style-name="T17">occurs before </text:span><text:span text:style-name="T17">any additional </text:span><text:span text:style-name="T17">manual code </text:span><text:span text:style-name="T17">changes that </text:span><text:span text:style-name="T17">may be </text:span><text:span text:style-name="T17">necessary to </text:span><text:span text:style-name="T17">integrate the </text:span><text:span text:style-name="T17">generated </text:span><text:span text:style-name="T17">code. </text:span><text:span text:style-name="T17">Regarding the </text:span><text:span text:style-name="T17">dependency </text:span><text:span text:style-name="T17">depth along the </text:span><text:span text:style-name="T19">y-axis</text:span><text:span text:style-name="T17">, refer to </text:span><text:span text:style-name="T17"><text:a xlink:href="#Folie 5" xlink:type="simple">X2 Code Change</text:a></text:span><text:span text:style-name="T17"><text:s/>as it is still a </text:span><text:span text:style-name="T17">code change.</text:span></text:p>
              </text:list-item>
              <text:list-item>
                <text:p text:style-name="P21"><text:span text:style-name="T17">Any </text:span><text:span text:style-name="T18">Code </text:span><text:span text:style-name="T18">Changes</text:span><text:span text:style-name="T17"> are </text:span><text:span text:style-name="T17">made to </text:span><text:span text:style-name="T17">provide or </text:span><text:span text:style-name="T17">improve </text:span><text:span text:style-name="T17">functionality. </text:span><text:span text:style-name="T17">When writing </text:span><text:span text:style-name="T17">code, you must </text:span><text:span text:style-name="T17">follow </text:span><text:span text:style-name="T17">paradigms and </text:span><text:span text:style-name="T17">rules to </text:span><text:span text:style-name="T17">produce </text:span><text:span text:style-name="T17">reliable, </text:span><text:span text:style-name="T17">secure, and </text:span><text:span text:style-name="T17">performant </text:span><text:span text:style-name="T17">code. </text:span><text:span text:style-name="T17">Thoughtful use </text:span><text:span text:style-name="T17">of resources </text:span><text:span text:style-name="T17">supports co-</text:span><text:span text:style-name="T17">existence </text:span><text:span text:style-name="T17">(compatibility). </text:span><text:span text:style-name="T17">Modularity </text:span><text:span text:style-name="T17">facilitates </text:span><text:span text:style-name="T17">portability and </text:span><text:span text:style-name="T17">maintainability. </text:span><text:span text:style-name="T17">Usability can </text:span><text:span text:style-name="T17">be achieved by </text:span><text:span text:style-name="T17">adhering to </text:span><text:span text:style-name="T17">common API </text:span><text:span text:style-name="T17">and error </text:span><text:span text:style-name="T17">handling </text:span><text:span text:style-name="T17">patterns.</text:span></text:p>
              </text:list-item>
              <text:list-item>
                <text:p text:style-name="P21"><text:span text:style-name="T17">When you need </text:span><text:span text:style-name="T17">to compile </text:span><text:span text:style-name="T17">against code </text:span><text:span text:style-name="T17">you depend on, </text:span><text:span text:style-name="T17">you may </text:span><text:span text:style-name="T17">directly </text:span><text:span text:style-name="T17">experience </text:span><text:span text:style-name="T17">issues related </text:span><text:span text:style-name="T17">to unreliability, </text:span><text:span text:style-name="T17">insecurity, and </text:span><text:span text:style-name="T17">poor </text:span><text:span text:style-name="T17">performance </text:span><text:span text:style-name="T17">introduced to </text:span><text:span text:style-name="T17">your shared </text:span><text:span text:style-name="T18">Compilation</text:span><text:span text:style-name="T17"> </text:span><text:span text:style-name="T17">unit. The other </text:span><text:span text:style-name="T17">code should </text:span><text:span text:style-name="T17">also be </text:span><text:span text:style-name="T17">considerate of </text:span><text:span text:style-name="T17">resource usage </text:span><text:span text:style-name="T17">to ensure co-</text:span><text:span text:style-name="T17">existence </text:span><text:span text:style-name="T17">(compatibility). </text:span><text:span text:style-name="T17">Since all code </text:span><text:span text:style-name="T17">contributes to </text:span><text:span text:style-name="T17">one unit, all </text:span><text:span text:style-name="T17">modules are </text:span><text:span text:style-name="T17">closely </text:span><text:span text:style-name="T17">interconnected </text:span><text:span text:style-name="T17">in terms of </text:span><text:span text:style-name="T17">portability and </text:span><text:span text:style-name="T17">maintainability. </text:span><text:span text:style-name="T17">If you reuse </text:span><text:span text:style-name="T17">classes as </text:span><text:span text:style-name="T17">parameters for </text:span><text:span text:style-name="T17">your own </text:span><text:span text:style-name="T17">functions, you </text:span><text:span text:style-name="T17">also rely on </text:span><text:span text:style-name="T17">their usability, </text:span><text:span text:style-name="T17">for instance.</text:span></text:p>
              </text:list-item>
              <text:list-item>
                <text:p text:style-name="P21"><text:span text:style-name="T17">When </text:span><text:span text:style-name="T18">Linking</text:span><text:span text:style-name="T17"> </text:span><text:span text:style-name="T17">another library, </text:span><text:span text:style-name="T17">you still depend </text:span><text:span text:style-name="T17">on its </text:span><text:span text:style-name="T17">functionality </text:span><text:span text:style-name="T17">and quality; it is </text:span><text:span text:style-name="T17">just that the </text:span><text:span text:style-name="T17">code is already </text:span><text:span text:style-name="T17">compiled. If </text:span><text:span text:style-name="T17">you do not </text:span><text:span text:style-name="T17">have to </text:span><text:span text:style-name="T17">recompile when </text:span><text:span text:style-name="T17">the other </text:span><text:span text:style-name="T17">module </text:span><text:span text:style-name="T17">changes, your </text:span><text:span text:style-name="T17">interfaces </text:span><text:span text:style-name="T17">obviously </text:span><text:span text:style-name="T17">remain stable, </text:span><text:span text:style-name="T17">so there is no </text:span><text:span text:style-name="T17">impact on </text:span><text:span text:style-name="T17">usability.</text:span></text:p>
              </text:list-item>
              <text:list-item>
                <text:p text:style-name="P21"><text:span text:style-name="T17">The </text:span><text:span text:style-name="T18">Runtime </text:span><text:span text:style-name="T18">Availability</text:span><text:span text:style-name="T17"> </text:span><text:span text:style-name="T17">means that the </text:span><text:span text:style-name="T17">program </text:span><text:span text:style-name="T17">functionality is </text:span><text:span text:style-name="T17">made available </text:span><text:span text:style-name="T17">at runtime. This </text:span><text:span text:style-name="T17">can be in the </text:span><text:span text:style-name="T17">form of a </text:span><text:span text:style-name="T17">dynamic library </text:span><text:span text:style-name="T17">or a server </text:span><text:span text:style-name="T17">connection. </text:span><text:span text:style-name="T17">Since a </text:span><text:span text:style-name="T17">dynamic library </text:span><text:span text:style-name="T17">runs in the </text:span><text:span text:style-name="T17">same process </text:span><text:span text:style-name="T17">context, it </text:span><text:span text:style-name="T17">behaves </text:span><text:span text:style-name="T17">similarly to </text:span><text:span text:style-name="T17"><text:a xlink:href="#Folie 7" xlink:type="simple">X4 Linking</text:a></text:span><text:span text:style-name="T17"><text:s/>in </text:span><text:span text:style-name="T17">terms of </text:span><text:span text:style-name="T17">reliability, </text:span><text:span text:style-name="T17">security, </text:span><text:span text:style-name="T17">performance, </text:span><text:span text:style-name="T17">and </text:span><text:span text:style-name="T17">compatibility. </text:span><text:span text:style-name="T17">The same </text:span><text:span text:style-name="T17">considerations </text:span><text:span text:style-name="T17">apply to </text:span><text:span text:style-name="T17">portability and </text:span><text:span text:style-name="T17">maintainability, </text:span><text:span text:style-name="T17">as the dynamic </text:span><text:span text:style-name="T17">library must be </text:span><text:span text:style-name="T17">built with a </text:span><text:span text:style-name="T17">compatible </text:span><text:span text:style-name="T17">build chain and </text:span><text:span text:style-name="T17">settings, and it </text:span><text:span text:style-name="T17">also needs to </text:span><text:span text:style-name="T17">be considered </text:span><text:span text:style-name="T17">when replacing </text:span><text:span text:style-name="T17">dependent </text:span><text:span text:style-name="T17">modules.</text:span></text:p>
                <text:p text:style-name="P21"><text:span text:style-name="T17">In the case of a </text:span><text:span text:style-name="T17">server the </text:span><text:span text:style-name="T17">connection has </text:span><text:span text:style-name="T17">to be </text:span><text:span text:style-name="T17">established. </text:span><text:span text:style-name="T17">Functionality, </text:span><text:span text:style-name="T17">reliability, </text:span><text:span text:style-name="T17">security, and </text:span><text:span text:style-name="T17">performance </text:span><text:span text:style-name="T17">are influenced </text:span><text:span text:style-name="T17">by the interface </text:span><text:span text:style-name="T17">and protocol, </text:span><text:span text:style-name="T17">as well as the </text:span><text:span text:style-name="T17">quality of the </text:span><text:span text:style-name="T17">connection. </text:span><text:span text:style-name="T17">However, the </text:span><text:span text:style-name="T17">server is a </text:span><text:span text:style-name="T17">separate </text:span><text:span text:style-name="T17">instance in </text:span><text:span text:style-name="T17">terms of </text:span><text:span text:style-name="T17">compatibility, </text:span><text:span text:style-name="T17">portability, and </text:span><text:span text:style-name="T17">maintainability</text:span></text:p>
              </text:list-item>
              <text:list-item>
                <text:p text:style-name="P21"><text:span text:style-name="T17">Now that all </text:span><text:span text:style-name="T17">modules are </text:span><text:span text:style-name="T17">assembled to </text:span><text:span text:style-name="T17">provide the </text:span><text:span text:style-name="T17">desired </text:span><text:span text:style-name="T17">functionality, </text:span><text:span text:style-name="T17">their reliability </text:span><text:span text:style-name="T17">(availability), </text:span><text:span text:style-name="T17">security, </text:span><text:span text:style-name="T17">performance, </text:span><text:span text:style-name="T17">and </text:span><text:span text:style-name="T17">compatibility </text:span><text:span text:style-name="T17">(co-existence) </text:span><text:span text:style-name="T17">still depend on </text:span><text:span text:style-name="T17">cooperativenes</text:span><text:span text:style-name="T17">s and the </text:span><text:span text:style-name="T18">Runtime </text:span><text:span text:style-name="T18">Conditions</text:span><text:span text:style-name="T17">. </text:span><text:span text:style-name="T17">Structural </text:span><text:span text:style-name="T17">attributes such </text:span><text:span text:style-name="T17">as portability, </text:span><text:span text:style-name="T17">maintainability, </text:span><text:span text:style-name="T17">and API </text:span><text:span text:style-name="T17">usability are </text:span><text:span text:style-name="T17">addressed in </text:span><text:span text:style-name="T17">earlier phases.</text:span></text:p>
              </text:list-item>
            </text:list>
          </draw:text-box>
        </draw:frame>
        <draw:custom-shape draw:style-name="gr2" draw:text-style-name="P23" draw:layer="layout" svg:width="1.469cm" svg:height="1.526cm" svg:x="32.389cm" svg:y="23.874cm">
          <text:p text:style-name="P22">X0</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3" presentation:class="page"/>
          <draw:frame presentation:style-name="pr1" draw:text-style-name="P10" draw:layer="layout" svg:width="18.658cm" svg:height="12.572cm" svg:x="1.478cm" svg:y="13.271cm" presentation:class="notes" presentation:placeholder="true">
            <draw:text-box/>
          </draw:frame>
        </presentation:notes>
      </draw:page>
      <draw:page draw:name="page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 draw:end-glue-point="3" svg:d="M2725 21108l14345-14505" svg:viewBox="0 0 14346 14506">
            <text:p/>
          </draw:connector>
          <draw:connector draw:name="Straight Arrow Connector 13" draw:style-name="gr7" draw:text-style-name="P24" draw:layer="layout" draw:type="line" svg:x1="2.718cm" svg:y1="21.104cm" svg:x2="25.196cm" svg:y2="21.125cm" draw:end-shape="id2" svg:d="M2718 21104l22478 21" svg:viewBox="0 0 22479 22">
            <text:p/>
          </draw:connector>
          <draw:custom-shape draw:name="TextBox 21" draw:style-name="gr8" draw:text-style-name="P26" xml:id="id1" draw:id="id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 draw:text-style-name="P28" xml:id="id3" draw:id="id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3"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6"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 draw:text-style-name="P28" xml:id="id2" draw:id="id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3"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44" draw:layer="layout" svg:width="2.718cm" svg:height="9.259cm" svg:x="0cm" svg:y="10.934cm">
            <draw:text-box>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6"/></text:p>
              <text:p text:style-name="P22"><text:span text:style-name="T27">A→M</text:span></text:p>
            </draw:text-box>
          </draw:frame>
        </draw:g>
        <draw:custom-shape draw:style-name="gr34" draw:text-style-name="P45" draw:layer="layout" svg:width="3.846cm" svg:height="3.801cm" svg:x="12.893cm" svg:y="7.11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1.445cm" svg:y="8.5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6" draw:layer="layout" svg:width="3.846cm" svg:height="3.801cm" svg:x="9.98cm" svg:y="10.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8.546cm" svg:y="11.45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7.087cm" svg:y="12.9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5.653cm" svg:y="14.37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4.208cm" svg:y="15.8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2.742cm" svg:y="17.32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16" draw:style-name="gr36" draw:text-style-name="P48" draw:layer="layout" svg:width="32.753cm" svg:height="3.598cm" svg:x="0.687cm" svg:y="0.708cm">
          <text:p text:style-name="P47"><text:span text:style-name="T28">Module A depends on model M that is used to generate source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4" presentation:class="page"/>
          <draw:frame presentation:style-name="pr2" draw:text-style-name="P10" draw:layer="layout" svg:width="18.658cm" svg:height="12.572cm" svg:x="1.478cm" svg:y="13.271cm" presentation:class="notes" presentation:placeholder="true">
            <draw:text-box/>
          </draw:frame>
        </presentation:notes>
      </draw:page>
      <draw:page draw:name="page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 draw:end-glue-point="3" svg:d="M2725 21108l14345-14505" svg:viewBox="0 0 14346 14506">
            <text:p/>
          </draw:connector>
          <draw:connector draw:name="Straight Arrow Connector 13" draw:style-name="gr7" draw:text-style-name="P24" draw:layer="layout" draw:type="line" svg:x1="2.718cm" svg:y1="21.104cm" svg:x2="25.196cm" svg:y2="21.125cm" draw:end-shape="id5" svg:d="M2718 21104l22478 21" svg:viewBox="0 0 22479 22">
            <text:p/>
          </draw:connector>
          <draw:custom-shape draw:name="TextBox 21" draw:style-name="gr37" draw:text-style-name="P26" xml:id="id4" draw:id="id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8" draw:text-style-name="P28" xml:id="id6" draw:id="id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4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4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4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4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4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4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4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7" draw:text-style-name="P28" xml:id="id5" draw:id="id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6"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B</text:span></text:p>
            </draw:text-box>
          </draw:frame>
        </draw:g>
        <draw:custom-shape draw:name="Google Shape;179;p 1" draw:style-name="gr48" draw:text-style-name="P51" draw:layer="layout" svg:width="8.076cm" svg:height="1.672cm" svg:x="2.595cm" svg:y="25.7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45" draw:layer="layout" svg:width="3.846cm" svg:height="3.801cm" svg:x="15.321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6" draw:layer="layout" svg:width="3.846cm" svg:height="3.801cm" svg:x="13.884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6" draw:layer="layout" svg:width="3.846cm" svg:height="3.801cm" svg:x="12.451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1.006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9.538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8.097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6.64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5.217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6" draw:style-name="gr49" draw:text-style-name="P53" draw:layer="layout" svg:width="32.753cm" svg:height="3.598cm" svg:x="0.69cm" svg:y="0.714cm">
          <text:p text:style-name="P52"><text:span text:style-name="T28">Module A depends on module B in such a way that the source code of A has to be changed when B is changed.</text:span></text:p>
          <text:p text:style-name="P52"><text:span text:style-name="T28"/></text:p>
          <text:p text:style-name="P52"><text:span text:style-name="T29">Depending on the definition of what constitutes a module, it is worth questioning whether this division truly makes sense, or if A and B are better considered as a single unified module with high cohesion.</text:span></text:p>
          <text:p text:style-name="P52"><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5" presentation:class="page"/>
          <draw:frame presentation:style-name="pr2" draw:text-style-name="P10" draw:layer="layout" svg:width="18.658cm" svg:height="12.572cm" svg:x="1.478cm" svg:y="13.271cm" presentation:class="notes" presentation:placeholder="true">
            <draw:text-box/>
          </draw:frame>
        </presentation:notes>
      </draw:page>
      <draw:page draw:name="page6"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7" draw:end-glue-point="3" svg:d="M2725 21108l14345-14505" svg:viewBox="0 0 14346 14506">
            <text:p/>
          </draw:connector>
          <draw:connector draw:name="Straight Arrow Connector 13" draw:style-name="gr7" draw:text-style-name="P24" draw:layer="layout" draw:type="line" svg:x1="2.718cm" svg:y1="21.104cm" svg:x2="25.196cm" svg:y2="21.125cm" draw:end-shape="id8" svg:d="M2718 21104l22478 21" svg:viewBox="0 0 22479 22">
            <text:p/>
          </draw:connector>
          <draw:custom-shape draw:name="TextBox 21" draw:style-name="gr50" draw:text-style-name="P26" xml:id="id7" draw:id="id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51" draw:text-style-name="P28" xml:id="id9" draw:id="id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5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5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5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5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5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5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5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5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0" draw:text-style-name="P28" xml:id="id8" draw:id="id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9"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4"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B</text:span></text:p>
            </draw:text-box>
          </draw:frame>
        </draw:g>
        <draw:custom-shape draw:style-name="gr34" draw:text-style-name="P45" draw:layer="layout" svg:width="3.846cm" svg:height="3.801cm" svg:x="17.74cm" svg:y="7.0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6" draw:layer="layout" svg:width="3.846cm" svg:height="3.801cm" svg:x="16.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6" draw:layer="layout" svg:width="3.846cm" svg:height="3.801cm" svg:x="14.87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3.43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1.962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0.521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9.089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7.665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3" draw:style-name="gr61" draw:text-style-name="P56" draw:layer="layout" svg:width="32.753cm" svg:height="3.598cm" svg:x="0.689cm" svg:y="0.712cm">
          <text:p text:style-name="P55"><text:span text:style-name="T30">Module A depends on module B and has to be recompiled when B changes. </text:span></text:p>
          <text:p text:style-name="P55"><text:span text:style-name="T30"/></text:p>
          <text:p text:style-name="P55"><text:span text:style-name="T31">For example, if B is a C++ template library or defines inline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2" draw:text-style-name="P10" draw:layer="layout" svg:width="18.658cm" svg:height="12.572cm" svg:x="1.478cm" svg:y="13.271cm" presentation:class="notes" presentation:placeholder="true">
            <draw:text-box/>
          </draw:frame>
        </presentation:notes>
      </draw:page>
      <draw:page draw:name="page7"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0" draw:end-glue-point="3" svg:d="M2725 21108l14345-14505" svg:viewBox="0 0 14346 14506">
            <text:p/>
          </draw:connector>
          <draw:connector draw:name="Straight Arrow Connector 13" draw:style-name="gr7" draw:text-style-name="P24" draw:layer="layout" draw:type="line" svg:x1="2.718cm" svg:y1="21.104cm" svg:x2="25.196cm" svg:y2="21.125cm" draw:end-shape="id11" svg:d="M2718 21104l22478 21" svg:viewBox="0 0 22479 22">
            <text:p/>
          </draw:connector>
          <draw:custom-shape draw:name="TextBox 21" draw:style-name="gr62" draw:text-style-name="P26" xml:id="id10" draw:id="id1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3" draw:text-style-name="P28" xml:id="id12" draw:id="id1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64"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65"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66"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67"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68"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69"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70"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71"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72" draw:text-style-name="P28" xml:id="id11" draw:id="id1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12"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B</text:span></text:p>
            </draw:text-box>
          </draw:frame>
        </draw:g>
        <draw:custom-shape draw:style-name="gr35" draw:text-style-name="P46" draw:layer="layout" svg:width="3.846cm" svg:height="3.801cm" svg:x="18.78cm" svg:y="8.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6" draw:layer="layout" svg:width="3.846cm" svg:height="3.801cm" svg:x="17.306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5.86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4.415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2.974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1.542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45" draw:layer="layout" svg:width="3.846cm" svg:height="3.801cm" svg:x="10.07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4" draw:style-name="gr73" draw:text-style-name="P58" draw:layer="layout" svg:width="32.753cm" svg:height="3.598cm" svg:x="0.689cm" svg:y="0.712cm">
          <text:p text:style-name="P57"><text:span text:style-name="T32">Module A depends on module B, which must be statically relinked when B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7" presentation:class="page"/>
          <draw:frame presentation:style-name="pr2" draw:text-style-name="P10" draw:layer="layout" svg:width="18.658cm" svg:height="12.572cm" svg:x="1.478cm" svg:y="13.271cm" presentation:class="notes" presentation:placeholder="true">
            <draw:text-box/>
          </draw:frame>
        </presentation:notes>
      </draw:page>
      <draw:page draw:name="page8"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3" draw:end-glue-point="3" svg:d="M2725 21108l14345-14505" svg:viewBox="0 0 14346 14506">
            <text:p/>
          </draw:connector>
          <draw:connector draw:name="Straight Arrow Connector 13" draw:style-name="gr7" draw:text-style-name="P24" draw:layer="layout" draw:type="line" svg:x1="2.718cm" svg:y1="21.104cm" svg:x2="25.196cm" svg:y2="21.125cm" draw:end-shape="id14" svg:d="M2718 21104l22478 21" svg:viewBox="0 0 22479 22">
            <text:p/>
          </draw:connector>
          <draw:custom-shape draw:name="TextBox 21" draw:style-name="gr74" draw:text-style-name="P26" xml:id="id13" draw:id="id13"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75" draw:text-style-name="P28" xml:id="id15" draw:id="id15"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76"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77"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78"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79"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80"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81"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82"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83"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84" draw:text-style-name="P28" xml:id="id14" draw:id="id14"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15"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85" draw:text-style-name="P50" draw:layer="layout" svg:width="2.718cm" svg:height="9.822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1. A→B</text:span></text:p>
              <text:p text:style-name="P49"><text:span text:style-name="T33">2. A→B </text:span></text:p>
            </draw:text-box>
          </draw:frame>
        </draw:g>
        <draw:custom-shape draw:name="Google Shape;380;p 10" draw:style-name="gr86" draw:text-style-name="P59" draw:layer="layout" svg:width="3.844cm" svg:height="3.8cm" svg:x="21.17cm" svg:y="8.55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35" draw:text-style-name="P46" draw:layer="layout" svg:width="3.846cm" svg:height="3.801cm" svg:x="19.717cm" svg:y="9.98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46" draw:layer="layout" svg:width="3.846cm" svg:height="3.801cm" svg:x="18.281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5"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5"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5"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7" draw:text-style-name="P45"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6" draw:style-name="gr88" draw:text-style-name="P61" draw:layer="layout" svg:width="32.753cm" svg:height="3.598cm" svg:x="0.689cm" svg:y="0.712cm">
          <text:list text:style-name="L2">
            <text:list-item>
              <text:p text:style-name="P60"><text:span text:style-name="T32">Module A depends on module B, which is dynamically linked, so no relinking is required as long as the interface remains stable, but the new shared object (DLL) must be available on the machine.</text:span></text:p>
            </text:list-item>
            <text:list-item>
              <text:p text:style-name="P60"><text:span text:style-name="T32">Module A depends on module B, connected via IPC. No relinking is necessary, but the updated module B, which is expected to reside in a different executable/process, must be available at runti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2" draw:text-style-name="P10" draw:layer="layout" svg:width="18.658cm" svg:height="12.572cm" svg:x="1.478cm" svg:y="13.271cm" presentation:class="notes" presentation:placeholder="true">
            <draw:text-box/>
          </draw:frame>
        </presentation:notes>
      </draw:page>
      <draw:page draw:name="page9"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16" draw:end-glue-point="3" svg:d="M2725 21108l14345-14505" svg:viewBox="0 0 14346 14506">
          <text:p/>
        </draw:connector>
        <draw:connector draw:name="Straight Arrow Connector 13" draw:style-name="gr7" draw:text-style-name="P24" draw:layer="layout" draw:type="line" svg:x1="2.718cm" svg:y1="21.104cm" svg:x2="25.196cm" svg:y2="21.125cm" draw:end-shape="id17" svg:d="M2718 21104l22478 21" svg:viewBox="0 0 22479 22">
          <text:p/>
        </draw:connector>
        <draw:custom-shape draw:name="TextBox 21" draw:style-name="gr89" draw:text-style-name="P26" xml:id="id16" draw:id="id16"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90" draw:text-style-name="P28" xml:id="id18" draw:id="id18"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9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9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9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9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9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9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9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9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9" draw:text-style-name="P28" xml:id="id17" draw:id="id17"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18"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100" draw:text-style-name="P50" draw:layer="layout" svg:width="2.766cm" svg:height="10.385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1. A→[A]</text:span><text:span text:style-name="T34">R</text:span></text:p>
            <text:p text:style-name="P49"><text:span text:style-name="T27">2. A→[A]</text:span><text:span text:style-name="T34">S</text:span></text:p>
            <text:p text:style-name="P49"><text:span text:style-name="T27">3. A→[A]</text:span><text:span text:style-name="T34">P</text:span></text:p>
            <text:p text:style-name="P49"><text:span text:style-name="T27">4. A→[A]</text:span><text:span text:style-name="T34">C</text:span></text:p>
          </draw:text-box>
        </draw:frame>
        <draw:custom-shape draw:name="TextBox 2" draw:style-name="gr101"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9" draw:style-name="gr102" draw:text-style-name="P51" draw:layer="layout" svg:width="28.39cm" svg:height="0.961cm" svg:x="2.208cm" svg:y="2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 5" draw:style-name="gr103" draw:text-style-name="P59" draw:layer="layout" svg:width="3.844cm" svg:height="3.8cm" svg:x="20.716cm" svg:y="11.4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21" draw:style-name="gr103" draw:text-style-name="P59" draw:layer="layout" svg:width="3.844cm" svg:height="3.8cm" svg:x="19.264cm" svg:y="12.90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1" draw:style-name="gr103" draw:text-style-name="P59" draw:layer="layout" svg:width="3.844cm" svg:height="3.8cm" svg:x="17.834cm" svg:y="14.3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2" draw:style-name="gr103" draw:text-style-name="P59" draw:layer="layout" svg:width="3.844cm" svg:height="3.8cm" svg:x="16.373cm" svg:y="15.83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7" draw:style-name="gr104" draw:text-style-name="P53" draw:layer="layout" svg:width="32.753cm" svg:height="3.598cm" svg:x="0.689cm" svg:y="0.712cm">
          <text:p text:style-name="P52"><text:span text:style-name="T29">Module A depends on different property groups, e.g.: </text:span></text:p>
          <text:list text:style-name="L2">
            <text:list-item>
              <text:p text:style-name="P63"><text:span text:style-name="T29">[A]</text:span><text:span text:style-name="T35">R</text:span><text:span text:style-name="T29">: All modules running in same thread/process as A so that a fatal error leads to a crash.</text:span></text:p>
            </text:list-item>
            <text:list-item>
              <text:p text:style-name="P63"><text:span text:style-name="T29">[A]</text:span><text:span text:style-name="T35">S</text:span><text:span text:style-name="T29">: All modules running under same user as A.</text:span></text:p>
            </text:list-item>
            <text:list-item>
              <text:p text:style-name="P63"><text:span text:style-name="T29">[A]</text:span><text:span text:style-name="T35">P</text:span><text:span text:style-name="T29">: All modules sharing the same processing unit / cgroups as A.</text:span></text:p>
            </text:list-item>
            <text:list-item>
              <text:p text:style-name="P63"><text:span text:style-name="T29">[A]</text:span><text:span text:style-name="T35">C</text:span><text:span text:style-name="T29">: All modules that can interfere with each other over a shared resource used by A (co-existe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X6</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2" draw:text-style-name="P10" draw:layer="layout" svg:width="18.658cm" svg:height="12.572cm" svg:x="1.478cm" svg:y="13.271cm" presentation:class="notes" presentation:placeholder="true">
            <draw:text-box/>
          </draw:frame>
        </presentation:notes>
      </draw:page>
      <draw:page draw:name="page1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Y0</text:p>
          <draw:enhanced-geometry svg:viewBox="0 0 21600 21600" draw:type="rectangle" draw:enhanced-path="M 0 0 L 21600 0 21600 21600 0 21600 0 0 Z N"/>
        </draw:custom-shape>
        <draw:frame draw:name="Subtitle 4" draw:style-name="gr1" draw:text-style-name="P65" draw:layer="layout" svg:width="31.252cm" svg:height="22.225cm" svg:x="1.275cm" svg:y="1.527cm">
          <draw:text-box>
            <text:p text:style-name="P19"><text:span text:style-name="T36">Along the y-</text:span><text:span text:style-name="T36">Axis</text:span></text:p>
            <text:p text:style-name="P20"><text:span text:style-name="T37"/></text:p>
            <text:p text:style-name="P21"><text:span text:style-name="T38">Similar to the </text:span><text:span text:style-name="T38">equivalence </text:span><text:span text:style-name="T38">classes used in </text:span><text:span text:style-name="T38"><text:a xlink:href="#Folie 9" xlink:type="simple">X6</text:a></text:span><text:span text:style-name="T38">, </text:span><text:span text:style-name="T38">we can also </text:span><text:span text:style-name="T38">identify </text:span><text:span text:style-name="T38">equivalence </text:span><text:span text:style-name="T38">classes that, in </text:span><text:span text:style-name="T38">order to fulfill a </text:span><text:span text:style-name="T38">certain property, </text:span><text:span text:style-name="T38">result in specific </text:span><text:span text:style-name="T38">dependencies </text:span><text:span text:style-name="T38">between modules </text:span><text:span text:style-name="T38">across different </text:span><text:span text:style-name="T38">phases of the </text:span><text:span text:style-name="T39">x-</text:span><text:span text:style-name="T39">axis</text:span><text:span text:style-name="T38">. This type of </text:span><text:span text:style-name="T38">group dependency </text:span><text:span text:style-name="T38">among the </text:span><text:span text:style-name="T38">members of such a </text:span><text:span text:style-name="T38">class can rapidly </text:span><text:span text:style-name="T38">become an actual </text:span><text:span text:style-name="T38">dependency if one </text:span><text:span text:style-name="T38">group member </text:span><text:span text:style-name="T38">violates the </text:span><text:span text:style-name="T38">property rules, </text:span><text:span text:style-name="T38">much like the </text:span><text:span text:style-name="T38">specific </text:span><text:span text:style-name="T38">dependency of a </text:span><text:span text:style-name="T38">road user on all </text:span><text:span text:style-name="T38">other road users, </text:span><text:span text:style-name="T38">which becomes an </text:span><text:span text:style-name="T38">actual dependence </text:span><text:span text:style-name="T38">when one driver </text:span><text:span text:style-name="T38">ignores the right of </text:span><text:span text:style-name="T38">way, leading to an </text:span><text:span text:style-name="T38">accident.</text:span></text:p>
            <text:p text:style-name="P21"><text:span text:style-name="T40"/></text:p>
            <text:list text:style-name="L6">
              <text:list-item>
                <text:p text:style-name="P21"><text:span text:style-name="T41">To obtain </text:span><text:span text:style-name="T42">reliable</text:span><text:span text:style-name="T41"> results </text:span><text:span text:style-name="T41">for a system </text:span><text:span text:style-name="T41">composed of a </text:span><text:span text:style-name="T41">set of modules </text:span><text:span text:style-name="T41">{A</text:span><text:span text:style-name="T43">i</text:span><text:span text:style-name="T41">}, the source </text:span><text:span text:style-name="T41">code must </text:span><text:span text:style-name="T41">adhere to </text:span><text:span text:style-name="T41">specific </text:span><text:span text:style-name="T41">paradigms and </text:span><text:span text:style-name="T41">rules, which </text:span><text:span text:style-name="T41">also apply to </text:span><text:span text:style-name="T41">those parts </text:span><text:span text:style-name="T41">linked to the </text:span><text:span text:style-name="T41">resulting binary. </text:span><text:span text:style-name="T41">Servers and </text:span><text:span text:style-name="T41">dynamic </text:span><text:span text:style-name="T41">libraries on </text:span><text:span text:style-name="T41">which module A </text:span><text:span text:style-name="T41">depends must </text:span><text:span text:style-name="T41">be available at </text:span><text:span text:style-name="T41">runtime, and the </text:span><text:span text:style-name="T41">runtime </text:span><text:span text:style-name="T41">conditions must </text:span><text:span text:style-name="T41">match the </text:span><text:span text:style-name="T41">resource </text:span><text:span text:style-name="T41">requirements.</text:span></text:p>
              </text:list-item>
              <text:list-item>
                <text:p text:style-name="P21"><text:span text:style-name="T40">To ensure a </text:span><text:span text:style-name="T42">secure</text:span><text:span text:style-name="T40"> system </text:span><text:span text:style-name="T40">composed of a </text:span><text:span text:style-name="T40">set of modules </text:span><text:span text:style-name="T40">{A</text:span><text:span text:style-name="T44">i</text:span><text:span text:style-name="T40">}, the source </text:span><text:span text:style-name="T40">code must </text:span><text:span text:style-name="T40">adhere to </text:span><text:span text:style-name="T40">specific rules, </text:span><text:span text:style-name="T40">which also </text:span><text:span text:style-name="T40">apply to those </text:span><text:span text:style-name="T40">parts linked to </text:span><text:span text:style-name="T40">the resulting </text:span><text:span text:style-name="T40">binary. Servers </text:span><text:span text:style-name="T40">and dynamic </text:span><text:span text:style-name="T40">libraries on </text:span><text:span text:style-name="T40">which module A </text:span><text:span text:style-name="T40">depends must </text:span><text:span text:style-name="T40">be available at </text:span><text:span text:style-name="T40">runtime, </text:span><text:span text:style-name="T40">connections </text:span><text:span text:style-name="T40">must be secure, </text:span><text:span text:style-name="T40">and the running </text:span><text:span text:style-name="T40">context must be </text:span><text:span text:style-name="T40">isolated from </text:span><text:span text:style-name="T40">parts with a </text:span><text:span text:style-name="T40">lower security </text:span><text:span text:style-name="T40">level.</text:span></text:p>
              </text:list-item>
              <text:list-item>
                <text:p text:style-name="P21"><text:span text:style-name="T41">A </text:span><text:span text:style-name="T42">performant</text:span><text:span text:style-name="T41"> </text:span><text:span text:style-name="T41">system </text:span><text:span text:style-name="T41">composed of a </text:span><text:span text:style-name="T41">set of modules </text:span><text:span text:style-name="T41">{A</text:span><text:span text:style-name="T43">i</text:span><text:span text:style-name="T41">} needs </text:span><text:span text:style-name="T41">efficient </text:span><text:span text:style-name="T41">implementation, </text:span><text:span text:style-name="T41">which also </text:span><text:span text:style-name="T41">applies to all </text:span><text:span text:style-name="T41">local libraries </text:span><text:span text:style-name="T41">and remote </text:span><text:span text:style-name="T41">contributors. </text:span><text:span text:style-name="T41">The latter must </text:span><text:span text:style-name="T41">be available at </text:span><text:span text:style-name="T41">runtime via a </text:span><text:span text:style-name="T41">performant </text:span><text:span text:style-name="T41">connection, and </text:span><text:span text:style-name="T41">the running </text:span><text:span text:style-name="T41">context must </text:span><text:span text:style-name="T41">ensure </text:span><text:span text:style-name="T41">sufficient </text:span><text:span text:style-name="T41">resources.</text:span></text:p>
              </text:list-item>
              <text:list-item>
                <text:p text:style-name="P21"><text:span text:style-name="T41">Like a </text:span><text:span text:style-name="T41">performant </text:span><text:span text:style-name="T41">system, a </text:span><text:span text:style-name="T42">compatible</text:span><text:span text:style-name="T41"> </text:span><text:span text:style-name="T41">system has to </text:span><text:span text:style-name="T41">ensure the </text:span><text:span text:style-name="T41">reasonable use </text:span><text:span text:style-name="T41">of shared </text:span><text:span text:style-name="T41">resources in all </text:span><text:span text:style-name="T41">phases along </text:span><text:span text:style-name="T41">the y-axis to </text:span><text:span text:style-name="T41">make co-</text:span><text:span text:style-name="T41">existence </text:span><text:span text:style-name="T41">possible.</text:span></text:p>
              </text:list-item>
              <text:list-item>
                <text:p text:style-name="P21"><text:span text:style-name="T40">­</text:span><text:span text:style-name="T42">Portability</text:span><text:span text:style-name="T40"> </text:span><text:span text:style-name="T40">considerations </text:span><text:span text:style-name="T40">are already </text:span><text:span text:style-name="T40">embedded in </text:span><text:span text:style-name="T40">decisions </text:span><text:span text:style-name="T40">related to the </text:span><text:span text:style-name="T40">programming </text:span><text:span text:style-name="T40">language and </text:span><text:span text:style-name="T40">the choice of a </text:span><text:span text:style-name="T40">compatible </text:span><text:span text:style-name="T40">build toolchain. </text:span><text:span text:style-name="T40">Additionally, </text:span><text:span text:style-name="T40">dynamic </text:span><text:span text:style-name="T40">libraries must </text:span><text:span text:style-name="T40">be available in </text:span><text:span text:style-name="T40">a compatible </text:span><text:span text:style-name="T40">variant/version, </text:span><text:span text:style-name="T40">and factors </text:span><text:span text:style-name="T40">such as </text:span><text:span text:style-name="T40">endianness </text:span><text:span text:style-name="T40">must be </text:span><text:span text:style-name="T40">addressed </text:span><text:span text:style-name="T40">when </text:span><text:span text:style-name="T40">communicating </text:span><text:span text:style-name="T40">remotely. As </text:span><text:span text:style-name="T40">soon as the </text:span><text:span text:style-name="T40">system is up </text:span><text:span text:style-name="T40">and running, </text:span><text:span text:style-name="T40">portability is </text:span><text:span text:style-name="T40">obviously </text:span><text:span text:style-name="T40">guaranteed, </text:span><text:span text:style-name="T40">runtime </text:span><text:span text:style-name="T40">conditions have </text:span><text:span text:style-name="T40">no influence </text:span><text:span text:style-name="T40">here.</text:span></text:p>
              </text:list-item>
              <text:list-item>
                <text:p text:style-name="P21"><text:span text:style-name="T40">­</text:span><text:span text:style-name="T42">Maintainability</text:span><text:span text:style-name="T40"> </text:span><text:span text:style-name="T40">goes hand in </text:span><text:span text:style-name="T40">hand with </text:span><text:span text:style-name="T40">modularity, i.e., </text:span><text:span text:style-name="T40">how the system </text:span><text:span text:style-name="T40">is divided into </text:span><text:span text:style-name="T40">pieces or </text:span><text:span text:style-name="T40">modules. This </text:span><text:span text:style-name="T40">impact spans all </text:span><text:span text:style-name="T40">phases, from </text:span><text:span text:style-name="T40">model change </text:span><text:span text:style-name="T40">to runtime </text:span><text:span text:style-name="T40">availability of </text:span><text:span text:style-name="T40">dynamic </text:span><text:span text:style-name="T40">libraries or </text:span><text:span text:style-name="T40">remote servers. </text:span><text:span text:style-name="T40">In general, </text:span><text:span text:style-name="T40">maintainability </text:span><text:span text:style-name="T40">must be a part </text:span><text:span text:style-name="T40">of the initial </text:span><text:span text:style-name="T40">design; it is not </text:span><text:span text:style-name="T40">something </text:span><text:span text:style-name="T40">induced from </text:span><text:span text:style-name="T40">external factors </text:span><text:span text:style-name="T40">like runtime </text:span><text:span text:style-name="T40">conditions.</text:span></text:p>
              </text:list-item>
              <text:list-item>
                <text:p text:style-name="P64"><text:span text:style-name="T45">Changing the </text:span><text:span text:style-name="T45">API </text:span><text:span text:style-name="T46">usability</text:span><text:span text:style-name="T45"> </text:span><text:span text:style-name="T45">requires a code </text:span><text:span text:style-name="T45">change and </text:span><text:span text:style-name="T45">recompilation; </text:span><text:span text:style-name="T45">only linking or </text:span><text:span text:style-name="T45">runtime </text:span><text:span text:style-name="T45">availability are </text:span><text:span text:style-name="T45">not sufficient.</text:span></text:p>
              </text:list-item>
            </text:list>
          </draw:text-box>
        </draw:frame>
        <presentation:notes draw:style-name="dp2">
          <draw:page-thumbnail draw:style-name="gr3" draw:layer="layout" svg:width="18.624cm" svg:height="10.476cm" svg:x="1.482cm" svg:y="2.123cm" draw:page-number="10" presentation:class="page"/>
          <draw:frame presentation:style-name="pr1" draw:text-style-name="P10" draw:layer="layout" svg:width="18.658cm" svg:height="12.572cm" svg:x="1.478cm" svg:y="13.271cm" presentation:class="notes" presentation:placeholder="true">
            <draw:text-box/>
          </draw:frame>
        </presentation:notes>
      </draw:page>
      <draw:page draw:name="page1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19" draw:end-glue-point="3" svg:d="M2725 21108l14345-14505" svg:viewBox="0 0 14346 14506">
            <text:p/>
          </draw:connector>
          <draw:connector draw:name="Straight Arrow Connector 13" draw:style-name="gr7" draw:text-style-name="P24" draw:layer="layout" draw:type="line" svg:x1="2.718cm" svg:y1="21.104cm" svg:x2="25.196cm" svg:y2="21.125cm" draw:end-shape="id20" svg:d="M2718 21104l22478 21" svg:viewBox="0 0 22479 22">
            <text:p/>
          </draw:connector>
          <draw:custom-shape draw:name="TextBox 21" draw:style-name="gr105" draw:text-style-name="P26" xml:id="id19" draw:id="id1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06" draw:text-style-name="P28" xml:id="id21" draw:id="id2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15" draw:text-style-name="P28" xml:id="id20" draw:id="id2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21"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text:span><text:span text:style-name="T34">i</text:span><text:span text:style-name="T27">}→[A</text:span><text:span text:style-name="T34">i</text:span><text:span text:style-name="T27">]</text:span><text:span text:style-name="T34">R</text:span></text:p>
            </draw:text-box>
          </draw:frame>
        </draw:g>
        <draw:custom-shape draw:name="TextBox 12" draw:style-name="gr116"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8" draw:style-name="gr117" draw:text-style-name="P51"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4" draw:style-name="gr118" draw:text-style-name="P66" draw:layer="layout" svg:width="3.844cm" svg:height="3.8cm" svg:x="4.293cm" svg:y="15.8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5" draw:style-name="gr118" draw:text-style-name="P66" draw:layer="layout" svg:width="3.844cm" svg:height="3.8cm" svg:x="6.694cm" svg:y="15.8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4" draw:style-name="gr118" draw:text-style-name="P66" draw:layer="layout" svg:width="3.844cm" svg:height="3.8cm" svg:x="9.129cm" svg:y="15.8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2" draw:style-name="gr118" draw:text-style-name="P66" draw:layer="layout" svg:width="3.844cm" svg:height="3.8cm" svg:x="11.534cm" svg:y="15.8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4" draw:style-name="gr119" draw:text-style-name="P67" draw:layer="layout" svg:width="3.844cm" svg:height="3.8cm" svg:x="13.972cm" svg:y="15.8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7" draw:style-name="gr120" draw:text-style-name="P58" draw:layer="layout" svg:width="32.753cm" svg:height="3.598cm" svg:x="0.689cm" svg:y="0.712cm">
          <text:p text:style-name="P68"><text:span text:style-name="T47">A system defined by all its modules {A</text:span><text:span text:style-name="T48">i</text:span><text:span text:style-name="T47">} depends in terms of reliability on the equivalence classes [A</text:span><text:span text:style-name="T48">i</text:span><text:span text:style-name="T47">]</text:span><text:span text:style-name="T48">R</text:span><text:span text:style-name="T47">, where the relation R describes all modules with mutual influence on </text:span><text:span text:style-name="T49">reliability</text:span><text:span text:style-name="T32">. For example, this includes all modules running in the same thread/process as A</text:span><text:span text:style-name="T50">i</text:span><text:span text:style-name="T32">, where a fatal error in any of them leads to a cr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9" draw:style-name="gr119" draw:text-style-name="P67" draw:layer="layout" svg:width="3.844cm" svg:height="3.8cm" svg:x="16.373cm" svg:y="15.82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1</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2" draw:text-style-name="P18" draw:layer="layout" svg:width="18.658cm" svg:height="12.572cm" svg:x="1.478cm" svg:y="13.271cm" presentation:class="notes" presentation:placeholder="true">
            <draw:text-box/>
          </draw:frame>
        </presentation:notes>
      </draw:page>
      <draw:page draw:name="page1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2" draw:end-glue-point="3" svg:d="M2725 21108l14345-14505" svg:viewBox="0 0 14346 14506">
            <text:p/>
          </draw:connector>
          <draw:connector draw:name="Straight Arrow Connector 13" draw:style-name="gr7" draw:text-style-name="P24" draw:layer="layout" draw:type="line" svg:x1="2.718cm" svg:y1="21.104cm" svg:x2="25.196cm" svg:y2="21.125cm" draw:end-shape="id23" svg:d="M2718 21104l22478 21" svg:viewBox="0 0 22479 22">
            <text:p/>
          </draw:connector>
          <draw:custom-shape draw:name="TextBox 21" draw:style-name="gr121" draw:text-style-name="P26" xml:id="id22" draw:id="id2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22" draw:text-style-name="P28" xml:id="id24" draw:id="id2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2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2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2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2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2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2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2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1" draw:text-style-name="P28" xml:id="id23" draw:id="id2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24"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text:span><text:span text:style-name="T34">i</text:span><text:span text:style-name="T27">}→[A</text:span><text:span text:style-name="T34">i</text:span><text:span text:style-name="T27">]</text:span><text:span text:style-name="T34">S</text:span></text:p>
            </draw:text-box>
          </draw:frame>
        </draw:g>
        <draw:custom-shape draw:name="TextBox 11" draw:style-name="gr132"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7" draw:style-name="gr133" draw:text-style-name="P51"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2" draw:style-name="gr118" draw:text-style-name="P66" draw:layer="layout" svg:width="3.844cm" svg:height="3.8cm" svg:x="5.743cm" svg:y="14.3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3" draw:style-name="gr118" draw:text-style-name="P66" draw:layer="layout" svg:width="3.844cm" svg:height="3.8cm" svg:x="8.144cm" svg:y="14.3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0" draw:style-name="gr118" draw:text-style-name="P66" draw:layer="layout" svg:width="3.844cm" svg:height="3.8cm" svg:x="10.579cm" svg:y="14.3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1" draw:style-name="gr118" draw:text-style-name="P66" draw:layer="layout" svg:width="3.844cm" svg:height="3.8cm" svg:x="12.984cm" svg:y="14.3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7" draw:style-name="gr119" draw:text-style-name="P67" draw:layer="layout" svg:width="3.844cm" svg:height="3.8cm" svg:x="15.422cm" svg:y="14.3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1" draw:style-name="gr134" draw:text-style-name="P70" draw:layer="layout" svg:width="32.753cm" svg:height="3.598cm" svg:x="0.689cm" svg:y="0.712cm">
          <text:p text:style-name="P69"><text:span text:style-name="T47">A system defined by all its modules {A</text:span><text:span text:style-name="T48">i</text:span><text:span text:style-name="T47">} depends in terms of security on the equivalence classes [A</text:span><text:span text:style-name="T48">i</text:span><text:span text:style-name="T47">]</text:span><text:span text:style-name="T48">S</text:span><text:span text:style-name="T47">, where the relation S describes all modules with mutual influence on security. For example, this includes all modules running </text:span><text:span text:style-name="T28">under same user as A</text:span><text:span text:style-name="T51">i</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8" draw:style-name="gr119" draw:text-style-name="P67" draw:layer="layout" svg:width="3.844cm" svg:height="3.8cm" svg:x="17.823cm" svg:y="14.3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2</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2" draw:text-style-name="P18" draw:layer="layout" svg:width="18.658cm" svg:height="12.572cm" svg:x="1.478cm" svg:y="13.271cm" presentation:class="notes" presentation:placeholder="true">
            <draw:text-box/>
          </draw:frame>
        </presentation:notes>
      </draw:page>
      <draw:page draw:name="page1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5" draw:end-glue-point="3" svg:d="M2725 21108l14345-14505" svg:viewBox="0 0 14346 14506">
            <text:p/>
          </draw:connector>
          <draw:connector draw:name="Straight Arrow Connector 13" draw:style-name="gr7" draw:text-style-name="P24" draw:layer="layout" draw:type="line" svg:x1="2.718cm" svg:y1="21.104cm" svg:x2="25.196cm" svg:y2="21.125cm" draw:end-shape="id26" svg:d="M2718 21104l22478 21" svg:viewBox="0 0 22479 22">
            <text:p/>
          </draw:connector>
          <draw:custom-shape draw:name="TextBox 21" draw:style-name="gr135" draw:text-style-name="P26" xml:id="id25" draw:id="id2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36" draw:text-style-name="P28" xml:id="id27" draw:id="id2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3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3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3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4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4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4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4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4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45" draw:text-style-name="P28" xml:id="id26" draw:id="id2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27"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text:span><text:span text:style-name="T34">i</text:span><text:span text:style-name="T27">}→[A</text:span><text:span text:style-name="T34">i</text:span><text:span text:style-name="T27">]</text:span><text:span text:style-name="T34">P</text:span></text:p>
            </draw:text-box>
          </draw:frame>
        </draw:g>
        <draw:custom-shape draw:name="TextBox 10" draw:style-name="gr146"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6" draw:style-name="gr147" draw:text-style-name="P51"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10" draw:style-name="gr118" draw:text-style-name="P66" draw:layer="layout" svg:width="3.844cm" svg:height="3.8cm" svg:x="7.193cm" svg:y="12.90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11" draw:style-name="gr118" draw:text-style-name="P66" draw:layer="layout" svg:width="3.844cm" svg:height="3.8cm" svg:x="9.594cm" svg:y="12.9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8" draw:style-name="gr118" draw:text-style-name="P66" draw:layer="layout" svg:width="3.844cm" svg:height="3.8cm" svg:x="12.029cm" svg:y="12.8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9" draw:style-name="gr118" draw:text-style-name="P66" draw:layer="layout" svg:width="3.844cm" svg:height="3.8cm" svg:x="14.434cm" svg:y="12.89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5" draw:style-name="gr119" draw:text-style-name="P67" draw:layer="layout" svg:width="3.844cm" svg:height="3.8cm" svg:x="16.872cm" svg:y="12.88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9" draw:style-name="gr148" draw:text-style-name="P58" draw:layer="layout" svg:width="32.753cm" svg:height="3.598cm" svg:x="0.689cm" svg:y="0.712cm">
          <text:p text:style-name="P60"><text:span text:style-name="T47">A system defined by all its modules {A</text:span><text:span text:style-name="T48">i</text:span><text:span text:style-name="T47">} depends in terms of performance on the equivalence classes [A</text:span><text:span text:style-name="T48">i</text:span><text:span text:style-name="T47">]</text:span><text:span text:style-name="T48">P</text:span><text:span text:style-name="T47">, where the relation P describes all modules with mutual influence on performance. For example, this includes all modules </text:span><text:span text:style-name="T11">sharing the same processing unit / cgroups as A</text:span><text:span text:style-name="T15">i</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6" draw:style-name="gr119" draw:text-style-name="P67" draw:layer="layout" svg:width="3.844cm" svg:height="3.8cm" svg:x="19.273cm" svg:y="12.88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3</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2" draw:text-style-name="P18" draw:layer="layout" svg:width="18.658cm" svg:height="12.572cm" svg:x="1.478cm" svg:y="13.271cm" presentation:class="notes" presentation:placeholder="true">
            <draw:text-box/>
          </draw:frame>
        </presentation:notes>
      </draw:page>
      <draw:page draw:name="page1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28" draw:end-glue-point="3" svg:d="M2725 21108l14345-14505" svg:viewBox="0 0 14346 14506">
            <text:p/>
          </draw:connector>
          <draw:connector draw:name="Straight Arrow Connector 13" draw:style-name="gr7" draw:text-style-name="P24" draw:layer="layout" draw:type="line" svg:x1="2.718cm" svg:y1="21.104cm" svg:x2="25.196cm" svg:y2="21.125cm" draw:end-shape="id29" svg:d="M2718 21104l22478 21" svg:viewBox="0 0 22479 22">
            <text:p/>
          </draw:connector>
          <draw:custom-shape draw:name="TextBox 21" draw:style-name="gr149" draw:text-style-name="P26" xml:id="id28" draw:id="id28"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50" draw:text-style-name="P28" xml:id="id30" draw:id="id30"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51"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52"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53"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4"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55"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56"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57"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58"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59" draw:text-style-name="P28" xml:id="id29" draw:id="id29"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30"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text:span><text:span text:style-name="T34">i</text:span><text:span text:style-name="T27">}→[A</text:span><text:span text:style-name="T34">i</text:span><text:span text:style-name="T27">]</text:span><text:span text:style-name="T34">C</text:span></text:p>
            </draw:text-box>
          </draw:frame>
        </draw:g>
        <draw:custom-shape draw:name="TextBox 7" draw:style-name="gr160"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5" draw:style-name="gr161" draw:text-style-name="P51"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4" draw:style-name="gr118" draw:text-style-name="P66" draw:layer="layout" svg:width="3.844cm" svg:height="3.8cm" svg:x="8.603cm" svg:y="11.4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9" draw:style-name="gr118" draw:text-style-name="P66" draw:layer="layout" svg:width="3.844cm" svg:height="3.8cm" svg:x="11.004cm" svg:y="11.4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3" draw:style-name="gr118" draw:text-style-name="P66" draw:layer="layout" svg:width="3.844cm" svg:height="3.8cm" svg:x="13.439cm" svg:y="11.4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7" draw:style-name="gr118" draw:text-style-name="P66" draw:layer="layout" svg:width="3.844cm" svg:height="3.8cm" svg:x="15.844cm" svg:y="11.4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 draw:style-name="gr119" draw:text-style-name="P67" draw:layer="layout" svg:width="3.844cm" svg:height="3.8cm" svg:x="18.282cm" svg:y="11.4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8" draw:style-name="gr162" draw:text-style-name="P58" draw:layer="layout" svg:width="32.753cm" svg:height="3.598cm" svg:x="0.689cm" svg:y="0.712cm">
          <text:p text:style-name="P60"><text:span text:style-name="T47">A system defined by all its modules {A</text:span><text:span text:style-name="T48">i</text:span><text:span text:style-name="T47">} depends in terms of compatibility on the equivalence classes [A</text:span><text:span text:style-name="T48">i</text:span><text:span text:style-name="T47">]</text:span><text:span text:style-name="T48">C</text:span><text:span text:style-name="T47">, where the relation C describes all modules with mutual influence on compatibility. For example, this includes all modules that can impair each other over a shared resource used by A</text:span><text:span text:style-name="T48">i</text:span><text:span text:style-name="T47"> (co-exis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p 3" draw:style-name="gr119" draw:text-style-name="P67" draw:layer="layout" svg:width="3.844cm" svg:height="3.8cm" svg:x="20.683cm" svg:y="11.45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 draw:text-style-name="P23" draw:layer="layout" svg:width="1.469cm" svg:height="1.526cm" svg:x="32.389cm" svg:y="23.874cm">
          <text:p text:style-name="P22">Y4</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4" presentation:class="page"/>
          <draw:frame presentation:style-name="pr2" draw:text-style-name="P18" draw:layer="layout" svg:width="18.658cm" svg:height="12.572cm" svg:x="1.478cm" svg:y="13.271cm" presentation:class="notes" presentation:placeholder="true">
            <draw:text-box/>
          </draw:frame>
        </presentation:notes>
      </draw:page>
      <draw:page draw:name="page15"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31" draw:end-glue-point="3" svg:d="M2725 21108l14345-14505" svg:viewBox="0 0 14346 14506">
            <text:p/>
          </draw:connector>
          <draw:connector draw:name="Straight Arrow Connector 13" draw:style-name="gr7" draw:text-style-name="P24" draw:layer="layout" draw:type="line" svg:x1="2.718cm" svg:y1="21.104cm" svg:x2="25.196cm" svg:y2="21.125cm" draw:end-shape="id32" svg:d="M2718 21104l22478 21" svg:viewBox="0 0 22479 22">
            <text:p/>
          </draw:connector>
          <draw:custom-shape draw:name="TextBox 21" draw:style-name="gr163" draw:text-style-name="P26" xml:id="id31" draw:id="id31"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64" draw:text-style-name="P28" xml:id="id33" draw:id="id33"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65"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66"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67"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68"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69"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70"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71"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72"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3" draw:text-style-name="P28" xml:id="id32" draw:id="id32"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33"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text:span><text:span text:style-name="T34">i</text:span><text:span text:style-name="T27">}→[A</text:span><text:span text:style-name="T34">i</text:span><text:span text:style-name="T27">]</text:span><text:span text:style-name="T34">P</text:span></text:p>
            </draw:text-box>
          </draw:frame>
        </draw:g>
        <draw:custom-shape draw:name="TextBox 4" draw:style-name="gr174"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3" draw:style-name="gr175" draw:text-style-name="P51"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7" draw:style-name="gr118" draw:text-style-name="P66" draw:layer="layout" svg:width="3.844cm" svg:height="3.8cm" svg:x="10.063cm" svg:y="9.97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8" draw:style-name="gr118" draw:text-style-name="P66" draw:layer="layout" svg:width="3.844cm" svg:height="3.8cm" svg:x="12.464cm" svg:y="9.97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5" draw:style-name="gr118" draw:text-style-name="P66" draw:layer="layout" svg:width="3.844cm" svg:height="3.8cm" svg:x="14.899cm" svg:y="9.9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6" draw:style-name="gr118" draw:text-style-name="P66" draw:layer="layout" svg:width="3.844cm" svg:height="3.8cm" svg:x="17.304cm" svg:y="9.96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2" draw:style-name="gr119" draw:text-style-name="P67" draw:layer="layout" svg:width="3.844cm" svg:height="3.8cm" svg:x="19.742cm" svg:y="9.95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5" draw:style-name="gr176" draw:text-style-name="P70" draw:layer="layout" svg:width="32.753cm" svg:height="3.598cm" svg:x="0.689cm" svg:y="0.712cm">
          <text:p text:style-name="P71"><text:span text:style-name="T52">A system defined by all its modules {A</text:span><text:span text:style-name="T53">i</text:span><text:span text:style-name="T52">} depends in terms of portability on the equivalence classes [A</text:span><text:span text:style-name="T53">i</text:span><text:span text:style-name="T52">]</text:span><text:span text:style-name="T53">P</text:span><text:span text:style-name="T52">, where the relation P describes all modules with mutual influence on portability. For example, this includes all modules programmed with the same programming language and depending on the same or at least compatible build toolchain (which also applies to dynamic libraries). In the case of server connections, both sides have to agree on endianness, for inst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5</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5" presentation:class="page"/>
          <draw:frame presentation:style-name="pr2" draw:text-style-name="P18" draw:layer="layout" svg:width="18.658cm" svg:height="12.572cm" svg:x="1.478cm" svg:y="13.271cm" presentation:class="notes" presentation:placeholder="true">
            <draw:text-box/>
          </draw:frame>
        </presentation:notes>
      </draw:page>
      <draw:page draw:name="page16"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4" draw:end-glue-point="3" svg:d="M2725 21108l14345-14505" svg:viewBox="0 0 14346 14506">
          <text:p/>
        </draw:connector>
        <draw:connector draw:name="Straight Arrow Connector 13" draw:style-name="gr7" draw:text-style-name="P24" draw:layer="layout" draw:type="line" svg:x1="2.718cm" svg:y1="21.104cm" svg:x2="25.196cm" svg:y2="21.125cm" draw:end-shape="id35" svg:d="M2718 21104l22478 21" svg:viewBox="0 0 22479 22">
          <text:p/>
        </draw:connector>
        <draw:custom-shape draw:name="TextBox 21" draw:style-name="gr177" draw:text-style-name="P26" xml:id="id34" draw:id="id34"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78" draw:text-style-name="P28" xml:id="id36" draw:id="id36"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79"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80"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81"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82"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83"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84"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85"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86"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87" draw:text-style-name="P28" xml:id="id35" draw:id="id35"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36"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85" draw:text-style-name="P50" draw:layer="layout" svg:width="3.362cm" svg:height="9.822cm" svg:x="-0.249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text:span><text:span text:style-name="T34">i</text:span><text:span text:style-name="T27">}→[A</text:span><text:span text:style-name="T34">i</text:span><text:span text:style-name="T27">]</text:span><text:span text:style-name="T34">M</text:span></text:p>
          </draw:text-box>
        </draw:frame>
        <draw:custom-shape draw:name="TextBox 6" draw:style-name="gr188"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4" draw:style-name="gr189" draw:text-style-name="P51"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2" draw:style-name="gr118" draw:text-style-name="P66" draw:layer="layout" svg:width="3.844cm" svg:height="3.8cm" svg:x="11.503cm" svg:y="8.54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3" draw:style-name="gr118" draw:text-style-name="P66" draw:layer="layout" svg:width="3.844cm" svg:height="3.8cm" svg:x="13.904cm" svg:y="8.54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 draw:style-name="gr118" draw:text-style-name="P66" draw:layer="layout" svg:width="3.844cm" svg:height="3.8cm" svg:x="16.339cm" svg:y="8.53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13" draw:style-name="gr118" draw:text-style-name="P66" draw:layer="layout" svg:width="3.844cm" svg:height="3.8cm" svg:x="18.744cm" svg:y="8.53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532;p 10" draw:style-name="gr119" draw:text-style-name="P67" draw:layer="layout" svg:width="3.844cm" svg:height="3.8cm" svg:x="21.182cm" svg:y="8.5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0" draw:style-name="gr190" draw:text-style-name="P58" draw:layer="layout" svg:width="32.753cm" svg:height="3.598cm" svg:x="0.689cm" svg:y="0.712cm">
          <text:p text:style-name="P57"><text:span text:style-name="T54">A system defined by all its modules {A</text:span><text:span text:style-name="T55">i</text:span><text:span text:style-name="T54">} depends in terms of maintainability on the equivalence classes [A</text:span><text:span text:style-name="T55">i</text:span><text:span text:style-name="T54">]</text:span><text:span text:style-name="T55">M</text:span><text:span text:style-name="T54">, where the relation M describes all modules with mutual influence on maintainability. For example, this includes all modules that are part of one delivery package and, therefore, need to be aligned in schedule and declaration of external depend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3" draw:layer="layout" svg:width="1.469cm" svg:height="1.526cm" svg:x="32.389cm" svg:y="23.874cm">
          <text:p text:style-name="P72"><text:span text:style-name="T56">Y6</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6" presentation:class="page"/>
          <draw:frame presentation:style-name="pr2" draw:text-style-name="P18" draw:layer="layout" svg:width="18.658cm" svg:height="12.572cm" svg:x="1.478cm" svg:y="13.271cm" presentation:class="notes" presentation:placeholder="true">
            <draw:text-box/>
          </draw:frame>
        </presentation:notes>
      </draw:page>
      <draw:page draw:name="page17"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37" draw:end-glue-point="3" svg:d="M2725 21108l14345-14505" svg:viewBox="0 0 14346 14506">
          <text:p/>
        </draw:connector>
        <draw:connector draw:name="Straight Arrow Connector 13" draw:style-name="gr7" draw:text-style-name="P24" draw:layer="layout" draw:type="line" svg:x1="2.718cm" svg:y1="21.104cm" svg:x2="25.196cm" svg:y2="21.125cm" draw:end-shape="id38" svg:d="M2718 21104l22478 21" svg:viewBox="0 0 22479 22">
          <text:p/>
        </draw:connector>
        <draw:custom-shape draw:name="TextBox 21" draw:style-name="gr191" draw:text-style-name="P26" xml:id="id37" draw:id="id37"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192" draw:text-style-name="P28" xml:id="id39" draw:id="id39"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19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9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9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19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19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19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0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01" draw:text-style-name="P28" xml:id="id38" draw:id="id38"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39"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85" draw:text-style-name="P50" draw:layer="layout" svg:width="2.75cm" svg:height="9.822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A</text:span><text:span text:style-name="T34">i</text:span><text:span text:style-name="T27">}→[A</text:span><text:span text:style-name="T34">i</text:span><text:span text:style-name="T27">]</text:span><text:span text:style-name="T34">U</text:span></text:p>
          </draw:text-box>
        </draw:frame>
        <draw:custom-shape draw:name="TextBox 3" draw:style-name="gr202"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2" draw:style-name="gr203" draw:text-style-name="P51" draw:layer="layout" svg:width="22.69cm" svg:height="0.961cm" svg:x="3.239cm" svg:y="26.2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 5" draw:style-name="gr118" draw:text-style-name="P66" draw:layer="layout" svg:width="3.844cm" svg:height="3.8cm" svg:x="12.943cm" svg:y="7.06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18;p 6" draw:style-name="gr118" draw:text-style-name="P66" draw:layer="layout" svg:width="3.844cm" svg:height="3.8cm" svg:x="15.344cm" svg:y="7.06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56;p 2" draw:style-name="gr118" draw:text-style-name="P66" draw:layer="layout" svg:width="3.844cm" svg:height="3.8cm" svg:x="17.779cm" svg:y="7.05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2" draw:style-name="gr204" draw:text-style-name="P75" draw:layer="layout" svg:width="32.753cm" svg:height="3.598cm" svg:x="0.689cm" svg:y="0.712cm">
          <text:p text:style-name="P74"><text:span text:style-name="T57">A system defined by all its modules {A</text:span><text:span text:style-name="T58">i</text:span><text:span text:style-name="T57">} depends in terms of portability on the equivalence classes [A</text:span><text:span text:style-name="T58">i</text:span><text:span text:style-name="T57">]</text:span><text:span text:style-name="T58">U</text:span><text:span text:style-name="T57">, where the relation U describes all modules with mutual influence on API usability. For example, this includes all modules that provide a portion of a public API to the customer and, therefore, should adhere to a common look, feel and sty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Y7</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7" presentation:class="page"/>
          <draw:frame presentation:style-name="pr2" draw:text-style-name="P18" draw:layer="layout" svg:width="18.658cm" svg:height="12.572cm" svg:x="1.478cm" svg:y="13.271cm" presentation:class="notes" presentation:placeholder="true">
            <draw:text-box/>
          </draw:frame>
        </presentation:notes>
      </draw:page>
      <draw:page draw:name="page18"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Z0</text:p>
          <draw:enhanced-geometry svg:viewBox="0 0 21600 21600" draw:type="rectangle" draw:enhanced-path="M 0 0 L 21600 0 21600 21600 0 21600 0 0 Z N"/>
        </draw:custom-shape>
        <draw:frame draw:name="Subtitle 3" draw:style-name="gr1" draw:text-style-name="P7" draw:layer="layout" svg:width="31.252cm" svg:height="22.225cm" svg:x="1.275cm" svg:y="1.526cm">
          <draw:text-box>
            <text:p text:style-name="P19"><text:span text:style-name="T16">The z-Axis</text:span></text:p>
            <text:p text:style-name="P20"><text:span text:style-name="T7"/></text:p>
            <text:list text:style-name="L7">
              <text:list-item>
                <text:p text:style-name="P21"><text:span text:style-name="T17">Along the z-</text:span><text:span text:style-name="T17">axis, the </text:span><text:span text:style-name="T17">dependencies </text:span><text:span text:style-name="T17">between </text:span><text:span text:style-name="T17">different </text:span><text:span text:style-name="T17">modules are </text:span><text:span text:style-name="T17">listed. Since </text:span><text:span text:style-name="T17">the 2D </text:span><text:span text:style-name="T17">projection used </text:span><text:span text:style-name="T17">in this article </text:span><text:span text:style-name="T17">can quickly </text:span><text:span text:style-name="T17">become </text:span><text:span text:style-name="T17">overloaded and </text:span><text:span text:style-name="T17">confusing when </text:span><text:span text:style-name="T17">compared to a </text:span><text:span text:style-name="T17">genuine 3D </text:span><text:span text:style-name="T17">illustration, it </text:span><text:span text:style-name="T17">does not make </text:span><text:span text:style-name="T17">sense to </text:span><text:span text:style-name="T17">display more </text:span><text:span text:style-name="T17">than three </text:span><text:span text:style-name="T17">layers in a </text:span><text:span text:style-name="T17">single diagram. </text:span><text:span text:style-name="T17">While this may </text:span><text:span text:style-name="T17">be insufficient </text:span><text:span text:style-name="T17">to depict all </text:span><text:span text:style-name="T17">dependencies </text:span><text:span text:style-name="T17">of a system, it </text:span><text:span text:style-name="T17">is adequate </text:span><text:span text:style-name="T17">when focusing </text:span><text:span text:style-name="T17">on a specific </text:span><text:span text:style-name="T17">aspect of one </text:span><text:span text:style-name="T17">module.</text:span></text:p>
                <text:p text:style-name="P21"><text:span text:style-name="T17">Special </text:span><text:span text:style-name="T17">attention </text:span><text:span text:style-name="T17">should be given </text:span><text:span text:style-name="T17">to </text:span><text:span text:style-name="T18">Permitted </text:span><text:span text:style-name="T18">Changes</text:span><text:span text:style-name="T17"> to </text:span><text:span text:style-name="T17">ensure that a </text:span><text:span text:style-name="T17">change does </text:span><text:span text:style-name="T17">not introduce </text:span><text:span text:style-name="T17">new unwanted </text:span><text:span text:style-name="T17">dependencies </text:span><text:span text:style-name="T17">or undesirable </text:span><text:span text:style-name="T18">Cyclic </text:span><text:span text:style-name="T18">Dependencies</text:span><text:span text:style-name="T17">. Monitoring </text:span><text:span text:style-name="T17">can be based </text:span><text:span text:style-name="T17">on the foremost </text:span><text:span text:style-name="T17">vertical pane </text:span><text:span text:style-name="T17">that represents </text:span><text:span text:style-name="T19">Functional </text:span><text:span text:style-name="T19">Suitability</text:span><text:span text:style-name="T17">, as </text:span><text:span text:style-name="T17">dependencies </text:span><text:span text:style-name="T17">are initially </text:span><text:span text:style-name="T17">introduced due </text:span><text:span text:style-name="T17">to functional </text:span><text:span text:style-name="T17">needs.</text:span></text:p>
              </text:list-item>
            </text:list>
          </draw:text-box>
        </draw:frame>
        <presentation:notes draw:style-name="dp2">
          <draw:page-thumbnail draw:style-name="gr3" draw:layer="layout" svg:width="18.624cm" svg:height="10.476cm" svg:x="1.482cm" svg:y="2.123cm" draw:page-number="18" presentation:class="page"/>
          <draw:frame presentation:style-name="pr1" draw:text-style-name="P10" draw:layer="layout" svg:width="18.658cm" svg:height="12.572cm" svg:x="1.478cm" svg:y="13.271cm" presentation:class="notes" presentation:placeholder="true">
            <draw:text-box/>
          </draw:frame>
        </presentation:notes>
      </draw:page>
      <draw:page draw:name="page19"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0" draw:end-glue-point="3" svg:d="M2725 21108l14345-14505" svg:viewBox="0 0 14346 14506">
            <text:p/>
          </draw:connector>
          <draw:connector draw:name="Straight Arrow Connector 13" draw:style-name="gr7" draw:text-style-name="P24" draw:layer="layout" draw:type="line" svg:x1="2.718cm" svg:y1="21.104cm" svg:x2="25.196cm" svg:y2="21.125cm" draw:end-shape="id41" svg:d="M2718 21104l22478 21" svg:viewBox="0 0 22479 22">
            <text:p/>
          </draw:connector>
          <draw:custom-shape draw:name="TextBox 21" draw:style-name="gr205" draw:text-style-name="P26" xml:id="id40" draw:id="id40"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06" draw:text-style-name="P28" xml:id="id42" draw:id="id42"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0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0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0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1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1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1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1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1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15" draw:text-style-name="P28" xml:id="id41" draw:id="id41"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42"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59"/></text:p>
              <text:p text:style-name="P49"><text:span text:style-name="T59">A←B</text:span></text:p>
              <text:p text:style-name="P49"><text:span text:style-name="T59"/></text:p>
              <text:p text:style-name="P49"><text:span text:style-name="T59"/></text:p>
              <text:p text:style-name="P49"><text:span text:style-name="T59"/></text:p>
              <text:p text:style-name="P49"><text:span text:style-name="T60">B→C</text:span></text:p>
              <text:p text:style-name="P49"><text:span text:style-name="T26"/></text:p>
              <text:p text:style-name="P49"><text:span text:style-name="T26"/></text:p>
              <text:p text:style-name="P49"><text:span text:style-name="T26"/></text:p>
              <text:p text:style-name="P49"><text:span text:style-name="T27">A→B</text:span></text:p>
            </draw:text-box>
          </draw:frame>
        </draw:g>
        <draw:custom-shape draw:name="Google Shape;136;p 2" draw:style-name="gr216" draw:text-style-name="P51" draw:layer="layout" svg:width="10.503cm" svg:height="1.672cm" svg:x="2.586cm" svg:y="26.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p 6" draw:style-name="gr118" draw:text-style-name="P66" draw:layer="layout" svg:width="3.844cm" svg:height="3.8cm" svg:x="2.783cm" svg:y="17.27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7" draw:style-name="gr118" draw:text-style-name="P66" draw:layer="layout" svg:width="3.844cm" svg:height="3.8cm" svg:x="5.221cm" svg:y="17.26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8" draw:style-name="gr118" draw:text-style-name="P66" draw:layer="layout" svg:width="3.844cm" svg:height="3.8cm" svg:x="7.661cm" svg:y="17.273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9" draw:style-name="gr118" draw:text-style-name="P66" draw:layer="layout" svg:width="3.844cm" svg:height="3.8cm" svg:x="10.083cm" svg:y="17.26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0" draw:style-name="gr217" draw:text-style-name="P76" draw:layer="layout" svg:width="3.844cm" svg:height="3.8cm" svg:x="2.784cm" svg:y="14.88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1" draw:style-name="gr218" draw:text-style-name="P76" draw:layer="layout" svg:width="3.845cm" svg:height="3.8cm" svg:x="5.221cm" svg:y="14.88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2" draw:style-name="gr217" draw:text-style-name="P76" draw:layer="layout" svg:width="3.844cm" svg:height="3.8cm" svg:x="7.651cm" svg:y="14.8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3" draw:style-name="gr217" draw:text-style-name="P76" draw:layer="layout" svg:width="3.844cm" svg:height="3.8cm" svg:x="10.074cm" svg:y="14.88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4" draw:style-name="gr219" draw:text-style-name="P66" draw:layer="layout" svg:width="3.845cm" svg:height="3.8cm" svg:x="12.515cm" svg:y="17.26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5" draw:style-name="gr217" draw:text-style-name="P76" draw:layer="layout" svg:width="3.844cm" svg:height="3.8cm" svg:x="12.512cm" svg:y="14.8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179;p 12" draw:style-name="gr220" draw:text-style-name="P70" draw:layer="layout" svg:width="32.753cm" svg:height="3.598cm" svg:x="0.689cm" svg:y="0.712cm">
          <text:p text:style-name="P71"><text:span text:style-name="T61">If you change module B, on which module A depends (A→B) …</text:span></text:p>
          <text:p text:style-name="P71"><text:span text:style-name="T61">… </text:span><text:span text:style-name="T61">be careful that no new (unwanted) dependency to module C is added (B→C).</text:span></text:p>
          <text:p text:style-name="P71"><text:span text:style-name="T61">… </text:span><text:span text:style-name="T61">avoid introducing a cyclic </text:span><text:span text:style-name="T62">build-time</text:span><text:span text:style-name="T61"> dependency from B to A (A←B). However, module A can play ping-pong with a remote server D as long as no additional rules restrict such cycles.</text:span></text:p>
          <text:p text:style-name="P71"><text:span text:style-name="T6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Z1</text:p>
          <draw:enhanced-geometry svg:viewBox="0 0 21600 21600" draw:type="rectangle" draw:enhanced-path="M 0 0 L 21600 0 21600 21600 0 21600 0 0 Z N"/>
        </draw:custom-shape>
        <draw:custom-shape draw:name="Google Shape;494;p 16" draw:style-name="gr221" draw:text-style-name="P77" draw:layer="layout" svg:width="3.844cm" svg:height="3.8cm" svg:x="2.784cm" svg:y="12.51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7" draw:style-name="gr222" draw:text-style-name="P77" draw:layer="layout" svg:width="3.845cm" svg:height="3.8cm" svg:x="5.221cm" svg:y="12.506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18" draw:style-name="gr221" draw:text-style-name="P77" draw:layer="layout" svg:width="3.844cm" svg:height="3.8cm" svg:x="7.651cm" svg:y="12.514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494;p 23" draw:style-name="gr221" draw:text-style-name="P77" draw:layer="layout" svg:width="3.844cm" svg:height="3.8cm" svg:x="10.074cm" svg:y="12.509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presentation:notes draw:style-name="dp2">
          <draw:page-thumbnail draw:style-name="gr3" draw:layer="layout" svg:width="18.624cm" svg:height="10.476cm" svg:x="1.482cm" svg:y="2.123cm" draw:page-number="19" presentation:class="page"/>
          <draw:frame presentation:style-name="pr2" draw:text-style-name="P18" draw:layer="layout" svg:width="18.658cm" svg:height="12.572cm" svg:x="1.478cm" svg:y="13.271cm" presentation:class="notes" presentation:placeholder="true">
            <draw:text-box/>
          </draw:frame>
        </presentation:notes>
      </draw:page>
      <draw:page draw:name="page20" draw:style-name="dp1" draw:master-page-name="Title_20_Slide" presentation:presentation-page-layout-name="AL1T1">
        <office:forms form:automatic-focus="false" form:apply-design-mode="false"/>
        <draw:custom-shape draw:style-name="gr2" draw:text-style-name="P23" draw:layer="layout" svg:width="1.469cm" svg:height="1.526cm" svg:x="32.389cm" svg:y="23.874cm">
          <text:p text:style-name="P22">P0</text:p>
          <draw:enhanced-geometry svg:viewBox="0 0 21600 21600" draw:type="rectangle" draw:enhanced-path="M 0 0 L 21600 0 21600 21600 0 21600 0 0 Z N"/>
        </draw:custom-shape>
        <draw:frame draw:name="Subtitle 8" draw:style-name="gr1" draw:text-style-name="P81" draw:layer="layout" svg:width="31.252cm" svg:height="22.225cm" svg:x="1.275cm" svg:y="1.527cm">
          <draw:text-box>
            <text:p text:style-name="P78"><text:span text:style-name="T36">The Puzzles</text:span></text:p>
            <text:p text:style-name="P79"><text:span text:style-name="T11"/></text:p>
            <text:p text:style-name="P79"><text:span text:style-name="T3">The puzzles like </text:span><text:span text:style-name="T3">defined by Jimmy </text:span><text:span text:style-name="T3">Koppel in his </text:span><text:span text:style-name="T3">article ‘</text:span><text:span text:style-name="T2">How an </text:span><text:span text:style-name="T2">Ancient Philosophy </text:span><text:span text:style-name="T2">Problem Explains </text:span><text:span text:style-name="T2">Software </text:span><text:span text:style-name="T2">Dependence’, for </text:span><text:span text:style-name="T2">details refer to</text:span><text:span text:style-name="T3"> [</text:span><text:span text:style-name="T3"><text:a xlink:href="#Subtitle 5" xlink:type="simple">Koppel22</text:a></text:span><text:span text:style-name="T3">].</text:span></text:p>
            <text:list text:style-name="L9">
              <text:list-header>
                <text:p text:style-name="P80"><text:span text:style-name="T63"/></text:p>
              </text:list-header>
              <text:list-item>
                <text:p text:style-name="P80"><text:span text:style-name="T64">­The Inversion </text:span><text:span text:style-name="T64">Puzzle</text:span><text:span text:style-name="T63">: Does </text:span><text:span text:style-name="T63">Dependency </text:span><text:span text:style-name="T63">Inversion truly </text:span><text:span text:style-name="T63">eliminate </text:span><text:span text:style-name="T63">dependencies? </text:span><text:span text:style-name="T63">Well, there is a </text:span><text:span text:style-name="T63">reason why it is </text:span><text:span text:style-name="T63">called </text:span><text:span text:style-name="T63">inversion, see </text:span><text:span text:style-name="T63"><text:a xlink:href="#Folie 21" xlink:type="simple">P1a</text:a></text:span><text:span text:style-name="T63"><text:s/>and </text:span><text:span text:style-name="T63"><text:a xlink:href="#Folie 22" xlink:type="simple">P1b</text:a></text:span><text:span text:style-name="T63">.</text:span></text:p>
              </text:list-item>
              <text:list-item>
                <text:p text:style-name="P80"><text:span text:style-name="T63">­</text:span><text:span text:style-name="T64">The </text:span><text:span text:style-name="T64">Framework </text:span><text:span text:style-name="T64">Puzzle</text:span><text:span text:style-name="T63">: Does a </text:span><text:span text:style-name="T63">Round-Robin </text:span><text:span text:style-name="T63">Scheduler have </text:span><text:span text:style-name="T63">dependencies </text:span><text:span text:style-name="T63">on the tasks it </text:span><text:span text:style-name="T63">invokes? At the </text:span><text:span text:style-name="T63">very least, the </text:span><text:span text:style-name="T63">task must exist, </text:span><text:span text:style-name="T63">see </text:span><text:span text:style-name="T63"><text:a xlink:href="#Folie 23" xlink:type="simple">P2</text:a></text:span><text:span text:style-name="T63">.</text:span></text:p>
              </text:list-item>
              <text:list-item>
                <text:p text:style-name="P80"><text:span text:style-name="T63">­</text:span><text:span text:style-name="T64">The Shared </text:span><text:span text:style-name="T64">Format </text:span><text:span text:style-name="T64">Puzzle</text:span><text:span text:style-name="T63">: If W </text:span><text:span text:style-name="T63">writes a file and </text:span><text:span text:style-name="T63">R reads it, both </text:span><text:span text:style-name="T63">are coupled </text:span><text:span text:style-name="T63">due to the </text:span><text:span text:style-name="T63">shared format. </text:span><text:span text:style-name="T63">But which </text:span><text:span text:style-name="T63">module </text:span><text:span text:style-name="T63">depends on the </text:span><text:span text:style-name="T63">other? Do not </text:span><text:span text:style-name="T63">tear apart what </text:span><text:span text:style-name="T63">belongs </text:span><text:span text:style-name="T63">together, see </text:span><text:span text:style-name="T63"><text:a xlink:href="#Folie 24" xlink:type="simple">P3</text:a></text:span><text:span text:style-name="T63">.</text:span></text:p>
              </text:list-item>
              <text:list-item>
                <text:p text:style-name="P80"><text:span text:style-name="T63">­</text:span><text:span text:style-name="T64">The Fallback </text:span><text:span text:style-name="T64">Puzzle</text:span><text:span text:style-name="T63">: When </text:span><text:span text:style-name="T63">A uses B but </text:span><text:span text:style-name="T63">falls back to C </text:span><text:span text:style-name="T63">in the event of </text:span><text:span text:style-name="T63">B's failure, </text:span><text:span text:style-name="T63">does A still </text:span><text:span text:style-name="T63">depend on B? </text:span><text:span text:style-name="T63">Dependencies </text:span><text:span text:style-name="T63">cannot only </text:span><text:span text:style-name="T63">exist on </text:span><text:span text:style-name="T63">specific </text:span><text:span text:style-name="T63">modules but </text:span><text:span text:style-name="T63">also on groups </text:span><text:span text:style-name="T63">(sets and </text:span><text:span text:style-name="T63">equivalence </text:span><text:span text:style-name="T63">classes) of </text:span><text:span text:style-name="T63">modules, see </text:span><text:span text:style-name="T63"><text:a xlink:href="#Folie 25" xlink:type="simple">P4.1</text:a></text:span><text:span text:style-name="T63">.</text:span></text:p>
              </text:list-item>
              <text:list-item>
                <text:p text:style-name="P80"><text:span text:style-name="T63">­</text:span><text:span text:style-name="T64">The Majority </text:span><text:span text:style-name="T64">Puzzle</text:span><text:span text:style-name="T63">: How </text:span><text:span text:style-name="T63">does </text:span><text:span text:style-name="T63">dependency </text:span><text:span text:style-name="T63">work in the </text:span><text:span text:style-name="T63">case of m-out-</text:span><text:span text:style-name="T63">of-n </text:span><text:span text:style-name="T63">redundancy? </text:span><text:span text:style-name="T63">Same answer </text:span><text:span text:style-name="T63">as for The </text:span><text:span text:style-name="T63">Fallback </text:span><text:span text:style-name="T63">Puzzle, see </text:span><text:span text:style-name="T63"><text:a xlink:href="#Folie 25" xlink:type="simple">P4.2</text:a></text:span><text:span text:style-name="T63">.</text:span></text:p>
              </text:list-item>
              <text:list-item>
                <text:p text:style-name="P80"><text:span text:style-name="T63">­</text:span><text:span text:style-name="T64">The Higher-</text:span><text:span text:style-name="T64">Order Puzzle</text:span><text:span text:style-name="T63">: </text:span><text:span text:style-name="T63">Do hash tables </text:span><text:span text:style-name="T63">and other </text:span><text:span text:style-name="T63">library classes </text:span><text:span text:style-name="T63">depend on their </text:span><text:span text:style-name="T63">callers? </text:span><text:span text:style-name="T63">Dependency </text:span><text:span text:style-name="T63">Inversion </text:span><text:span text:style-name="T63">again, refer see </text:span><text:span text:style-name="T63"><text:a xlink:href="#Folie 22" xlink:type="simple">P1b</text:a></text:span><text:span text:style-name="T63">.</text:span></text:p>
              </text:list-item>
              <text:list-item>
                <text:p text:style-name="P80"><text:span text:style-name="T63">­</text:span><text:span text:style-name="T64">The Crash </text:span><text:span text:style-name="T64">Puzzle</text:span><text:span text:style-name="T63">: In </text:span><text:span text:style-name="T63">principle, each </text:span><text:span text:style-name="T63">module of a </text:span><text:span text:style-name="T63">program can </text:span><text:span text:style-name="T63">crash it. Does </text:span><text:span text:style-name="T63">this imply that </text:span><text:span text:style-name="T63">each module </text:span><text:span text:style-name="T63">depends on </text:span><text:span text:style-name="T63">every other </text:span><text:span text:style-name="T63">module? </text:span><text:span text:style-name="T63">Already </text:span><text:span text:style-name="T63">discussed in </text:span><text:span text:style-name="T63"><text:a xlink:href="#Folie 9" xlink:type="simple">X6.1</text:a></text:span><text:span text:style-name="T63">.</text:span></text:p>
              </text:list-item>
              <text:list-item>
                <text:p text:style-name="P80"><text:span text:style-name="T63">­</text:span><text:span text:style-name="T64">The Self-Cycle </text:span><text:span text:style-name="T64">Puzzle</text:span><text:span text:style-name="T63">: How to </text:span><text:span text:style-name="T63">deal with cyclic </text:span><text:span text:style-name="T63">dependencies </text:span><text:span text:style-name="T63">and self-</text:span><text:span text:style-name="T63">dependencies? </text:span><text:span text:style-name="T63">Refer to </text:span><text:span text:style-name="T63"><text:a xlink:href="#Folie 19" xlink:type="simple">Z1</text:a></text:span><text:span text:style-name="T63">.</text:span></text:p>
              </text:list-item>
              <text:list-item>
                <text:p text:style-name="P80"><text:span text:style-name="T63">­</text:span><text:span text:style-name="T64">The Frame </text:span><text:span text:style-name="T64">Puzzle</text:span><text:span text:style-name="T63">: If A </text:span><text:span text:style-name="T63">does not </text:span><text:span text:style-name="T63">depend on B, </text:span><text:span text:style-name="T63">does a change </text:span><text:span text:style-name="T63">to B affect A? </text:span><text:span text:style-name="T63">What if that </text:span><text:span text:style-name="T63">change </text:span><text:span text:style-name="T63">introduces a </text:span><text:span text:style-name="T63">dependency on </text:span><text:span text:style-name="T63">A? Refer to </text:span><text:span text:style-name="T63"><text:a xlink:href="#Folie 19" xlink:type="simple">Z1</text:a></text:span><text:span text:style-name="T63">.</text:span></text:p>
                <text:p text:style-name="P21"><text:span text:style-name="T65"/></text:p>
              </text:list-item>
            </text:list>
          </draw:text-box>
        </draw:frame>
        <presentation:notes draw:style-name="dp2">
          <draw:page-thumbnail draw:style-name="gr3" draw:layer="layout" svg:width="18.624cm" svg:height="10.476cm" svg:x="1.482cm" svg:y="2.123cm" draw:page-number="20" presentation:class="page"/>
          <draw:frame presentation:style-name="pr1" draw:text-style-name="P10" draw:layer="layout" svg:width="18.658cm" svg:height="12.572cm" svg:x="1.478cm" svg:y="13.271cm" presentation:class="notes" presentation:placeholder="true">
            <draw:text-box/>
          </draw:frame>
        </presentation:notes>
      </draw:page>
      <draw:page draw:name="page21"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3" draw:end-glue-point="3" svg:d="M2725 21108l14345-14505" svg:viewBox="0 0 14346 14506">
            <text:p/>
          </draw:connector>
          <draw:connector draw:name="Straight Arrow Connector 13" draw:style-name="gr7" draw:text-style-name="P24" draw:layer="layout" draw:type="line" svg:x1="2.718cm" svg:y1="21.104cm" svg:x2="25.196cm" svg:y2="21.125cm" draw:end-shape="id44" svg:d="M2718 21104l22478 21" svg:viewBox="0 0 22479 22">
            <text:p/>
          </draw:connector>
          <draw:custom-shape draw:name="TextBox 21" draw:style-name="gr223" draw:text-style-name="P83" xml:id="id43" draw:id="id43" draw:layer="layout" svg:width="8.174cm" svg:height="1.013cm" svg:x="17.07cm" svg:y="6.097cm">
            <text:p text:style-name="P82"><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24" draw:text-style-name="P85" xml:id="id45" draw:id="id45" draw:layer="layout" svg:width="5.82cm" svg:height="3.299cm" svg:x="2.72cm" svg:y="5.515cm">
            <text:p text:style-name="P84"><text:span text:style-name="T20"/></text:p>
            <text:p text:style-name="P84"><text:span text:style-name="T20"><text:s/></text:span><text:span text:style-name="T20">Dependent Modules</text:span></text:p>
            <text:p text:style-name="P84"><text:span text:style-name="T20"><text:s/></text:span><text:span text:style-name="T20">X→Y</text:span></text:p>
            <text:p text:style-name="P84"><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25" draw:text-style-name="P87" draw:layer="layout" svg:width="3.671cm" svg:height="0.885cm" svg:x="18.348cm" svg:y="19.932cm">
            <text:p text:style-name="P86"><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26" draw:text-style-name="P89" draw:layer="layout" svg:width="5.258cm" svg:height="0.885cm" svg:x="22.501cm" svg:y="15.612cm">
            <text:p text:style-name="P88"><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27" draw:text-style-name="P89" draw:layer="layout" svg:width="2.539cm" svg:height="0.885cm" svg:x="28.271cm" svg:y="9.797cm">
            <text:p text:style-name="P88"><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28" draw:text-style-name="P89" draw:layer="layout" svg:width="3.811cm" svg:height="0.885cm" svg:x="25.44cm" svg:y="12.718cm">
            <text:p text:style-name="P88"><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29" draw:text-style-name="P89" draw:layer="layout" svg:width="3.31cm" svg:height="0.885cm" svg:x="19.701cm" svg:y="18.535cm">
            <text:p text:style-name="P88"><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30" draw:text-style-name="P89" draw:layer="layout" svg:width="3.085cm" svg:height="0.885cm" svg:x="21.083cm" svg:y="17.146cm">
            <text:p text:style-name="P88"><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31" draw:text-style-name="P89" draw:layer="layout" svg:width="4.622cm" svg:height="0.885cm" svg:x="24.062cm" svg:y="14.157cm">
            <text:p text:style-name="P88"><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32" draw:text-style-name="P89" draw:layer="layout" svg:width="3.844cm" svg:height="0.885cm" svg:x="26.856cm" svg:y="11.233cm">
            <text:p text:style-name="P88"><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33" draw:text-style-name="P85" xml:id="id44" draw:id="id44" draw:layer="layout" svg:width="8.131cm" svg:height="1.775cm" svg:x="25.196cm" svg:y="20.238cm">
            <text:p text:style-name="P84"><text:span text:style-name="T21">Time of First Consequences </text:span></text:p>
            <text:p text:style-name="P84"><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90" draw:layer="layout" svg:width="3.485cm" svg:height="1.599cm" draw:transform="rotate (1.5707963267949) translate (13.007cm 24.628cm)">
            <draw:text-box>
              <text:p text:style-name="P35"><text:span text:style-name="T66">Runtime</text:span></text:p>
              <text:p text:style-name="P35"><text:span text:style-name="T66">Availability</text:span></text:p>
            </draw:text-box>
          </draw:frame>
          <draw:frame draw:style-name="gr26" draw:text-style-name="P90" draw:layer="layout" svg:width="3.94cm" svg:height="1.599cm" draw:transform="rotate (1.5707963267949) translate (15.452cm 25.051cm)">
            <draw:text-box>
              <text:p text:style-name="P35"><text:span text:style-name="T66">Runtime</text:span></text:p>
              <text:p text:style-name="P35"><text:span text:style-name="T66">Conditions</text:span></text:p>
            </draw:text-box>
          </draw:frame>
          <draw:connector draw:name="Straight Arrow Connector 1" draw:style-name="gr7" draw:text-style-name="P24" draw:layer="layout" draw:type="line" svg:x1="2.719cm" svg:y1="21.104cm" svg:x2="2.72cm" svg:y2="7.164cm" draw:end-shape="id45" svg:d="M2719 21104l1-13940" svg:viewBox="0 0 2 13941">
            <text:p/>
          </draw:connector>
          <draw:custom-shape draw:name="Parallelogram 1" draw:style-name="gr238"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243" draw:text-style-name="P91" draw:layer="layout" svg:width="2.718cm" svg:height="10.283cm" svg:x="0cm" svg:y="10.934cm">
            <draw:text-box>
              <text:p text:style-name="P22"><text:span text:style-name="T67"/></text:p>
              <text:p text:style-name="P22"><text:span text:style-name="T67"/></text:p>
              <text:p text:style-name="P22"><text:span text:style-name="T67"/></text:p>
              <text:p text:style-name="P22"><text:span text:style-name="T67"/></text:p>
              <text:p text:style-name="P22"><text:span text:style-name="T67"/></text:p>
              <text:p text:style-name="P22"><text:span text:style-name="T67"/></text:p>
              <text:p text:style-name="P22"><text:span text:style-name="T67">A→B</text:span><text:span text:style-name="T68">n </text:span></text:p>
              <text:p text:style-name="P22"><text:span text:style-name="T67">A→B</text:span><text:span text:style-name="T68">…</text:span><text:span text:style-name="T67"> </text:span></text:p>
              <text:p text:style-name="P22"><text:span text:style-name="T67"/></text:p>
              <text:p text:style-name="P22"><text:span text:style-name="T67"/></text:p>
              <text:p text:style-name="P22"><text:span text:style-name="T67"/></text:p>
              <text:p text:style-name="P22"><text:span text:style-name="T67">A→B</text:span><text:span text:style-name="T68">2 </text:span></text:p>
              <text:p text:style-name="P22"><text:span text:style-name="T67"/></text:p>
              <text:p text:style-name="P22"><text:span text:style-name="T67"/></text:p>
              <text:p text:style-name="P22"><text:span text:style-name="T67"/></text:p>
              <text:p text:style-name="P22"><text:span text:style-name="T67">A→B</text:span><text:span text:style-name="T68">1 </text:span></text:p>
            </draw:text-box>
          </draw:frame>
        </draw:g>
        <draw:custom-shape draw:style-name="gr244" draw:text-style-name="P92" draw:layer="layout" svg:width="3.845cm" svg:height="3.801cm" svg:x="17.753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92" draw:layer="layout" svg:width="3.845cm" svg:height="3.801cm" svg:x="16.333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4" draw:text-style-name="P92" draw:layer="layout" svg:width="3.845cm" svg:height="3.801cm" svg:x="14.877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13.432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11.986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10.545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9.113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5" draw:text-style-name="P93" draw:layer="layout" svg:width="3.845cm" svg:height="3.801cm" svg:x="7.688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TextBox 5" draw:style-name="gr246"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 1" draw:style-name="gr247" draw:text-style-name="P51"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8" draw:text-style-name="P94" draw:layer="layout" svg:width="3.846cm" svg:height="3.801cm" svg:x="17.752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6.333cm" svg:y="6.06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4.877cm" svg:y="7.5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3.432cm" svg:y="8.98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1.985cm" svg:y="10.4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0.545cm" svg:y="11.91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9.113cm" svg:y="13.37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7.689cm" svg:y="14.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a</text:span></text:p>
          <draw:enhanced-geometry svg:viewBox="0 0 21600 21600" draw:type="rectangle" draw:enhanced-path="M 0 0 L 21600 0 21600 21600 0 21600 0 0 Z N"/>
        </draw:custom-shape>
        <draw:custom-shape draw:style-name="gr248" draw:text-style-name="P94" draw:layer="layout" svg:width="3.846cm" svg:height="3.801cm" svg:x="17.752cm" svg:y="1.86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6.333cm" svg:y="3.27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8" draw:text-style-name="P94" draw:layer="layout" svg:width="3.846cm" svg:height="3.801cm" svg:x="14.877cm" svg:y="4.7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3.432cm" svg:y="6.19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1.985cm" svg:y="7.6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10.545cm" svg:y="9.12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9.113cm" svg:y="10.58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49" draw:text-style-name="P95" draw:layer="layout" svg:width="3.846cm" svg:height="3.801cm" svg:x="7.689cm" svg:y="12.0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3" draw:style-name="gr250" draw:text-style-name="P58" draw:layer="layout" svg:width="32.753cm" svg:height="3.598cm" svg:x="0.689cm" svg:y="0.712cm">
          <text:p text:style-name="P57"><text:span text:style-name="T28">Dependency Inversion I: </text:span></text:p>
          <text:p text:style-name="P57"><text:span text:style-name="T28">Module A depends on the implementation of several modules B</text:span><text:span text:style-name="T51">i</text:span><text:span text:style-name="T28">. If the functionality F behind these dependencies can be formulated as an abstract interface defined by A, which must be implemented by all {B</text:span><text:span text:style-name="T51">i</text:span><text:span text:style-name="T28">} ...</text:span></text:p>
          <text:p text:style-name="P57"><text:span text:style-name="T6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1" presentation:class="page"/>
          <draw:frame presentation:style-name="pr2" draw:text-style-name="P18" draw:layer="layout" svg:width="18.658cm" svg:height="12.572cm" svg:x="1.478cm" svg:y="13.271cm" presentation:class="notes" presentation:placeholder="true">
            <draw:text-box/>
          </draw:frame>
        </presentation:notes>
      </draw:page>
      <draw:page draw:name="page22"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6" draw:end-glue-point="3" svg:d="M2725 21108l14345-14505" svg:viewBox="0 0 14346 14506">
            <text:p/>
          </draw:connector>
          <draw:connector draw:name="Straight Arrow Connector 13" draw:style-name="gr7" draw:text-style-name="P24" draw:layer="layout" draw:type="line" svg:x1="2.718cm" svg:y1="21.104cm" svg:x2="25.196cm" svg:y2="21.125cm" draw:end-shape="id47" svg:d="M2718 21104l22478 21" svg:viewBox="0 0 22479 22">
            <text:p/>
          </draw:connector>
          <draw:custom-shape draw:name="TextBox 21" draw:style-name="gr251" draw:text-style-name="P83" xml:id="id46" draw:id="id46" draw:layer="layout" svg:width="8.174cm" svg:height="1.013cm" svg:x="17.07cm" svg:y="6.097cm">
            <text:p text:style-name="P82"><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52" draw:text-style-name="P85" xml:id="id48" draw:id="id48" draw:layer="layout" svg:width="5.82cm" svg:height="3.299cm" svg:x="2.72cm" svg:y="5.515cm">
            <text:p text:style-name="P84"><text:span text:style-name="T20"/></text:p>
            <text:p text:style-name="P84"><text:span text:style-name="T20"><text:s/></text:span><text:span text:style-name="T20">Dependent Modules</text:span></text:p>
            <text:p text:style-name="P84"><text:span text:style-name="T20"><text:s/></text:span><text:span text:style-name="T20">X→Y</text:span></text:p>
            <text:p text:style-name="P84"><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53" draw:text-style-name="P87" draw:layer="layout" svg:width="3.671cm" svg:height="0.885cm" svg:x="18.348cm" svg:y="19.932cm">
            <text:p text:style-name="P86"><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54" draw:text-style-name="P89" draw:layer="layout" svg:width="5.258cm" svg:height="0.885cm" svg:x="22.501cm" svg:y="15.612cm">
            <text:p text:style-name="P88"><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55" draw:text-style-name="P89" draw:layer="layout" svg:width="2.539cm" svg:height="0.885cm" svg:x="28.271cm" svg:y="9.797cm">
            <text:p text:style-name="P88"><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56" draw:text-style-name="P89" draw:layer="layout" svg:width="3.811cm" svg:height="0.885cm" svg:x="25.44cm" svg:y="12.718cm">
            <text:p text:style-name="P88"><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57" draw:text-style-name="P89" draw:layer="layout" svg:width="3.31cm" svg:height="0.885cm" svg:x="19.701cm" svg:y="18.535cm">
            <text:p text:style-name="P88"><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58" draw:text-style-name="P89" draw:layer="layout" svg:width="3.085cm" svg:height="0.885cm" svg:x="21.083cm" svg:y="17.146cm">
            <text:p text:style-name="P88"><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59" draw:text-style-name="P89" draw:layer="layout" svg:width="4.622cm" svg:height="0.885cm" svg:x="24.062cm" svg:y="14.157cm">
            <text:p text:style-name="P88"><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60" draw:text-style-name="P89" draw:layer="layout" svg:width="3.844cm" svg:height="0.885cm" svg:x="26.856cm" svg:y="11.233cm">
            <text:p text:style-name="P88"><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1" draw:text-style-name="P85" xml:id="id47" draw:id="id47" draw:layer="layout" svg:width="8.131cm" svg:height="1.775cm" svg:x="25.196cm" svg:y="20.238cm">
            <text:p text:style-name="P84"><text:span text:style-name="T21">Time of First Consequences </text:span></text:p>
            <text:p text:style-name="P84"><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90" draw:layer="layout" svg:width="3.485cm" svg:height="1.599cm" draw:transform="rotate (1.5707963267949) translate (13.007cm 24.628cm)">
            <draw:text-box>
              <text:p text:style-name="P35"><text:span text:style-name="T66">Runtime</text:span></text:p>
              <text:p text:style-name="P35"><text:span text:style-name="T66">Availability</text:span></text:p>
            </draw:text-box>
          </draw:frame>
          <draw:frame draw:style-name="gr26" draw:text-style-name="P90" draw:layer="layout" svg:width="3.94cm" svg:height="1.599cm" draw:transform="rotate (1.5707963267949) translate (15.452cm 25.051cm)">
            <draw:text-box>
              <text:p text:style-name="P35"><text:span text:style-name="T66">Runtime</text:span></text:p>
              <text:p text:style-name="P35"><text:span text:style-name="T66">Conditions</text:span></text:p>
            </draw:text-box>
          </draw:frame>
          <draw:connector draw:name="Straight Arrow Connector 1" draw:style-name="gr7" draw:text-style-name="P24" draw:layer="layout" draw:type="line" svg:x1="2.719cm" svg:y1="21.104cm" svg:x2="2.72cm" svg:y2="7.164cm" draw:end-shape="id48"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243" draw:text-style-name="P54" draw:layer="layout" svg:width="2.718cm" svg:height="10.283cm" svg:x="0cm" svg:y="10.934cm">
            <draw:text-box>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1">A→[B</text:span><text:span text:style-name="T72">i</text:span><text:span text:style-name="T71">]</text:span><text:span text:style-name="T72">F</text:span></text:p>
              <text:p text:style-name="P22"><text:span text:style-name="T70"/></text:p>
              <text:p text:style-name="P22"><text:span text:style-name="T70"/></text:p>
              <text:p text:style-name="P22"><text:span text:style-name="T70"/></text:p>
              <text:p text:style-name="P22"><text:span text:style-name="T73">[B</text:span><text:span text:style-name="T74">i</text:span><text:span text:style-name="T75">]</text:span><text:span text:style-name="T74">F</text:span><text:span text:style-name="T73">→A</text:span></text:p>
            </draw:text-box>
          </draw:frame>
        </draw:g>
        <draw:custom-shape draw:style-name="gr262" draw:text-style-name="P96" draw:layer="layout" svg:width="3.845cm" svg:height="3.801cm" svg:x="17.691cm" svg:y="7.1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6.271cm" svg:y="8.51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4.815cm" svg:y="9.9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3.37cm" svg:y="11.4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0.483cm" svg:y="14.36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9.051cm" svg:y="15.82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7.626cm" svg:y="17.27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05;p 9" draw:style-name="gr265" draw:text-style-name="P51" draw:layer="layout" svg:width="24.536cm" svg:height="0.961cm" svg:x="2.358cm" svg:y="25.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6" draw:text-style-name="P99" draw:layer="layout" svg:width="3.846cm" svg:height="3.801cm" svg:x="21.079cm" svg:y="6.15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6cm" svg:height="3.801cm" svg:x="19.623cm" svg:y="7.60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8.178cm" svg:y="9.0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6.732cm" svg:y="10.5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5.291cm" svg:y="11.99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3.859cm" svg:y="13.46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23" draw:layer="layout" svg:width="1.469cm" svg:height="1.526cm" svg:x="32.389cm" svg:y="23.874cm">
          <text:p text:style-name="P22"><text:span text:style-name="T23">P1b</text:span></text:p>
          <draw:enhanced-geometry svg:viewBox="0 0 21600 21600" draw:type="rectangle" draw:enhanced-path="M 0 0 L 21600 0 21600 21600 0 21600 0 0 Z N"/>
        </draw:custom-shape>
        <draw:custom-shape draw:name="Google Shape;179;p 18" draw:style-name="gr268" draw:text-style-name="P58" draw:layer="layout" svg:width="32.753cm" svg:height="3.598cm" svg:x="0.689cm" svg:y="0.712cm">
          <text:p text:style-name="P57"><text:span text:style-name="T69">Dependency Inversion II:</text:span></text:p>
          <text:p text:style-name="P57"><text:span text:style-name="T28">... then this multiple dependency can be converted (inverted) into [B</text:span><text:span text:style-name="T51">i</text:span><text:span text:style-name="T28">]</text:span><text:span text:style-name="T51">F</text:span><text:span text:style-name="T28">→A. However, at runtime, A still depends on the implementation A→[B</text:span><text:span text:style-name="T51">i</text:span><text:span text:style-name="T28">]</text:span><text:span text:style-name="T51">F</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arallelogram 8" draw:style-name="gr269" draw:text-style-name="P101" draw:layer="layout" svg:width="12.694cm" svg:height="10.292cm" svg:x="12.489cm" svg:y="10.851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presentation:notes draw:style-name="dp2">
          <draw:page-thumbnail draw:style-name="gr3" draw:layer="layout" svg:width="18.624cm" svg:height="10.476cm" svg:x="1.482cm" svg:y="2.123cm" draw:page-number="22" presentation:class="page"/>
          <draw:frame presentation:style-name="pr2" draw:text-style-name="P18" draw:layer="layout" svg:width="18.658cm" svg:height="12.572cm" svg:x="1.478cm" svg:y="13.271cm" presentation:class="notes" presentation:placeholder="true">
            <draw:text-box/>
          </draw:frame>
        </presentation:notes>
      </draw:page>
      <draw:page draw:name="page23"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49" draw:end-glue-point="3" svg:d="M2725 21108l14345-14505" svg:viewBox="0 0 14346 14506">
            <text:p/>
          </draw:connector>
          <draw:connector draw:name="Straight Arrow Connector 13" draw:style-name="gr7" draw:text-style-name="P24" draw:layer="layout" draw:type="line" svg:x1="2.718cm" svg:y1="21.104cm" svg:x2="25.196cm" svg:y2="21.125cm" draw:end-shape="id50" svg:d="M2718 21104l22478 21" svg:viewBox="0 0 22479 22">
            <text:p/>
          </draw:connector>
          <draw:custom-shape draw:name="TextBox 21" draw:style-name="gr270" draw:text-style-name="P26" xml:id="id49" draw:id="id49"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71" draw:text-style-name="P28" xml:id="id51" draw:id="id51"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72"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73"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74"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75"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76"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77"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78"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79"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80" draw:text-style-name="P28" xml:id="id50" draw:id="id50"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4" draw:text-style-name="P34" draw:layer="layout" svg:width="4.008cm" svg:height="2.015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35"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36"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7"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6" draw:layer="layout" svg:width="3.958cm" svg:height="0.953cm" draw:transform="rotate (1.5707963267949) translate (8.518cm 25.051cm)">
            <draw:text-box>
              <text:p text:style-name="P35"><text:span text:style-name="T23">Compilation</text:span></text:p>
            </draw:text-box>
          </draw:frame>
          <draw:frame draw:style-name="gr25" draw:text-style-name="P90" draw:layer="layout" svg:width="3.485cm" svg:height="1.599cm" draw:transform="rotate (1.5707963267949) translate (13.007cm 24.628cm)">
            <draw:text-box>
              <text:p text:style-name="P35"><text:span text:style-name="T66">Runtime</text:span></text:p>
              <text:p text:style-name="P35"><text:span text:style-name="T66">Availability</text:span></text:p>
            </draw:text-box>
          </draw:frame>
          <draw:frame draw:style-name="gr26" draw:text-style-name="P90" draw:layer="layout" svg:width="3.94cm" svg:height="1.599cm" draw:transform="rotate (1.5707963267949) translate (15.452cm 25.051cm)">
            <draw:text-box>
              <text:p text:style-name="P35"><text:span text:style-name="T66">Runtime</text:span></text:p>
              <text:p text:style-name="P35"><text:span text:style-name="T66">Conditions</text:span></text:p>
            </draw:text-box>
          </draw:frame>
          <draw:connector draw:name="Straight Arrow Connector 1" draw:style-name="gr7" draw:text-style-name="P24" draw:layer="layout" draw:type="line" svg:x1="2.719cm" svg:y1="21.104cm" svg:x2="2.72cm" svg:y2="7.164cm" draw:end-shape="id51" svg:d="M2719 21104l1-13940" svg:viewBox="0 0 2 13941">
            <text:p/>
          </draw:connector>
          <draw:custom-shape draw:name="Parallelogram 1" draw:style-name="gr238"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39"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40"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241"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242"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4" draw:layer="layout" svg:width="2.718cm" svg:height="9.259cm" svg:x="0cm" svg:y="10.934cm">
            <draw:text-box>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0"/></text:p>
              <text:p text:style-name="P22"><text:span text:style-name="T76">T→S</text:span></text:p>
              <text:p text:style-name="P22"><text:span text:style-name="T70"/></text:p>
              <text:p text:style-name="P22"><text:span text:style-name="T70"/></text:p>
              <text:p text:style-name="P22"><text:span text:style-name="T70"/></text:p>
              <text:p text:style-name="P22"><text:span text:style-name="T71">S→T</text:span></text:p>
              <text:p text:style-name="P22"><text:span text:style-name="T70"/></text:p>
              <text:p text:style-name="P22"><text:span text:style-name="T70"/></text:p>
              <text:p text:style-name="P22"><text:span text:style-name="T70"/></text:p>
              <text:p text:style-name="P22"><text:span text:style-name="T73">{S,T}→I</text:span><text:span text:style-name="T74">OS</text:span></text:p>
            </draw:text-box>
          </draw:frame>
        </draw:g>
        <draw:custom-shape draw:name="TextBox 8" draw:style-name="gr281"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 14" draw:style-name="gr282" draw:text-style-name="P58" draw:layer="layout" svg:width="32.753cm" svg:height="3.598cm" svg:x="0.689cm" svg:y="0.712cm">
          <text:p text:style-name="P68"><text:span text:style-name="T32">Round-Robin Scheduler:</text:span></text:p>
          <text:p text:style-name="P68"><text:span text:style-name="T77">Special case of Dependency Inversion (</text:span><text:span text:style-name="T77"><text:a xlink:href="#Folie 22" xlink:type="simple">P1b</text:a></text:span><text:span text:style-name="T77">): Both the scheduler S and the task T depend on the task management interface I</text:span><text:span text:style-name="T78">OS</text:span><text:span text:style-name="T77"> of the OS. The scheduler S is shielded by the OS to protect against potential reliability, security, performance, and compatibility impacts introduced by T. However, T's runtime conditions depend on the schedul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2</text:p>
          <draw:enhanced-geometry svg:viewBox="0 0 21600 21600" draw:type="rectangle" draw:enhanced-path="M 0 0 L 21600 0 21600 21600 0 21600 0 0 Z N"/>
        </draw:custom-shape>
        <draw:custom-shape draw:name="Parallelogram 9" draw:style-name="gr283" draw:text-style-name="P101" draw:layer="layout" svg:width="4cm" svg:height="1.485cm" svg:x="12.489cm" svg:y="19.6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10" draw:style-name="gr284" draw:text-style-name="P101" draw:layer="layout" svg:width="8.185cm" svg:height="5.879cm" svg:x="16.458cm" svg:y="13.764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2" draw:text-style-name="P96" draw:layer="layout" svg:width="3.845cm" svg:height="3.801cm" svg:x="17.691cm" svg:y="7.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6.271cm" svg:y="8.51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2" draw:text-style-name="P96" draw:layer="layout" svg:width="3.845cm" svg:height="3.801cm" svg:x="14.815cm" svg:y="9.9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3.37cm" svg:y="11.429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0.483cm" svg:y="14.36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9.051cm" svg:y="15.82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4" draw:text-style-name="P98" draw:layer="layout" svg:width="3.845cm" svg:height="3.801cm" svg:x="7.626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3" draw:text-style-name="P97" draw:layer="layout" svg:width="3.845cm" svg:height="3.801cm" svg:x="11.924cm" svg:y="12.89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380;p 3" draw:style-name="gr103" draw:text-style-name="P59" draw:layer="layout" svg:width="3.844cm" svg:height="3.8cm" svg:x="20.699cm" svg:y="6.655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6" draw:style-name="gr103" draw:text-style-name="P59" draw:layer="layout" svg:width="3.844cm" svg:height="3.8cm" svg:x="19.264cm" svg:y="8.091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7" draw:style-name="gr103" draw:text-style-name="P59" draw:layer="layout" svg:width="3.844cm" svg:height="3.8cm" svg:x="17.808cm" svg:y="9.548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name="Google Shape;380;p 8" draw:style-name="gr103" draw:text-style-name="P59" draw:layer="layout" svg:width="3.844cm" svg:height="3.8cm" svg:x="16.373cm" svg:y="11.02cm">
          <text:p/>
          <draw:enhanced-geometry draw:mirror-horizontal="false" draw:mirror-vertical="false" svg:viewBox="0 0 0 0" draw:text-areas="0 ?f2 ?f6 ?f9" draw:type="ooxml-cube" draw:modifiers="37379"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inimum="0" draw:handle-range-y-maximum="100000"/>
          </draw:enhanced-geometry>
        </draw:custom-shape>
        <draw:custom-shape draw:style-name="gr267" draw:text-style-name="P100" draw:layer="layout" svg:width="3.846cm" svg:height="3.801cm" svg:x="12.435cm" svg:y="14.91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3" presentation:class="page"/>
          <draw:frame presentation:style-name="pr2" draw:text-style-name="P10" draw:layer="layout" svg:width="18.658cm" svg:height="12.572cm" svg:x="1.478cm" svg:y="13.271cm" presentation:class="notes" presentation:placeholder="true">
            <draw:text-box/>
          </draw:frame>
        </presentation:notes>
      </draw:page>
      <draw:page draw:name="page24" draw:style-name="dp1" draw:master-page-name="Title_20_Slide" presentation:presentation-page-layout-name="AL2T0">
        <office:forms form:automatic-focus="false" form:apply-design-mode="false"/>
        <draw:g draw:style-name="gr5">
          <draw:connector draw:name="Straight Arrow Connector 6" draw:style-name="gr6" draw:text-style-name="P24" draw:layer="layout" draw:type="line" svg:x1="2.725cm" svg:y1="21.108cm" svg:x2="17.07cm" svg:y2="6.603cm" draw:end-shape="id52" draw:end-glue-point="3" svg:d="M2725 21108l14345-14505" svg:viewBox="0 0 14346 14506">
            <text:p/>
          </draw:connector>
          <draw:connector draw:name="Straight Arrow Connector 13" draw:style-name="gr7" draw:text-style-name="P24" draw:layer="layout" draw:type="line" svg:x1="2.718cm" svg:y1="21.104cm" svg:x2="25.196cm" svg:y2="21.125cm" draw:end-shape="id53" svg:d="M2718 21104l22478 21" svg:viewBox="0 0 22479 22">
            <text:p/>
          </draw:connector>
          <draw:custom-shape draw:name="TextBox 21" draw:style-name="gr285" draw:text-style-name="P26" xml:id="id52" draw:id="id52"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286" draw:text-style-name="P28" xml:id="id54" draw:id="id54"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87"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288"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289"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290"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291"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292"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293"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294"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95" draw:text-style-name="P28" xml:id="id53" draw:id="id53"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54"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3" draw:text-style-name="P50" draw:layer="layout" svg:width="2.718cm" svg:height="9.259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79">B→A</text:span></text:p>
              <text:p text:style-name="P49"><text:span text:style-name="T26"/></text:p>
              <text:p text:style-name="P49"><text:span text:style-name="T26"/></text:p>
              <text:p text:style-name="P49"><text:span text:style-name="T26"/></text:p>
              <text:p text:style-name="P49"><text:span text:style-name="T27">A→{R,W}</text:span></text:p>
            </draw:text-box>
          </draw:frame>
        </draw:g>
        <draw:custom-shape draw:name="TextBox 9" draw:style-name="gr296" draw:text-style-name="P62" draw:layer="layout" svg:width="2.68cm" svg:height="1.117cm" svg:x="-1.167cm" svg:y="9.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7" draw:text-style-name="P46" draw:layer="layout" svg:width="3.81cm" svg:height="2.591cm" svg:x="14.211cm" svg:y="8.3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6" draw:layer="layout" svg:width="3.81cm" svg:height="2.591cm" svg:x="12.791cm" svg:y="9.7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6" draw:layer="layout" svg:width="3.81cm" svg:height="2.591cm" svg:x="14.182cm" svg:y="7.113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6" draw:layer="layout" svg:width="3.81cm" svg:height="2.591cm" svg:x="12.761cm" svg:y="8.532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6" draw:layer="layout" svg:width="3.81cm" svg:height="2.591cm" svg:x="11.352cm" svg:y="11.1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7" draw:text-style-name="P46" draw:layer="layout" svg:width="3.81cm" svg:height="2.591cm" svg:x="11.353cm" svg:y="9.97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9.905cm" svg:y="12.6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9.907cm" svg:y="11.4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8.46cm" svg:y="14.1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8.461cm" svg:y="12.901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6.983cm" svg:y="15.5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6.984cm" svg:y="14.355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5.529cm" svg:y="17.0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5.53cm" svg:y="15.824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4.1cm" svg:y="18.4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8" draw:text-style-name="P45" draw:layer="layout" svg:width="3.81cm" svg:height="2.591cm" svg:x="4.1cm" svg:y="17.258cm">
          <text:p/>
          <draw:enhanced-geometry svg:viewBox="0 0 21600 21600" draw:mirror-horizontal="false" draw:mirror-vertical="false" draw:glue-points="?f7 0 ?f6 ?f1 0 ?f10 ?f6 21600 ?f4 ?f10 21600 ?f9" draw:path-stretchpoint-x="10800" draw:path-stretchpoint-y="10800" draw:text-areas="0 ?f1 ?f4 ?f12" draw:type="cube" draw:modifiers="11548.514851485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5" draw:style-name="gr299" draw:text-style-name="P56" draw:layer="layout" svg:width="32.753cm" svg:height="3.598cm" svg:x="0.689cm" svg:y="0.712cm">
          <text:p text:style-name="P102"><text:span text:style-name="T63">Reader/Writer (Sub-)Modules:</text:span></text:p>
          <text:p text:style-name="P102"><text:span text:style-name="T63">The reader/writer (serializer/deserializer) exists as an abstract model that can be used to generate source code (see </text:span><text:span text:style-name="T63"><text:a xlink:href="#Folie 4" xlink:type="simple">X1</text:a></text:span><text:span text:style-name="T63">) or as part of a source code module (see </text:span><text:span text:style-name="T63"><text:a xlink:href="#Folie 5" xlink:type="simple">X2</text:a></text:span><text:span text:style-name="T63">). In either case, R and W should be part of one module A that can be used by any module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23" draw:layer="layout" svg:width="1.469cm" svg:height="1.526cm" svg:x="32.389cm" svg:y="23.874cm">
          <text:p text:style-name="P22">P3</text:p>
          <draw:enhanced-geometry svg:viewBox="0 0 21600 21600" draw:type="rectangle" draw:enhanced-path="M 0 0 L 21600 0 21600 21600 0 21600 0 0 Z N"/>
        </draw:custom-shape>
        <draw:custom-shape draw:name="Parallelogram 4" draw:style-name="gr300" draw:text-style-name="P101" draw:layer="layout" svg:width="14.121cm" svg:height="11.784cm" svg:x="7.589cm" svg:y="9.358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style-name="gr266" draw:text-style-name="P99" draw:layer="layout" svg:width="3.846cm" svg:height="3.801cm" svg:x="17.821cm" svg:y="4.65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6cm" svg:height="3.801cm" svg:x="16.342cm" svg:y="6.15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6" draw:text-style-name="P99" draw:layer="layout" svg:width="3.846cm" svg:height="3.801cm" svg:x="14.887cm" svg:y="7.587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3.442cm" svg:y="9.07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1.996cm" svg:y="10.54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10.555cm" svg:y="12.00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9.097cm" svg:y="13.468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7" draw:text-style-name="P100" draw:layer="layout" svg:width="3.846cm" svg:height="3.801cm" svg:x="7.646cm" svg:y="14.942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3" draw:layer="layout" svg:width="18.624cm" svg:height="10.476cm" svg:x="1.482cm" svg:y="2.123cm" draw:page-number="24" presentation:class="page"/>
          <draw:frame presentation:style-name="pr2" draw:text-style-name="P10" draw:layer="layout" svg:width="18.658cm" svg:height="12.572cm" svg:x="1.478cm" svg:y="13.271cm" presentation:class="notes" presentation:placeholder="true">
            <draw:text-box/>
          </draw:frame>
        </presentation:notes>
      </draw:page>
      <draw:page draw:name="page25" draw:style-name="dp1" draw:master-page-name="Title_20_Slide" presentation:presentation-page-layout-name="AL2T0">
        <office:forms form:automatic-focus="false" form:apply-design-mode="false"/>
        <draw:connector draw:name="Straight Arrow Connector 6" draw:style-name="gr6" draw:text-style-name="P24" draw:layer="layout" draw:type="line" svg:x1="2.725cm" svg:y1="21.108cm" svg:x2="17.07cm" svg:y2="6.603cm" draw:end-shape="id55" draw:end-glue-point="3" svg:d="M2725 21108l14345-14505" svg:viewBox="0 0 14346 14506">
          <text:p/>
        </draw:connector>
        <draw:connector draw:name="Straight Arrow Connector 13" draw:style-name="gr7" draw:text-style-name="P24" draw:layer="layout" draw:type="line" svg:x1="2.718cm" svg:y1="21.104cm" svg:x2="25.196cm" svg:y2="21.125cm" draw:end-shape="id56" svg:d="M2718 21104l22478 21" svg:viewBox="0 0 22479 22">
          <text:p/>
        </draw:connector>
        <draw:custom-shape draw:name="TextBox 21" draw:style-name="gr301" draw:text-style-name="P26" xml:id="id55" draw:id="id55" draw:layer="layout" svg:width="8.174cm" svg:height="1.013cm" svg:x="17.07cm" svg:y="6.097cm">
          <text:p text:style-name="P25"><text:span text:style-name="T20">Quality Attributes (Proper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02" draw:text-style-name="P28" xml:id="id57" draw:id="id57" draw:layer="layout" svg:width="5.82cm" svg:height="3.299cm" svg:x="2.72cm" svg:y="5.515cm">
          <text:p text:style-name="P27"><text:span text:style-name="T20"/></text:p>
          <text:p text:style-name="P27"><text:span text:style-name="T20"><text:s/></text:span><text:span text:style-name="T20">Dependent Modules</text:span></text:p>
          <text:p text:style-name="P27"><text:span text:style-name="T20"><text:s/></text:span><text:span text:style-name="T20">X→Y</text:span></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303" draw:text-style-name="P30" draw:layer="layout" svg:width="3.671cm" svg:height="0.885cm" svg:x="18.348cm" svg:y="19.932cm">
          <text:p text:style-name="P29"><text:span text:style-name="T22">Funct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304" draw:text-style-name="P32" draw:layer="layout" svg:width="5.258cm" svg:height="0.885cm" svg:x="22.501cm" svg:y="15.612cm">
          <text:p text:style-name="P31"><text:span text:style-name="T22"><text:s/></text:span><text:span text:style-name="T22">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305" draw:text-style-name="P32" draw:layer="layout" svg:width="2.539cm" svg:height="0.885cm" svg:x="28.271cm" svg:y="9.797cm">
          <text:p text:style-name="P31"><text:span text:style-name="T22">Us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306" draw:text-style-name="P32" draw:layer="layout" svg:width="3.811cm" svg:height="0.885cm" svg:x="25.44cm" svg:y="12.718cm">
          <text:p text:style-name="P31"><text:span text:style-name="T22">Port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1" draw:style-name="gr307" draw:text-style-name="P32" draw:layer="layout" svg:width="3.31cm" svg:height="0.885cm" svg:x="19.701cm" svg:y="18.535cm">
          <text:p text:style-name="P31"><text:span text:style-name="T22">Reli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3" draw:style-name="gr308" draw:text-style-name="P32" draw:layer="layout" svg:width="3.085cm" svg:height="0.885cm" svg:x="21.083cm" svg:y="17.146cm">
          <text:p text:style-name="P31"><text:span text:style-name="T2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7" draw:style-name="gr309" draw:text-style-name="P32" draw:layer="layout" svg:width="4.622cm" svg:height="0.885cm" svg:x="24.062cm" svg:y="14.157cm">
          <text:p text:style-name="P31"><text:span text:style-name="T22">Compati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310" draw:text-style-name="P32" draw:layer="layout" svg:width="3.844cm" svg:height="0.885cm" svg:x="26.856cm" svg:y="11.233cm">
          <text:p text:style-name="P31"><text:span text:style-name="T22">Maintain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311" draw:text-style-name="P28" xml:id="id56" draw:id="id56" draw:layer="layout" svg:width="8.131cm" svg:height="1.775cm" svg:x="25.196cm" svg:y="20.238cm">
          <text:p text:style-name="P27"><text:span text:style-name="T21">Time of First Consequences </text:span></text:p>
          <text:p text:style-name="P27"><text:span text:style-name="T21">For X if Y changes (Semant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34" draw:layer="layout" svg:width="4.008cm" svg:height="1.553cm" draw:transform="rotate (1.5707963267949) translate (3.355cm 25.121cm)">
          <draw:text-box>
            <text:p text:style-name="P33"><text:span text:style-name="T23">Model Change</text:span></text:p>
            <text:p text:style-name="P33"><text:span text:style-name="T24">(Code Generation)</text:span></text:p>
          </draw:text-box>
        </draw:frame>
        <draw:frame draw:style-name="gr20" draw:text-style-name="P36" draw:layer="layout" svg:width="3.97cm" svg:height="1.025cm" draw:transform="rotate (1.5707963267949) translate (10.893cm 25.051cm)">
          <draw:text-box>
            <text:p text:style-name="P35"><text:span text:style-name="T23">Linking</text:span></text:p>
          </draw:text-box>
        </draw:frame>
        <draw:custom-shape draw:name="Parallelogram 24" draw:style-name="gr21" draw:text-style-name="P37" draw:layer="layout" svg:width="14.021cm" svg:height="11.725cm" svg:x="5.187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6" draw:style-name="gr22" draw:text-style-name="P37" draw:layer="layout" svg:width="13.998cm" svg:height="11.725cm" svg:x="10.085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8" draw:style-name="gr23" draw:text-style-name="P37" draw:layer="layout" svg:width="14.034cm" svg:height="11.725cm" svg:x="14.948cm" svg:y="9.387cm">
          <text:p/>
          <draw:enhanced-geometry draw:mirror-horizontal="false" draw:mirror-vertical="false" svg:viewBox="0 0 0 0" draw:glue-points="?f9 0 ?f8 0 ?f5 ?f21 ?f7 ?f22 ?f9 ?f22 ?f10 ?f21" draw:text-areas="?f13 ?f14 ?f15 ?f16" draw:type="ooxml-parallelogram" draw:modifiers="98924.0556035498"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frame draw:style-name="gr20" draw:text-style-name="P36" draw:layer="layout" svg:width="3.923cm" svg:height="1.025cm" draw:transform="rotate (1.5707963267949) translate (6.114cm 25.051cm)">
          <draw:text-box>
            <text:p text:style-name="P35"><text:span text:style-name="T23">Code Change</text:span></text:p>
          </draw:text-box>
        </draw:frame>
        <draw:frame draw:style-name="gr24" draw:text-style-name="P39" draw:layer="layout" svg:width="3.958cm" svg:height="0.953cm" draw:transform="rotate (1.5707963267949) translate (8.518cm 25.051cm)">
          <draw:text-box>
            <text:p text:style-name="P38"><text:span text:style-name="T25">Compilation</text:span></text:p>
          </draw:text-box>
        </draw:frame>
        <draw:frame draw:style-name="gr25" draw:text-style-name="P40" draw:layer="layout" svg:width="3.485cm" svg:height="1.599cm" draw:transform="rotate (1.5707963267949) translate (13.007cm 24.628cm)">
          <draw:text-box>
            <text:p text:style-name="P38"><text:span text:style-name="T25">Runtime</text:span></text:p>
            <text:p text:style-name="P38"><text:span text:style-name="T25">Availability</text:span></text:p>
          </draw:text-box>
        </draw:frame>
        <draw:frame draw:style-name="gr26" draw:text-style-name="P40" draw:layer="layout" svg:width="3.94cm" svg:height="1.599cm" draw:transform="rotate (1.5707963267949) translate (15.452cm 25.051cm)">
          <draw:text-box>
            <text:p text:style-name="P38"><text:span text:style-name="T25">Runtime</text:span></text:p>
            <text:p text:style-name="P38"><text:span text:style-name="T25">Conditions</text:span></text:p>
          </draw:text-box>
        </draw:frame>
        <draw:connector draw:name="Straight Arrow Connector 1" draw:style-name="gr7" draw:text-style-name="P24" draw:layer="layout" draw:type="line" svg:x1="2.719cm" svg:y1="21.104cm" svg:x2="2.72cm" svg:y2="7.164cm" draw:end-shape="id57" svg:d="M2719 21104l1-13940" svg:viewBox="0 0 2 13941">
          <text:p/>
        </draw:connector>
        <draw:custom-shape draw:name="Parallelogram 1" draw:style-name="gr27" draw:text-style-name="P41" draw:layer="layout" svg:width="16.077cm" svg:height="1.462cm" svg:x="4.178cm" svg:y="18.196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3" draw:style-name="gr28" draw:text-style-name="P41" draw:layer="layout" svg:width="16.124cm" svg:height="1.462cm" svg:x="7.05cm" svg:y="15.264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5" draw:style-name="gr29" draw:text-style-name="P41" draw:layer="layout" svg:width="16.046cm" svg:height="1.462cm" svg:x="9.986cm" svg:y="12.337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7" draw:style-name="gr30" draw:text-style-name="P41" draw:layer="layout" svg:width="16.102cm" svg:height="1.462cm" svg:x="12.88cm" svg:y="9.389cm">
          <text:p/>
          <draw:enhanced-geometry draw:mirror-horizontal="false" draw:mirror-vertical="false" svg:viewBox="0 0 0 0" draw:glue-points="?f9 0 ?f8 0 ?f5 ?f21 ?f7 ?f22 ?f9 ?f22 ?f10 ?f21" draw:text-areas="?f13 ?f14 ?f15 ?f16" draw:type="ooxml-parallelogram" draw:modifiers="98585.5728429986"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Parallelogram 2" draw:style-name="gr31" draw:text-style-name="P42" draw:layer="layout" svg:width="11.608cm" svg:height="11.725cm" svg:x="17.374cm" svg:y="9.387cm">
          <text:p/>
          <draw:enhanced-geometry draw:mirror-horizontal="false" draw:mirror-vertical="false" svg:viewBox="0 0 0 0" draw:glue-points="?f9 0 ?f8 0 ?f5 ?f21 ?f7 ?f22 ?f9 ?f22 ?f10 ?f21" draw:text-areas="?f13 ?f14 ?f15 ?f16" draw:type="ooxml-parallelogram" draw:modifiers="100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style-name="gr32" draw:text-style-name="P43" draw:layer="layout" svg:x1="2.75cm" svg:y1="16.232cm" svg:x2="14.366cm" svg:y2="4.622cm">
          <text:p/>
        </draw:line>
        <draw:line draw:style-name="gr32" draw:text-style-name="P43" draw:layer="layout" svg:x1="2.766cm" svg:y1="18.706cm" svg:x2="14.357cm" svg:y2="6.989cm">
          <text:p/>
        </draw:line>
        <draw:line draw:style-name="gr32" draw:text-style-name="P43" draw:layer="layout" svg:x1="14.366cm" svg:y1="9.406cm" svg:x2="14.366cm" svg:y2="4.622cm">
          <text:p/>
        </draw:line>
        <draw:frame draw:style-name="gr312" draw:text-style-name="P50" draw:layer="layout" svg:width="2.887cm" svg:height="10.948cm" svg:x="0cm" svg:y="10.934cm">
          <draw:text-box>
            <text:p text:style-name="P22"><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6"/></text:p>
            <text:p text:style-name="P49"><text:span text:style-name="T27">1. A→{S</text:span><text:span text:style-name="T34">i</text:span><text:span text:style-name="T27">}</text:span></text:p>
            <text:p text:style-name="P49"><text:span text:style-name="T27">2. A→{M</text:span><text:span text:style-name="T34">i</text:span><text:span text:style-name="T27">}</text:span></text:p>
            <text:p text:style-name="P49"><text:span text:style-name="T27"/></text:p>
            <text:p text:style-name="P49"><text:span text:style-name="T33"/></text:p>
          </draw:text-box>
        </draw:frame>
        <draw:custom-shape draw:style-name="gr313" draw:text-style-name="P45" draw:layer="layout" svg:width="3.846cm" svg:height="3.801cm" svg:x="16.857cm" svg:y="12.8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5" draw:layer="layout" svg:width="3.846cm" svg:height="3.801cm" svg:x="15.393cm" svg:y="14.335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5" draw:layer="layout" svg:width="3.846cm" svg:height="3.801cm" svg:x="13.961cm" svg:y="15.801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3" draw:text-style-name="P45" draw:layer="layout" svg:width="3.846cm" svg:height="3.801cm" svg:x="12.49cm" svg:y="17.273cm">
          <text:p/>
          <draw:enhanced-geometry svg:viewBox="0 0 21600 21600" draw:mirror-horizontal="false" draw:mirror-vertical="false" draw:glue-points="?f7 0 ?f6 ?f1 0 ?f10 ?f6 21600 ?f4 ?f10 21600 ?f9" draw:path-stretchpoint-x="10800" draw:path-stretchpoint-y="10800" draw:text-areas="0 ?f1 ?f4 ?f12" draw:type="cube" draw:modifiers="8074.9053356282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Google Shape;179;p 19" draw:style-name="gr314" draw:text-style-name="P104" draw:layer="layout" svg:width="32.753cm" svg:height="3.598cm" svg:x="0.689cm" svg:y="0.712cm">
          <text:list text:style-name="L2">
            <text:list-item>
              <text:p text:style-name="P103"><text:span text:style-name="T80">Fallback:</text:span></text:p>
              <text:p text:style-name="P103"><text:span text:style-name="T81">Module A depends on one out of n redundant sources S, as at least one source out of n must be available, {F</text:span><text:span text:style-name="T82">i</text:span><text:span text:style-name="T81">} </text:span><text:span text:style-name="T83">⊆ </text:span><text:span text:style-name="T81">{S</text:span><text:span text:style-name="T82">i</text:span><text:span text:style-name="T81">}, |{F</text:span><text:span text:style-name="T82">i</text:span><text:span text:style-name="T81">}| &gt; 0.</text:span></text:p>
            </text:list-item>
            <text:list-item>
              <text:p text:style-name="P103"><text:span text:style-name="T80">Majority: </text:span></text:p>
              <text:p text:style-name="P103"><text:span text:style-name="T81">Module A depends on one more than half of the n sources S, as the majority of the n sources must yield the same result, </text:span></text:p>
              <text:p text:style-name="P103"><text:span text:style-name="T81">{M</text:span><text:span text:style-name="T82">i</text:span><text:span text:style-name="T81">} </text:span><text:span text:style-name="T83">⊆ </text:span><text:span text:style-name="T81">{S</text:span><text:span text:style-name="T82">i</text:span><text:span text:style-name="T81">}, |{M</text:span><text:span text:style-name="T82">i</text:span><text:span text:style-name="T81">}| &gt; </text:span><text:span text:style-name="T84">0.5 </text:span><text:span text:style-name="T81">|{S</text:span><text:span text:style-name="T82">i</text:span><text:span text:style-name="T8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73" draw:layer="layout" svg:width="1.469cm" svg:height="1.526cm" svg:x="32.389cm" svg:y="23.874cm">
          <text:p text:style-name="P72"><text:span text:style-name="T56">P4</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25" presentation:class="page"/>
          <draw:frame presentation:style-name="pr2" draw:text-style-name="P18" draw:layer="layout" svg:width="18.658cm" svg:height="12.572cm" svg:x="1.478cm" svg:y="13.271cm" presentation:class="notes" presentation:placeholder="true">
            <draw:text-box/>
          </draw:frame>
        </presentation:notes>
      </draw:page>
      <draw:page draw:name="page26" draw:style-name="dp1" draw:master-page-name="Title_20_Slide" presentation:presentation-page-layout-name="AL1T1">
        <office:forms form:automatic-focus="false" form:apply-design-mode="false"/>
        <draw:frame draw:name="Subtitle 5" draw:style-name="gr1" draw:text-style-name="P7" draw:layer="layout" svg:width="31.252cm" svg:height="22.225cm" svg:x="1.275cm" svg:y="1.527cm">
          <draw:text-box>
            <text:p text:style-name="P19"><text:span text:style-name="T16">References</text:span></text:p>
          </draw:text-box>
        </draw:frame>
        <draw:frame draw:style-name="standard" draw:layer="layout" svg:width="31.066cm" svg:height="5.997cm" svg:x="1.46cm" svg:y="3.867cm">
          <table:table table:template-name="default" table:use-first-row-styles="true" table:use-banding-rows-styles="true">
            <table:table-column table:style-name="co1"/>
            <table:table-column table:style-name="co2"/>
            <table:table-row table:style-name="ro1" table:default-cell-style-name="ce1">
              <table:table-cell>
                <text:p text:style-name="P105"><text:span text:style-name="T85">[Wolff23]</text:span></text:p>
              </table:table-cell>
              <table:table-cell>
                <text:p text:style-name="P105"><text:span text:style-name="T85">Eberhard Wolff, </text:span><text:span text:style-name="T86">Software Architektur im Stream: Folge 179 - Software-Architektur = Abhängigkeiten Managen?</text:span><text:span text:style-name="T85"> </text:span><text:span text:style-name="T85"><text:a xlink:href="https://software-architektur.tv/2023/09/01/folge179.html" xlink:type="simple">https://software-architektur.tv/2023/09/01/folge179.html</text:a></text:span><text:span text:style-name="T85"><text:s/></text:span></text:p>
              </table:table-cell>
            </table:table-row>
            <table:table-row table:style-name="ro1" table:default-cell-style-name="ce1">
              <table:table-cell>
                <text:p text:style-name="P105"><text:span text:style-name="T85">[Koppel22]</text:span></text:p>
              </table:table-cell>
              <table:table-cell>
                <text:p text:style-name="P105"><text:span text:style-name="T85">Jimmy Koppel, </text:span><text:span text:style-name="T86">How an Ancient Philosophy Problem Explains Software Dependence</text:span><text:span text:style-name="T85">, 2022/09/30, </text:span><text:span text:style-name="T85"><text:a xlink:href="https://www.pathsensitive.com/2022/09/bet-you-cant-solve-these-9-dependency.html" xlink:type="simple">https://www.pathsensitive.com/2022/09/bet-you-cant-solve-these-9-dependency.html</text:a></text:span><text:span text:style-name="T85"><text:s/></text:span></text:p>
              </table:table-cell>
            </table:table-row>
            <table:table-row table:style-name="ro2" table:default-cell-style-name="ce1">
              <table:table-cell>
                <text:p text:style-name="P105"><text:span text:style-name="T85">[ISO]</text:span></text:p>
              </table:table-cell>
              <table:table-cell>
                <text:p text:style-name="P105"><text:span text:style-name="T85">ISO/IEC 25010, </text:span><text:span text:style-name="T85"><text:a xlink:href="https://iso25000.com/index.php/en/iso-25000-standards/iso-25010" xlink:type="simple">https://iso25000.com/index.php/en/iso-25000-standards/iso-25010</text:a></text:span></text:p>
              </table:table-cell>
            </table:table-row>
          </table:table>
          <draw:image xlink:href="Pictures/TablePreview1.svm" xlink:type="simple" xlink:show="embed" xlink:actuate="onLoad"/>
        </draw:frame>
        <presentation:notes draw:style-name="dp2">
          <draw:page-thumbnail draw:style-name="gr3" draw:layer="layout" svg:width="18.624cm" svg:height="10.476cm" svg:x="1.482cm" svg:y="2.123cm" draw:page-number="26" presentation:class="page"/>
          <draw:frame presentation:style-name="pr1" draw:text-style-name="P10" draw:layer="layout" svg:width="18.658cm" svg:height="12.572cm" svg:x="1.47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ce style:name="Arial2" svg:font-family="Arial" style:font-family-generic="swiss" style:font-pitch="variable"/>
    <style:font-face style:name="Arial3" svg:font-family="Arial" style:font-pitch="variable" style:font-charset="x-symbol"/>
    <style:font-face style:name="Arial4" svg:font-family="Arial" style:font-family-generic="modern" style:font-pitch="variable"/>
    <style:font-face style:name="Arial5" svg:font-family="Arial" style:font-family-generic="roman" style:font-pitch="variable"/>
    <style:font-face style:name="Arial6" svg:font-family="Arial" style:font-family-generic="system" style:font-pitch="variable"/>
    <style:font-face style:name="Arial7" svg:font-family="Arial" style:font-family-generic="system" style:font-pitch="variable" style:font-charset="x-symbol"/>
    <style:font-face style:name="Calibri" svg:font-family="Calibri" style:font-pitch="variable"/>
    <style:font-face style:name="Calibri Light" svg:font-family="'Calibri Light'" style:font-pitch="variable"/>
    <style:font-face style:name="Calibri Light1" svg:font-family="'Calibri Light'"/>
    <style:font-face style:name="Calibri Light2" svg:font-family="'Calibri Light'" style:font-family-generic="swiss" style:font-pitch="variable"/>
    <style:font-face style:name="Calibri1" svg:font-family="Calibri"/>
    <style:font-face style:name="Calibri2" svg:font-family="Calibri" style:font-family-generic="swiss"/>
    <style:font-face style:name="Calibri3" svg:font-family="Calibri" style:font-family-generic="swiss" style:font-pitch="variable"/>
    <style:font-face style:name="DejaVu Sans" svg:font-family="'DejaVu Sans'" style:font-pitch="variable" style:font-charset="x-symbol"/>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face style:name="DejaVu Sans4" svg:font-family="'DejaVu Sans'" style:font-family-generic="swiss" style:font-pitch="variable"/>
    <style:font-face style:name="DejaVu Sans5" svg:font-family="'DejaVu Sans'" style:font-family-generic="modern" style:font-pitch="variable"/>
    <style:font-face style:name="DejaVu Sans6" svg:font-family="'DejaVu Sans'" style:font-family-generic="system" style:font-pitch="variable" style:font-charset="x-symbol"/>
    <style:font-face style:name="DejaVu Sans7" svg:font-family="'DejaVu Sans'"/>
    <style:font-face style:name="Droid Sans Devanagari" svg:font-family="'Droid Sans Devanagari'" style:font-pitch="variable"/>
    <style:font-face style:name="Droid Sans Devanagari1" svg:font-family="'Droid Sans Devanagari'" style:font-family-generic="system" style:font-pitch="variable"/>
    <style:font-face style:name="Droid Sans Devanagari2" svg:font-family="'Droid Sans Devanagari'" style:font-family-generic="swiss" style:font-pitch="variable"/>
    <style:font-face style:name="Liberation Mono" svg:font-family="'Liberation Mono', 'Courier New'" style:font-family-generic="modern" style:font-pitch="fixed"/>
    <style:font-face style:name="Liberation Mono1" svg:font-family="'Liberation Mono', 'Courier New'" style:font-family-generic="modern"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face style:name="Liberation Sans4" svg:font-family="'Liberation Sans'" style:font-family-generic="swiss"/>
    <style:font-face style:name="Liberation Serif" svg:font-family="'Liberation Serif'" style:font-family-generic="roman" style:font-pitch="variable" style:font-charset="x-symbol"/>
    <style:font-face style:name="Liberation Serif1" svg:font-family="'Liberation Serif'"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pitch="variable" style:font-charset="x-symbol"/>
    <style:font-face style:name="Liberation Serif5" svg:font-family="'Liberation Serif'" style:font-family-generic="modern" style:font-pitch="variable"/>
    <style:font-face style:name="Mangal" svg:font-family="Mangal" style:font-family-generic="roman" style:font-pitch="variable"/>
    <style:font-face style:name="Noto Sans" svg:font-family="'Noto Sans'" style:font-family-generic="roman" style:font-pitch="variable"/>
    <style:font-face style:name="Noto Sans SC Regular" svg:font-family="'Noto Sans SC Regular'" style:font-family-generic="system" style:font-pitch="variable"/>
    <style:font-face style:name="Noto Sans SC Regular1" svg:font-family="'Noto Sans SC Regular'" style:font-pitch="variable"/>
    <style:font-face style:name="Noto Sans SC Regular2" svg:font-family="'Noto Sans SC Regular'"/>
    <style:font-face style:name="Noto Sans SC Regular3" svg:font-family="'Noto Sans SC 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tandard Symbols L" svg:font-family="'Standard Symbols L'" style:font-pitch="variable"/>
    <style:font-face style:name="Standard Symbols L1" svg:font-family="'Standard Symbols L'"/>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opacity draw:name="Transparency_20_1" draw:display-name="Transparency 1" draw:style="linear" draw:start="100%" draw:end="100%" draw:angle="0deg" draw:border="0%"/>
    <draw:opacity draw:name="Transparency_20_3" draw:display-name="Transparency 3" draw:style="linear" draw:start="0%" draw:end="100%" draw:angle="45deg" draw:border="0%"/>
    <draw:marker draw:name="Arrow" svg:viewBox="0 0 20 30" svg:d="M10 0l-10 30h20z"/>
    <draw:marker draw:name="Arrow_20_short" draw:display-name="Arrow short" svg:viewBox="0 0 20 13" svg:d="M0 13l10-13 10 13z"/>
    <draw:marker draw:name="msArrowEnd_20_9" draw:display-name="msArrowEnd 9" svg:viewBox="0 0 500 500" svg:d="M250 0l250 500h-50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loext:color-lum-mod="100%" loext:color-lum-off="0%" style:font-name="Liberation Serif2" fo:font-size="24pt" fo:language="en" fo:country="US" style:font-name-asian="DejaVu Sans3" style:font-size-asian="24pt" style:language-asian="zh" style:country-asian="CN" style:font-name-complex="Arial6"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3"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text-align="justify" style:text-autospace="none" style:writing-mode="lr-tb"/>
      <style:text-properties style:use-window-font-color="true" loext:opacity="0%" loext:color-lum-mod="100%" loext:color-lum-off="0%" style:font-name="Liberation Sans2" fo:font-family="'Liberation Sans', Arial" style:font-family-generic="swiss" style:font-pitch="variable" fo:font-size="12pt" fo:language="en" fo:country="US" style:letter-kerning="true" style:font-name-asian="Liberation Sans2" style:font-family-asian="'Liberation Sans', Arial" style:font-family-generic-asian="swiss" style:font-pitch-asian="variable" style:font-size-asian="12pt" style:language-asian="zh" style:country-asian="CN" style:font-name-complex="Liberation Sans2" style:font-family-complex="'Liberation Sans', Arial" style:font-family-generic-complex="swiss" style:font-pitch-complex="variable" style:font-size-complex="12pt" style:language-complex="hi" style:country-complex="IN"/>
    </style:style>
    <style:style style:name="Überschrift_20_1" style:display-name="Überschrift 1" style:family="graphic">
      <style:paragraph-properties fo:margin-top="0.746cm" fo:margin-bottom="0.374cm" fo:text-align="justify" style:text-autospace="none"/>
      <style:text-properties style:font-name="Liberation Sans2" fo:font-family="'Liberation Sans', Arial" style:font-family-generic="swiss" style:font-pitch="variable" fo:font-size="18pt" fo:font-weight="bold" style:font-name-asian="Noto Sans SC Regular1" style:font-family-asian="'Noto Sans SC Regular'"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Überschrift" style:family="graphic">
      <style:paragraph-properties fo:margin-top="0.746cm" fo:margin-bottom="0.374cm" fo:text-align="justify" style:text-autospace="none"/>
      <style:text-properties style:font-name="Liberation Sans2" fo:font-family="'Liberation Sans', Arial" style:font-family-generic="swiss" style:font-pitch="variable" fo:font-size="14pt" style:font-name-asian="Noto Sans SC Regular1" style:font-family-asian="'Noto Sans SC Regular'" style:font-pitch-asian="variable" style:font-size-asian="14pt" style:font-name-complex="Liberation Sans2" style:font-family-complex="'Liberation Sans', Arial" style:font-family-generic-complex="swiss" style:font-pitch-complex="variable" style:font-size-complex="14pt"/>
    </style:style>
    <style:style style:name="Überschrift_20_2" style:display-name="Überschrift 2" style:family="graphic">
      <style:paragraph-properties fo:margin-top="0.125cm" fo:margin-bottom="0cm" style:text-autospace="none"/>
      <style:text-properties style:font-name="Liberation Sans2" fo:font-family="'Liberation Sans', 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Liberation Sans2" style:font-family-complex="'Liberation Sans', Arial" style:font-family-generic-complex="swiss" style:font-pitch-complex="variable" style:font-size-complex="10pt" style:font-weight-complex="bold"/>
    </style:style>
    <style:style style:name="LO-Normal" style:family="graphic">
      <style:graphic-properties style:writing-mode="lr-tb"/>
      <style:paragraph-properties style:text-autospace="none" style:writing-mode="lr-tb"/>
      <style:text-properties style:use-window-font-color="true" loext:opacity="0%" loext:color-lum-mod="100%" loext:color-lum-off="0%" fo:font-size="12pt" fo:language="en" fo:country="US" style:letter-kerning="true" style:font-name-asian="Noto Sans SC Regular1" style:font-family-asian="'Noto Sans SC Regular'" style:font-pitch-asian="variable" style:font-size-asian="12pt" style:language-asian="zh" style:country-asian="CN" style:font-name-complex="Droid Sans Devanagari" style:font-family-complex="'Droid Sans Devanagari'" style:font-pitch-complex="variable" style:font-size-complex="12pt" style:language-complex="hi" style:country-complex="IN"/>
    </style:style>
    <style:style style:name="Überschrift_20_3" style:display-name="Überschrift 3" style:family="graphic">
      <style:paragraph-properties fo:margin-top="0.125cm" fo:margin-bottom="0cm" style:text-autospace="none"/>
      <style:text-properties style:font-name="Liberation Sans2" fo:font-family="'Liberation Sans', 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Liberation Sans2" style:font-family-complex="'Liberation Sans', Arial" style:font-family-generic-complex="swiss" style:font-pitch-complex="variable" style:font-size-complex="8pt" style:font-weight-complex="bold"/>
    </style:style>
    <style:style style:name="WW_5f_CharLFO1LVL9" style:display-name="WW_CharLFO1LVL9"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8" style:display-name="WW_CharLFO1LVL8"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7" style:display-name="WW_CharLFO1LVL7"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6" style:display-name="WW_CharLFO1LVL6"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5" style:display-name="WW_CharLFO1LVL5"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4" style:display-name="WW_CharLFO1LVL4"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3" style:display-name="WW_CharLFO1LVL3"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2" style:display-name="WW_CharLFO1LVL2"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WW_5f_CharLFO1LVL1" style:display-name="WW_CharLFO1LVL1"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Heading_20_3_20_Char" style:display-name="Heading 3 Char" style:family="graphic">
      <style:paragraph-properties style:text-autospace="none"/>
      <style:text-properties fo:color="#1f3763" loext:opacity="100%" loext:color-lum-mod="100%" loext:color-lum-off="0%" style:font-name="Calibri Light2" fo:font-family="'Calibri Light'" style:font-family-generic="swiss" style:font-pitch="variable" style:font-name-asian="Times New Roman" style:font-family-asian="'Times New Roman'" style:font-family-generic-asian="roman" style:font-pitch-asian="variable" style:font-name-complex="Calibri Light2" style:font-family-complex="'Calibri Light'" style:font-family-generic-complex="swiss" style:font-pitch-complex="variable" style:font-size-complex="10.5pt"/>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2f5496" loext:opacity="100%" loext:color-lum-mod="100%" loext:color-lum-off="0%" style:font-name="Calibri Light2" fo:font-family="'Calibri Light'" style:font-family-generic="swiss" style:font-pitch="variable" fo:font-size="13pt" style:font-name-asian="Times New Roman" style:font-family-asian="'Times New Roman'" style:font-family-generic-asian="roman" style:font-pitch-asian="variable" style:font-name-complex="Calibri Light2" style:font-family-complex="'Calibri Light'" style:font-family-generic-complex="swiss" style:font-pitch-complex="variable" style:font-size-complex="11.5pt"/>
    </style:style>
    <style:style style:name="Footer_20_Char" style:display-name="Footer Char" style:family="graphic">
      <style:paragraph-properties style:text-autospace="none"/>
      <style:text-properties style:font-name-complex="Mangal" style:font-family-complex="Mangal" style:font-family-generic-complex="roman" style:font-pitch-complex="variable" style:font-size-complex="10.5pt"/>
    </style:style>
    <style:style style:name="Header_20_Char" style:display-name="Header Char" style:family="graphic">
      <style:paragraph-properties style:text-autospace="none"/>
      <style:text-properties style:font-name-complex="Mangal" style:font-family-complex="Mangal" style:font-family-generic-complex="roman" style:font-pitch-complex="variable" style:font-size-complex="10.5pt"/>
    </style:style>
    <style:style style:name="Aufzählungszeichen"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merierungszeichen" style:family="graphic">
      <style:paragraph-properties style:text-autospace="none"/>
    </style:style>
    <style:style style:name="Betont" style:family="graphic">
      <style:paragraph-properties style:text-autospace="none"/>
      <style:text-properties fo:font-style="italic" style:font-style-complex="italic"/>
    </style:style>
    <style:style style:name="Stark_20_betont" style:display-name="Stark betont" style:family="graphic">
      <style:paragraph-properties style:text-autospace="none"/>
      <style:text-properties fo:font-weight="bold" style:font-weight-complex="bold"/>
    </style:style>
    <style:style style:name="Besuchte_20_Internetverknüpfung" style:display-name="Besuchte Internetverknüpfung" style:family="graphic">
      <style:paragraph-properties style:text-autospace="none"/>
      <style:text-properties fo:color="#800000" loext:opacity="100%" loext:color-lum-mod="100%" loext:color-lum-off="0%" style:text-underline-style="solid" style:text-underline-width="auto" style:text-underline-color="font-color"/>
    </style:style>
    <style:style style:name="Internetverknüpfung" style:family="graphic">
      <style:paragraph-properties style:text-autospace="none"/>
      <style:text-properties fo:color="#000080" loext:opacity="100%" loext:color-lum-mod="100%" loext:color-lum-off="0%" style:text-underline-style="solid" style:text-underline-width="auto" style:text-underline-color="font-color"/>
    </style:style>
    <style:style style:name="Schaubild"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Beschriftun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Fuß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zeile" style:family="graphic">
      <style:paragraph-properties style:text-autospace="none" loext:tab-stop-distance="0cm">
        <style:tab-stops>
          <style:tab-stop style:position="14.633cm" style:type="center"/>
          <style:tab-stop style:position="29.265cm" style:type="right"/>
        </style:tab-stops>
      </style:paragraph-properties>
      <style:text-properties style:font-name-complex="Mangal" style:font-family-complex="Mangal" style:font-family-generic-complex="roman" style:font-pitch-complex="variable" style:font-size-complex="10.5pt"/>
    </style:style>
    <style:style style:name="Kopf-_20_und_20_Fußzeile" style:display-name="Kopf- und Fußzeile" style:family="graphic">
      <style:paragraph-properties fo:text-align="justify" style:text-autospace="none" loext:tab-stop-distance="0cm">
        <style:tab-stops>
          <style:tab-stop style:position="15.513cm" style:type="center"/>
          <style:tab-stop style:position="31.027cm" style:type="right"/>
        </style:tab-stops>
      </style:paragraph-properties>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Tabellenüberschrift" style:family="graphic">
      <style:paragraph-properties fo:text-align="center" style:text-autospace="none"/>
      <style:text-properties style:font-name="Liberation Sans2" fo:font-family="'Liberation Sans', Arial" style:font-family-generic="swiss" style:font-pitch="variable" fo:font-weight="bold" style:font-name-asian="Liberation Sans2" style:font-family-asian="'Liberation Sans', Arial" style:font-family-generic-asian="swiss" style:font-pitch-asian="variable" style:font-weight-asian="bold" style:font-name-complex="Liberation Sans2" style:font-family-complex="'Liberation Sans', Arial" style:font-family-generic-complex="swiss" style:font-pitch-complex="variable" style:font-weight-complex="bold"/>
    </style:style>
    <style:style style:name="Tabelleninhalt"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Vorformatierter_20_Text" style:display-name="Vorformatierter Text" style:family="graphic">
      <style:paragraph-properties fo:text-align="justify"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font-name-complex="Liberation Mono" style:font-family-complex="'Liberation Mono', 'Courier New'" style:font-family-generic-complex="modern" style:font-pitch-complex="fixed" style:font-size-complex="10pt"/>
    </style:style>
    <style:style style:name="Rahmeninhalt"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Fi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Zeichnung" style:family="graphic">
      <style:paragraph-properties fo:margin-top="0.374cm" fo:margin-bottom="0.374cm" fo:text-align="justify" style:text-autospace="none"/>
      <style:text-properties style:font-name="Liberation Sans2" fo:font-family="'Liberation Sans', Arial" style:font-family-generic="swiss" style:font-pitch="variable" fo:font-style="italic" style:font-name-asian="Liberation Sans2" style:font-family-asian="'Liberation Sans', Arial" style:font-family-generic-asian="swiss" style:font-pitch-asian="variable" style:font-style-asian="italic" style:font-name-complex="Liberation Sans2" style:font-family-complex="'Liberation Sans', Arial" style:font-family-generic-complex="swiss" style:font-pitch-complex="variable" style:font-style-complex="italic"/>
    </style:style>
    <style:style style:name="Verzeichnis" style:family="graphic">
      <style:paragraph-properties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Aufzählung" style:family="graphic">
      <style:paragraph-properties fo:margin-top="0cm" fo:margin-bottom="0.436cm" fo:line-height="115%"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Textkörper" style:family="graphic">
      <style:paragraph-properties fo:margin-top="0cm" fo:margin-bottom="0.436cm" fo:line-height="115%" fo:text-align="justify" style:text-autospace="none"/>
      <style:text-properties style:font-name="Liberation Sans2" fo:font-family="'Liberation Sans', Arial" style:font-family-generic="swiss" style:font-pitch="variable" style:font-name-asian="Liberation Sans2" style:font-family-asian="'Liberation Sans', Arial" style:font-family-generic-asian="swiss" style:font-pitch-asian="variable" style:font-name-complex="Liberation Sans2" style:font-family-complex="'Liberation Sans', Arial" style:font-family-generic-complex="swiss" style:font-pitch-complex="variabl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3" fo:font-family="'Liberation Sans'" style:font-family-generic="roman" style:font-pitch="variable" fo:font-size="18pt" style:letter-kerning="true" style:font-name-asian="Noto Sans SC Regular" style:font-family-asian="'Noto Sans SC Regular'" style:font-family-generic-asian="system" style:font-pitch-asian="variable" style:font-size-asian="18pt" style:font-name-complex="Droid Sans Devanagari1" style:font-family-complex="'Droid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28pt" style:font-style-asian="normal" style:font-weight-asian="normal" style:font-name-complex="Droid Sans Devanagari1"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graphic-properties style:writing-mode="lr-tb"/>
      <style:paragraph-properties fo:margin-left="0cm" fo:margin-right="0cm" fo:margin-top="0.398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graphic-properties style:writing-mode="lr-tb"/>
      <style:paragraph-properties fo:margin-left="0cm" fo:margin-right="0cm" fo:margin-top="0.199cm" fo:margin-bottom="0cm" fo:line-height="9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099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099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099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099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099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SC Regular" style:font-family-asian="'Noto Sans SC Regular'"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loext:fill-use-slide-background="fals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writing-mode="lr-tb"/>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Foliennummer&gt;</text:page-number></text:span></text:p>
        </draw:text-box>
      </draw:frame>
      <draw:page-thumbnail draw:layer="backgroundobjects" svg:width="9.294cm" svg:height="6.972cm" svg:x="1cm" svg:y="2.434cm"/>
      <draw:page-thumbnail draw:layer="backgroundobjects" svg:width="9.294cm" svg:height="6.972cm" svg:x="1cm" svg:y="10.482cm"/>
      <draw:page-thumbnail draw:layer="backgroundobjects" svg:width="9.294cm" svg:height="6.972cm" svg:x="1cm" svg:y="18.53cm"/>
      <draw:page-thumbnail draw:layer="backgroundobjects" svg:width="9.294cm" svg:height="6.972cm" svg:x="11.295cm" svg:y="2.434cm"/>
      <draw:page-thumbnail draw:layer="backgroundobjects" svg:width="9.294cm" svg:height="6.972cm" svg:x="11.295cm" svg:y="10.482cm"/>
      <draw:page-thumbnail draw:layer="backgroundobjects" svg:width="9.294cm" svg:height="6.972cm" svg:x="11.295cm" svg:y="18.53cm"/>
    </style:handout-master>
    <style:master-page style:name="Title_20_Slide" style:display-name="Title Slid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25.398cm" svg:height="6.631cm" svg:x="4.232cm" svg:y="3.117cm" presentation:class="title" presentation:user-transformed="true">
        <draw:text-box>
          <text:p text:style-name="MP5"><text:span text:style-name="MT2">Click to </text:span><text:span text:style-name="MT2">edit </text:span><text:span text:style-name="MT2">Master </text:span><text:span text:style-name="MT2">title </text:span><text:span text:style-name="MT2">style</text:span></text:p>
        </draw:text-box>
      </draw:frame>
      <draw:frame draw:name="Date Placeholder 3" presentation:style-name="Mpr2" draw:text-style-name="MP8" draw:layer="backgroundobjects" svg:width="7.619cm" svg:height="1.013cm" svg:x="2.327cm" svg:y="17.656cm" presentation:class="date-time" presentation:user-transformed="true">
        <draw:text-box>
          <text:p text:style-name="MP7"><text:span text:style-name="MT3"><presentation:date-time/></text:span></text:p>
        </draw:text-box>
      </draw:frame>
      <draw:frame draw:name="Footer Placeholder 4" presentation:style-name="Mpr2" draw:text-style-name="MP8" draw:layer="backgroundobjects" svg:width="11.429cm" svg:height="1.013cm" svg:x="11.217cm" svg:y="17.656cm" presentation:class="footer" presentation:user-transformed="true">
        <draw:text-box>
          <text:p text:style-name="MP9"><text:span text:style-name="MT1"><presentation:footer/></text:span></text:p>
        </draw:text-box>
      </draw:frame>
      <draw:frame draw:name="Slide Number Placeholder 5" presentation:style-name="Mpr2" draw:text-style-name="MP8" draw:layer="backgroundobjects" svg:width="7.619cm" svg:height="1.013cm" svg:x="23.917cm" svg:y="17.656cm" presentation:class="page-number" presentation:user-transformed="true">
        <draw:text-box>
          <text:p text:style-name="MP10"><text:span text:style-name="MT3"><text:page-number>&lt;Foliennummer&gt;</text:page-number></text:span></text:p>
        </draw:text-box>
      </draw:frame>
      <draw:frame presentation:style-name="Title_20_Slide-outline1" draw:layer="backgroundobjects" svg:width="30.479cm" svg:height="11.048cm" svg:x="1.692cm" svg:y="4.456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8.658cm" svg:height="12.572cm" svg:x="1.478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Engel, Dirk</meta:initial-creator>
    <meta:editing-cycles>375</meta:editing-cycles>
    <meta:creation-date>2023-09-14T06:37:55</meta:creation-date>
    <dc:date>2023-11-14T17:43:42.678422514</dc:date>
    <meta:editing-duration>P24DT23H31M34S</meta:editing-duration>
    <meta:generator>LibreOffice/7.5.4.1$Linux_X86_64 LibreOffice_project/50$Build-1</meta:generator>
    <meta:document-statistic meta:object-count="948"/>
    <meta:user-defined meta:name="AppVersion">16.0000</meta:user-defined>
    <meta:user-defined meta:name="PresentationFormat">Widescreen</meta:user-defined>
    <meta:user-defined meta:name="Slides" meta:value-type="float">1</meta:user-defined>
  </office:meta>
</office:document-meta>
</file>